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SUN7_7_702" svg:font-family="SUN7_7_70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1.5618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0736in"/>
    </style:style>
    <style:style style:name="co6" style:family="table-column">
      <style:table-column-properties fo:break-before="auto" style:column-width="0.65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_7_702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underline-style="non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44"/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43"/>
    <style:style style:name="ce35" style:family="table-cell" style:parent-style-name="Default">
      <style:text-properties style:font-name="SUN7_7_702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2pt" style:font-name-complex="Calibri" style:font-size-asian="12pt" style:font-size-complex="12pt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8" table:default-cell-style-name="Default"/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table:style-name="Default" office:value-type="string" calcext:value-type="string">
            <text:p>homme</text:p>
          </table:table-cell>
          <table:table-cell office:value-type="string" calcext:value-type="string">
            <text:p>e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table:style-name="Default" office:value-type="string" calcext:value-type="string">
            <text:p>garçon</text:p>
          </table:table-cell>
          <table:table-cell office:value-type="string" calcext:value-type="string">
            <text:p>e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table:style-name="Default" office:value-type="string" calcext:value-type="string">
            <text:p>garçons</text:p>
          </table:table-cell>
          <table:table-cell office:value-type="string" calcext:value-type="string">
            <text:p>e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table:style-name="Default" office:value-type="string" calcext:value-type="string">
            <text:p>père</text:p>
          </table:table-cell>
          <table:table-cell office:value-type="string" calcext:value-type="string">
            <text:p>e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table:style-name="Default" office:value-type="string" calcext:value-type="string">
            <text:p>le_fils</text:p>
          </table:table-cell>
          <table:table-cell office:value-type="string" calcext:value-type="string">
            <text:p>e0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table:style-name="Default" office:value-type="string" calcext:value-type="string">
            <text:p>les_fils</text:p>
          </table:table-cell>
          <table:table-cell office:value-type="string" calcext:value-type="string">
            <text:p>e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table:style-name="Default" office:value-type="string" calcext:value-type="string">
            <text:p>frère</text:p>
          </table:table-cell>
          <table:table-cell office:value-type="string" calcext:value-type="string">
            <text:p>e0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table:style-name="Default" office:value-type="string" calcext:value-type="string">
            <text:p>frères</text:p>
          </table:table-cell>
          <table:table-cell office:value-type="string" calcext:value-type="string">
            <text:p>e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table:style-name="Default" office:value-type="string" calcext:value-type="string">
            <text:p>femme</text:p>
          </table:table-cell>
          <table:table-cell office:value-type="string" calcext:value-type="string">
            <text:p>e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table:style-name="Default" office:value-type="string" calcext:value-type="string">
            <text:p>fille</text:p>
          </table:table-cell>
          <table:table-cell office:value-type="string" calcext:value-type="string">
            <text:p>e0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table:style-name="Default" office:value-type="string" calcext:value-type="string">
            <text:p>filles</text:p>
          </table:table-cell>
          <table:table-cell office:value-type="string" calcext:value-type="string">
            <text:p>e0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table:style-name="Default" office:value-type="string" calcext:value-type="string">
            <text:p>mère</text:p>
          </table:table-cell>
          <table:table-cell office:value-type="string" calcext:value-type="string">
            <text:p>e0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table:style-name="Default" office:value-type="string" calcext:value-type="string">
            <text:p>fille_de</text:p>
          </table:table-cell>
          <table:table-cell office:value-type="string" calcext:value-type="string">
            <text:p>e0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table:style-name="Default" office:value-type="string" calcext:value-type="string">
            <text:p>filles_de</text:p>
          </table:table-cell>
          <table:table-cell office:value-type="string" calcext:value-type="string">
            <text:p>e00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table:style-name="Default" office:value-type="string" calcext:value-type="string">
            <text:p>soeur</text:p>
          </table:table-cell>
          <table:table-cell office:value-type="string" calcext:value-type="string">
            <text:p>e0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table:style-name="Default" office:value-type="string" calcext:value-type="string">
            <text:p>soeurs</text:p>
          </table:table-cell>
          <table:table-cell office:value-type="string" calcext:value-type="string">
            <text:p>e00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table:style-name="Default" office:value-type="string" calcext:value-type="string">
            <text:p>mariage</text:p>
          </table:table-cell>
          <table:table-cell office:value-type="string" calcext:value-type="string">
            <text:p>e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table:style-name="Default" office:value-type="string" calcext:value-type="string">
            <text:p>mariage</text:p>
          </table:table-cell>
          <table:table-cell office:value-type="string" calcext:value-type="string">
            <text:p>e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table:style-name="Default" office:value-type="string" calcext:value-type="string">
            <text:p>mari</text:p>
          </table:table-cell>
          <table:table-cell office:value-type="string" calcext:value-type="string">
            <text:p>e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table:style-name="Default" office:value-type="string" calcext:value-type="string">
            <text:p>époux</text:p>
          </table:table-cell>
          <table:table-cell office:value-type="string" calcext:value-type="string">
            <text:p>e0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table:style-name="Default" office:value-type="string" calcext:value-type="string">
            <text:p>épouse</text:p>
          </table:table-cell>
          <table:table-cell office:value-type="string" calcext:value-type="string">
            <text:p>e0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table:style-name="Default" office:value-type="string" calcext:value-type="string">
            <text:p>épouse</text:p>
          </table:table-cell>
          <table:table-cell office:value-type="string" calcext:value-type="string">
            <text:p>e0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table:style-name="Default" office:value-type="string" calcext:value-type="string">
            <text:p>veuve</text:p>
          </table:table-cell>
          <table:table-cell office:value-type="string" calcext:value-type="string">
            <text:p>e0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table:style-name="Default" office:value-type="string" calcext:value-type="string">
            <text:p>héritance</text:p>
          </table:table-cell>
          <table:table-cell office:value-type="string" calcext:value-type="string">
            <text:p>e0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table:style-name="Default" office:value-type="string" calcext:value-type="string">
            <text:p>héritier</text:p>
          </table:table-cell>
          <table:table-cell office:value-type="string" calcext:value-type="string">
            <text:p>e0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génération</text:p>
          </table:table-cell>
          <table:table-cell office:value-type="string" calcext:value-type="string">
            <text:p>e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</text:p>
          </table:table-cell>
          <table:table-cell table:number-columns-repeated="2"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table:style-name="Default" office:value-type="string" calcext:value-type="string">
            <text:p>aimer</text:p>
          </table:table-cell>
          <table:table-cell office:value-type="string" calcext:value-type="string">
            <text:p>e01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hostilité</text:p>
          </table:table-cell>
          <table:table-cell office:value-type="string" calcext:value-type="string">
            <text:p>e0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table:style-name="Default" office:value-type="string" calcext:value-type="string">
            <text:p>haïr</text:p>
          </table:table-cell>
          <table:table-cell office:value-type="string" calcext:value-type="string">
            <text:p>e0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table:style-name="Default" office:value-type="string" calcext:value-type="string">
            <text:p>aimable_gentil</text:p>
          </table:table-cell>
          <table:table-cell office:value-type="string" calcext:value-type="string">
            <text:p>e01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gentillesse</text:p>
          </table:table-cell>
          <table:table-cell office:value-type="string" calcext:value-type="string">
            <text:p>e01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table:style-name="Default" office:value-type="string" calcext:value-type="string">
            <text:p>miséricorde</text:p>
          </table:table-cell>
          <table:table-cell office:value-type="string" calcext:value-type="string">
            <text:p>e01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table:style-name="Default" office:value-type="string" calcext:value-type="string">
            <text:p>affamé</text:p>
          </table:table-cell>
          <table:table-cell office:value-type="string" calcext:value-type="string">
            <text:p>e01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table:style-name="Default" office:value-type="string" calcext:value-type="string">
            <text:p>grâce</text:p>
          </table:table-cell>
          <table:table-cell office:value-type="string" calcext:value-type="string">
            <text:p>e01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table:style-name="Default" office:value-type="string" calcext:value-type="string">
            <text:p>désirer</text:p>
          </table:table-cell>
          <table:table-cell office:value-type="string" calcext:value-type="string">
            <text:p>e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e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vouloir</text:p>
          </table:table-cell>
          <table:table-cell office:value-type="string" calcext:value-type="string">
            <text:p>e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onté</text:p>
          </table:table-cell>
          <table:table-cell office:value-type="string" calcext:value-type="string">
            <text:p>e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table:style-name="Default" office:value-type="string" calcext:value-type="string">
            <text:p>choisir</text:p>
          </table:table-cell>
          <table:table-cell office:value-type="string" calcext:value-type="string">
            <text:p>e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convoiter</text:p>
          </table:table-cell>
          <table:table-cell office:value-type="string" calcext:value-type="string">
            <text:p>e0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table:style-name="Default" office:value-type="string" calcext:value-type="string">
            <text:p>envie</text:p>
          </table:table-cell>
          <table:table-cell office:value-type="string" calcext:value-type="string">
            <text:p>e0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table:style-name="Default" office:value-type="string" calcext:value-type="string">
            <text:p>faire_confiance</text:p>
          </table:table-cell>
          <table:table-cell office:value-type="string" calcext:value-type="string">
            <text:p>e0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table:style-name="Default" office:value-type="string" calcext:value-type="string">
            <text:p>ami</text:p>
          </table:table-cell>
          <table:table-cell office:value-type="string" calcext:value-type="string">
            <text:p>e0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table:style-name="Default" office:value-type="string" calcext:value-type="string">
            <text:p>enemi</text:p>
          </table:table-cell>
          <table:table-cell office:value-type="string" calcext:value-type="string">
            <text:p>e0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table:style-name="Default" office:value-type="string" calcext:value-type="string">
            <text:p>réconcilier</text:p>
          </table:table-cell>
          <table:table-cell office:value-type="string" calcext:value-type="string">
            <text:p>e0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table:style-name="Default" office:value-type="string" calcext:value-type="string">
            <text:p>adultère</text:p>
          </table:table-cell>
          <table:table-cell office:value-type="string" calcext:value-type="string">
            <text:p>e0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table:style-name="Default" office:value-type="string" calcext:value-type="string">
            <text:p>roi</text:p>
          </table:table-cell>
          <table:table-cell office:value-type="string" calcext:value-type="string">
            <text:p>e0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seigneur</text:p>
          </table:table-cell>
          <table:table-cell office:value-type="string" calcext:value-type="string">
            <text:p>e0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aître</text:p>
          </table:table-cell>
          <table:table-cell office:value-type="string" calcext:value-type="string">
            <text:p>e0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 <text:s/>9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table:style-name="Default" office:value-type="string" calcext:value-type="string">
            <text:p>argent</text:p>
          </table:table-cell>
          <table:table-cell office:value-type="string" calcext:value-type="string">
            <text:p>e0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richesse</text:p>
          </table:table-cell>
          <table:table-cell office:value-type="string" calcext:value-type="string">
            <text:p>e0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riches </text:p>
          </table:table-cell>
          <table:table-cell office:value-type="string" calcext:value-type="string">
            <text:p>e0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table:style-name="Default" office:value-type="string" calcext:value-type="string">
            <text:p>colère_de_Dieu</text:p>
          </table:table-cell>
          <table:table-cell office:value-type="string" calcext:value-type="string">
            <text:p>e0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table:style-name="Default" office:value-type="string" calcext:value-type="string">
            <text:p>impôt</text:p>
          </table:table-cell>
          <table:table-cell office:value-type="string" calcext:value-type="string">
            <text:p>e0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table:style-name="Default" office:value-type="string" calcext:value-type="string">
            <text:p>racheter</text:p>
          </table:table-cell>
          <table:table-cell office:value-type="string" calcext:value-type="string">
            <text:p>e0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délivrance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Luke 2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table:style-name="ce18" office:value-type="string" calcext:value-type="string">
            <text:p>récompense</text:p>
          </table:table-cell>
          <table:table-cell office:value-type="string" calcext:value-type="string">
            <text:p>e0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table:style-name="Default" office:value-type="string" calcext:value-type="string">
            <text:p>place_marché</text:p>
          </table:table-cell>
          <table:table-cell office:value-type="string" calcext:value-type="string">
            <text:p>e02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table:style-name="Default" office:value-type="string" calcext:value-type="string">
            <text:p>royaume</text:p>
          </table:table-cell>
          <table:table-cell office:value-type="string" calcext:value-type="string">
            <text:p>e0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table:style-name="Default" office:value-type="string" calcext:value-type="string">
            <text:p>huile</text:p>
          </table:table-cell>
          <table:table-cell office:value-type="string" calcext:value-type="string">
            <text:p>e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table:style-name="Default" office:value-type="string" calcext:value-type="string">
            <text:p>honneur</text:p>
          </table:table-cell>
          <table:table-cell office:value-type="string" calcext:value-type="string">
            <text:p>e0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table:style-name="Default"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table:style-name="Default" office:value-type="string" calcext:value-type="string">
            <text:p>oint</text:p>
          </table:table-cell>
          <table:table-cell office:value-type="string" calcext:value-type="string">
            <text:p>e0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table:style-name="Default" office:value-type="string" calcext:value-type="string">
            <text:p>autorité</text:p>
          </table:table-cell>
          <table:table-cell office:value-type="string" calcext:value-type="string">
            <text:p>e0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er</text:p>
          </table:table-cell>
          <table:table-cell office:value-type="string" calcext:value-type="string">
            <text:p>e0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Default" office:value-type="string" calcext:value-type="string">
            <text:p>Dieu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en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Default" office:value-type="string" calcext:value-type="string">
            <text:p>Jé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table:style-name="Default" office:value-type="string" calcext:value-type="string">
            <text:p>croix</text:p>
          </table:table-cell>
          <table:table-cell office:value-type="string" calcext:value-type="string">
            <text:p>e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table:style-name="Default" office:value-type="string" calcext:value-type="string">
            <text:p>moutarde</text:p>
          </table:table-cell>
          <table:table-cell office:value-type="string" calcext:value-type="string">
            <text:p>e0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table:style-name="Default" office:value-type="string" calcext:value-type="string">
            <text:p>offrande</text:p>
          </table:table-cell>
          <table:table-cell office:value-type="string" calcext:value-type="string">
            <text:p>e0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prêtre</text:p>
          </table:table-cell>
          <table:table-cell office:value-type="string" calcext:value-type="string">
            <text:p>e0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table:style-name="Default" office:value-type="string" calcext:value-type="string">
            <text:p>crucifier</text:p>
          </table:table-cell>
          <table:table-cell office:value-type="string" calcext:value-type="string">
            <text:p>e03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table:style-name="Default"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persécuter</text:p>
          </table:table-cell>
          <table:table-cell office:value-type="string" calcext:value-type="string">
            <text:p>e0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table:style-name="Default" office:value-type="string" calcext:value-type="string">
            <text:p>persécution</text:p>
          </table:table-cell>
          <table:table-cell office:value-type="string" calcext:value-type="string">
            <text:p>e0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</text:p>
          </table:table-cell>
          <table:table-cell table:number-columns-repeated="2"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</text:p>
          </table:table-cell>
          <table:table-cell table:number-columns-repeated="2"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table:style-name="Default" office:value-type="string" calcext:value-type="string">
            <text:p>bouche</text:p>
          </table:table-cell>
          <table:table-cell office:value-type="string" calcext:value-type="string">
            <text:p>e0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e0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e0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faire_signe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Luke 5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table:style-name="Default" office:value-type="string" calcext:value-type="string">
            <text:p>appeler</text:p>
          </table:table-cell>
          <table:table-cell office:value-type="string" calcext:value-type="string">
            <text:p>e0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table:style-name="Default" office:value-type="string" calcext:value-type="string">
            <text:p>nommé</text:p>
          </table:table-cell>
          <table:table-cell office:value-type="string" calcext:value-type="string">
            <text:p>e0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table:style-name="Default" office:value-type="string" calcext:value-type="string">
            <text:p>voix</text:p>
          </table:table-cell>
          <table:table-cell office:value-type="string" calcext:value-type="string">
            <text:p>e0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table:style-name="Default" office:value-type="string" calcext:value-type="string">
            <text:p>sans levain</text:p>
          </table:table-cell>
          <table:table-cell office:value-type="string" calcext:value-type="string">
            <text:p>e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table:style-name="Default" office:value-type="string" calcext:value-type="string">
            <text:p>tonnerre</text:p>
          </table:table-cell>
          <table:table-cell office:value-type="string" calcext:value-type="string">
            <text:p>e0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table:style-name="Default" office:value-type="string" calcext:value-type="string">
            <text:p>langue</text:p>
          </table:table-cell>
          <table:table-cell office:value-type="string" calcext:value-type="string">
            <text:p>e0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table:style-name="Default" office:value-type="string" calcext:value-type="string">
            <text:p>sel</text:p>
          </table:table-cell>
          <table:table-cell office:value-type="string" calcext:value-type="string">
            <text:p>e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table:style-name="Default" office:value-type="string" calcext:value-type="string">
            <text:p>soupir</text:p>
          </table:table-cell>
          <table:table-cell office:value-type="string" calcext:value-type="string">
            <text:p>e0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table:style-name="Default" office:value-type="string" calcext:value-type="string">
            <text:p>cracher</text:p>
          </table:table-cell>
          <table:table-cell office:value-type="string" calcext:value-type="string">
            <text:p>e0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er</text:p>
          </table:table-cell>
          <table:table-cell office:value-type="string" calcext:value-type="string">
            <text:p>e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table:style-name="Default" office:value-type="string" calcext:value-type="string">
            <text:p>répéter</text:p>
          </table:table-cell>
          <table:table-cell office:value-type="string" calcext:value-type="string">
            <text:p>e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table:style-name="Default" office:value-type="string" calcext:value-type="string">
            <text:p>permettre</text:p>
          </table:table-cell>
          <table:table-cell office:value-type="string" calcext:value-type="string">
            <text:p>e0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table:style-name="Default" office:value-type="string" calcext:value-type="string">
            <text:p><text:span text:style-name="T1">permission</text:span></text:p>
          </table:table-cell>
          <table:table-cell office:value-type="string" calcext:value-type="string">
            <text:p>e0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permettre</text:p>
          </table:table-cell>
          <table:table-cell office:value-type="string" calcext:value-type="string">
            <text:p>e0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e0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xhalt</text:p>
          </table:table-cell>
          <table:table-cell office:value-type="string" calcext:value-type="string">
            <text:p>e0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louange</text:p>
          </table:table-cell>
          <table:table-cell office:value-type="string" calcext:value-type="string">
            <text:p>e0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e0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table:style-name="Default" office:value-type="string" calcext:value-type="string">
            <text:p>enseigner</text:p>
          </table:table-cell>
          <table:table-cell office:value-type="string" calcext:value-type="string">
            <text:p>e04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nseigner</text:p>
          </table:table-cell>
          <table:table-cell office:value-type="string" calcext:value-type="string">
            <text:p>e04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êcher</text:p>
          </table:table-cell>
          <table:table-cell office:value-type="string" calcext:value-type="string">
            <text:p>e0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prêcher</text:p>
          </table:table-cell>
          <table:table-cell office:value-type="string" calcext:value-type="string">
            <text:p>e0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obéissance</text:p>
          </table:table-cell>
          <table:table-cell office:value-type="string" calcext:value-type="string">
            <text:p>e04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table:style-name="Default" office:value-type="string" calcext:value-type="string">
            <text:p>obéir</text:p>
          </table:table-cell>
          <table:table-cell office:value-type="string" calcext:value-type="string">
            <text:p>e04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e04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table:style-name="Default" office:value-type="string" calcext:value-type="string">
            <text:p>sourd</text:p>
          </table:table-cell>
          <table:table-cell office:value-type="string" calcext:value-type="string">
            <text:p>e0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table:style-name="Default" office:value-type="string" calcext:value-type="string">
            <text:p>salutation</text:p>
          </table:table-cell>
          <table:table-cell office:value-type="string" calcext:value-type="string">
            <text:p>e0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table:style-name="Default" office:value-type="string" calcext:value-type="string">
            <text:p>miel</text:p>
          </table:table-cell>
          <table:table-cell office:value-type="string" calcext:value-type="string">
            <text:p>e0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table:style-name="Default" office:value-type="string" calcext:value-type="string">
            <text:p>manger</text:p>
          </table:table-cell>
          <table:table-cell office:value-type="string" calcext:value-type="string">
            <text:p>e0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</text:p>
          </table:table-cell>
          <table:table-cell table:style-name="Default" office:value-type="string" calcext:value-type="string">
            <text:p>eat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e0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e0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table:style-name="Default" office:value-type="string" calcext:value-type="string">
            <text:p>festin</text:p>
          </table:table-cell>
          <table:table-cell office:value-type="string" calcext:value-type="string">
            <text:p>e0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table:style-name="Default" office:value-type="string" calcext:value-type="string">
            <text:p>accuser</text:p>
          </table:table-cell>
          <table:table-cell office:value-type="string" calcext:value-type="string">
            <text:p>e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critiquer</text:p>
          </table:table-cell>
          <table:table-cell office:value-type="string" calcext:value-type="string">
            <text:p>e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injuriés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1 Cor 4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table:style-name="Default" office:value-type="string" calcext:value-type="string">
            <text:p>effrayé </text:p>
          </table:table-cell>
          <table:table-cell office:value-type="string" calcext:value-type="string">
            <text:p>e0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  <table:table-cell office:value-type="string" calcext:value-type="string">
            <text:p>e0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inquiéter</text:p>
          </table:table-cell>
          <table:table-cell office:value-type="string" calcext:value-type="string">
            <text:p>e0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table:style-name="Default" office:value-type="string" calcext:value-type="string">
            <text:p>dispute</text:p>
          </table:table-cell>
          <table:table-cell office:value-type="string" calcext:value-type="string">
            <text:p>e0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table:style-name="Default" office:value-type="string" calcext:value-type="string">
            <text:p>ordonner</text:p>
          </table:table-cell>
          <table:table-cell office:value-type="string" calcext:value-type="string">
            <text:p>e0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insister</text:p>
          </table:table-cell>
          <table:table-cell office:value-type="string" calcext:value-type="string">
            <text:p>e0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table:style-name="Default" office:value-type="string" calcext:value-type="string">
            <text:p>expliquer</text:p>
          </table:table-cell>
          <table:table-cell office:value-type="string" calcext:value-type="string">
            <text:p>e0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table:style-name="ce17" office:value-type="string" calcext:value-type="string">
            <text:p>explication </text:p>
          </table:table-cell>
          <table:table-cell office:value-type="string" calcext:value-type="string">
            <text:p>e0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table:style-name="Default" office:value-type="string" calcext:value-type="string">
            <text:p>malédiction</text:p>
          </table:table-cell>
          <table:table-cell office:value-type="string" calcext:value-type="string">
            <text:p>e05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table:style-name="Default" office:value-type="string" calcext:value-type="string">
            <text:p>blasphéme</text:p>
          </table:table-cell>
          <table:table-cell office:value-type="string" calcext:value-type="string">
            <text:p>e0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table:style-name="Default" office:value-type="string" calcext:value-type="string">
            <text:p>blasphème</text:p>
          </table:table-cell>
          <table:table-cell office:value-type="string" calcext:value-type="string">
            <text:p>e0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<text:s/>insulter</text:p>
          </table:table-cell>
          <table:table-cell office:value-type="string" calcext:value-type="string">
            <text:p>e0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table:style-name="Default" office:value-type="string" calcext:value-type="string">
            <text:p>bénir</text:p>
          </table:table-cell>
          <table:table-cell office:value-type="string" calcext:value-type="string">
            <text:p>e05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bénédiction</text:p>
          </table:table-cell>
          <table:table-cell office:value-type="string" calcext:value-type="string">
            <text:p>e05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table:style-name="Default" office:value-type="string" calcext:value-type="string">
            <text:p>pain</text:p>
          </table:table-cell>
          <table:table-cell office:value-type="string" calcext:value-type="string">
            <text:p>e05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05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prier</text:p>
          </table:table-cell>
          <table:table-cell office:value-type="string" calcext:value-type="string">
            <text:p>e05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prier</text:p>
          </table:table-cell>
          <table:table-cell office:value-type="string" calcext:value-type="string">
            <text:p>e05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table:style-name="Default" office:value-type="string" calcext:value-type="string">
            <text:p>honte (avoir)</text:p>
          </table:table-cell>
          <table:table-cell office:value-type="string" calcext:value-type="string">
            <text:p>e0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épremand</text:p>
          </table:table-cell>
          <table:table-cell office:value-type="string" calcext:value-type="string">
            <text:p>e0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e0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e0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table:style-name="Default" office:value-type="string" calcext:value-type="string">
            <text:p>savoir</text:p>
          </table:table-cell>
          <table:table-cell office:value-type="string" calcext:value-type="string">
            <text:p>e0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table:style-name="Default" office:value-type="string" calcext:value-type="string">
            <text:p>connaissance</text:p>
          </table:table-cell>
          <table:table-cell office:value-type="string" calcext:value-type="string">
            <text:p>e0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table:style-name="Default" office:value-type="string" calcext:value-type="string">
            <text:p>comprendre</text:p>
          </table:table-cell>
          <table:table-cell office:value-type="string" calcext:value-type="string">
            <text:p>e0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compréhension</text:p>
          </table:table-cell>
          <table:table-cell office:value-type="string" calcext:value-type="string">
            <text:p>e0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table:style-name="Default" office:value-type="string" calcext:value-type="string">
            <text:p>sagesse</text:p>
          </table:table-cell>
          <table:table-cell office:value-type="string" calcext:value-type="string">
            <text:p>e0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e0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<text:s/>humilier</text:p>
          </table:table-cell>
          <table:table-cell office:value-type="string" calcext:value-type="string">
            <text:p>e0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table:style-name="Default" office:value-type="string" calcext:value-type="string">
            <text:p>honte</text:p>
          </table:table-cell>
          <table:table-cell office:value-type="string" calcext:value-type="string">
            <text:p>e0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table:style-name="Default" office:value-type="string" calcext:value-type="string">
            <text:p>parce_que</text:p>
          </table:table-cell>
          <table:table-cell office:value-type="string" calcext:value-type="string">
            <text:p>e0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ssei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Rom 8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e0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<text:s/>par_conséquent</text:p>
          </table:table-cell>
          <table:table-cell office:value-type="string" calcext:value-type="string">
            <text:p>e0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table:style-name="Default" office:value-type="string" calcext:value-type="string">
            <text:p>pourquoi</text:p>
          </table:table-cell>
          <table:table-cell office:value-type="string" calcext:value-type="string">
            <text:p>e0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e0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table:style-name="Default" office:value-type="string" calcext:value-type="string">
            <text:p>étranger</text:p>
          </table:table-cell>
          <table:table-cell office:value-type="string" calcext:value-type="string">
            <text:p>e0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table:style-name="Default" office:value-type="string" calcext:value-type="string">
            <text:p>percevoir</text:p>
          </table:table-cell>
          <table:table-cell office:value-type="string" calcext:value-type="string">
            <text:p>e06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faire_une_plan</text:p>
          </table:table-cell>
          <table:table-cell office:value-type="string" calcext:value-type="string">
            <text:p>e06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pensée</text:p>
          </table:table-cell>
          <table:table-cell office:value-type="string" calcext:value-type="string">
            <text:p>e0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e0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pense_opinion</text:p>
          </table:table-cell>
          <table:table-cell office:value-type="string" calcext:value-type="string">
            <text:p>e0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pense_étonnant</text:p>
          </table:table-cell>
          <table:table-cell office:value-type="string" calcext:value-type="string">
            <text:p>e0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ensée</text:p>
          </table:table-cell>
          <table:table-cell office:value-type="string" calcext:value-type="string">
            <text:p>e0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table:style-name="Default" office:value-type="string" calcext:value-type="string">
            <text:p>fou</text:p>
          </table:table-cell>
          <table:table-cell office:value-type="string" calcext:value-type="string">
            <text:p>e06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</text:p>
          </table:table-cell>
          <table:table-cell table:number-columns-repeated="2"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table:style-name="Default"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table:style-name="Default" office:value-type="string" calcext:value-type="string">
            <text:p>croire</text:p>
          </table:table-cell>
          <table:table-cell office:value-type="string" calcext:value-type="string">
            <text:p>e0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e0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table:style-name="Default"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nfiance</text:p>
          </table:table-cell>
          <table:table-cell office:value-type="string" calcext:value-type="string">
            <text:p>e0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table:style-name="Default" office:value-type="string" calcext:value-type="string">
            <text:p>main</text:p>
          </table:table-cell>
          <table:table-cell office:value-type="string" calcext:value-type="string">
            <text:p>e0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table:style-name="Default" office:value-type="string" calcext:value-type="string">
            <text:p>cadeau</text:p>
          </table:table-cell>
          <table:table-cell office:value-type="string" calcext:value-type="string">
            <text:p>e0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table:style-name="Default"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table:style-name="Default" office:value-type="string" calcext:value-type="string">
            <text:p>chercher</text:p>
          </table:table-cell>
          <table:table-cell office:value-type="string" calcext:value-type="string">
            <text:p>e0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table:style-name="Default" office:value-type="string" calcext:value-type="string">
            <text:p>envoyer</text:p>
          </table:table-cell>
          <table:table-cell office:value-type="string" calcext:value-type="string">
            <text:p>e0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éer</text:p>
          </table:table-cell>
          <table:table-cell office:value-type="string" calcext:value-type="string">
            <text:p>e0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table:style-name="Default" office:value-type="string" calcext:value-type="string">
            <text:p>faire</text:p>
          </table:table-cell>
          <table:table-cell office:value-type="string" calcext:value-type="string">
            <text:p>e0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table:style-name="Default" office:value-type="string" calcext:value-type="string">
            <text:p>coudre</text:p>
          </table:table-cell>
          <table:table-cell office:value-type="string" calcext:value-type="string">
            <text:p>e0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table:style-name="Default" office:value-type="string" calcext:value-type="string">
            <text:p>aiguille</text:p>
          </table:table-cell>
          <table:table-cell office:value-type="string" calcext:value-type="string">
            <text:p>e0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table:style-name="Default" office:value-type="string" calcext:value-type="string">
            <text:p>ombre</text:p>
          </table:table-cell>
          <table:table-cell office:value-type="string" calcext:value-type="string">
            <text:p>e0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table:style-name="Default" office:value-type="string" calcext:value-type="string">
            <text:p>partager</text:p>
          </table:table-cell>
          <table:table-cell office:value-type="string" calcext:value-type="string">
            <text:p>e07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Default" office:value-type="string" calcext:value-type="string">
            <text:p>voler</text:p>
          </table:table-cell>
          <table:table-cell office:value-type="string" calcext:value-type="string">
            <text:p>e07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table:style-name="Default" office:value-type="string" calcext:value-type="string">
            <text:p>charge _d’intendant</text:p>
          </table:table-cell>
          <table:table-cell office:value-type="string" calcext:value-type="string">
            <text:p>e07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table:style-name="Default" office:value-type="string" calcext:value-type="string">
            <text:p>semer</text:p>
          </table:table-cell>
          <table:table-cell office:value-type="string" calcext:value-type="string">
            <text:p>e0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e0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table:style-name="Default" office:value-type="string" calcext:value-type="string">
            <text:p>mettre</text:p>
          </table:table-cell>
          <table:table-cell office:value-type="string" calcext:value-type="string">
            <text:p>e07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Gen 3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e0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table:style-name="Default" office:value-type="string" calcext:value-type="string">
            <text:p>avoir_besoin</text:p>
          </table:table-cell>
          <table:table-cell office:value-type="string" calcext:value-type="string">
            <text:p>e0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table:style-name="Default" office:value-type="string" calcext:value-type="string">
            <text:p>aller_en_bas</text:p>
          </table:table-cell>
          <table:table-cell office:value-type="string" calcext:value-type="string">
            <text:p>e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table:style-name="Default" office:value-type="string" calcext:value-type="string">
            <text:p>abaisser_verb</text:p>
          </table:table-cell>
          <table:table-cell office:value-type="string" calcext:value-type="string">
            <text:p>e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table:style-name="Default" office:value-type="string" calcext:value-type="string">
            <text:p>soulever</text:p>
          </table:table-cell>
          <table:table-cell office:value-type="string" calcext:value-type="string">
            <text:p>e0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table:style-name="Default" office:value-type="string" calcext:value-type="string">
            <text:p>moisson</text:p>
          </table:table-cell>
          <table:table-cell office:value-type="string" calcext:value-type="string">
            <text:p>e0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table:style-name="Default" office:value-type="string" calcext:value-type="string">
            <text:p>avoir</text:p>
          </table:table-cell>
          <table:table-cell office:value-type="string" calcext:value-type="string">
            <text:p>e0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table:style-name="Default" office:value-type="string" calcext:value-type="string">
            <text:p>guérir</text:p>
          </table:table-cell>
          <table:table-cell office:value-type="string" calcext:value-type="string">
            <text:p>e0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table:style-name="Default" office:value-type="string" calcext:value-type="string">
            <text:p>cacher</text:p>
          </table:table-cell>
          <table:table-cell office:value-type="string" calcext:value-type="string">
            <text:p>e0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table:style-name="Default" office:value-type="string" calcext:value-type="string">
            <text:p>donner</text:p>
          </table:table-cell>
          <table:table-cell office:value-type="string" calcext:value-type="string">
            <text:p>e0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table:style-name="Default" office:value-type="string" calcext:value-type="string">
            <text:p>sang</text:p>
          </table:table-cell>
          <table:table-cell office:value-type="string" calcext:value-type="string">
            <text:p>e0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table:style-name="Default" office:value-type="string" calcext:value-type="string">
            <text:p>apporter</text:p>
          </table:table-cell>
          <table:table-cell office:value-type="string" calcext:value-type="string">
            <text:p>e0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e0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e0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table:style-name="Default" office:value-type="string" calcext:value-type="string">
            <text:p>perdu</text:p>
          </table:table-cell>
          <table:table-cell office:value-type="string" calcext:value-type="string">
            <text:p>e0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table:style-name="Default" office:value-type="string" calcext:value-type="string">
            <text:p>fort</text:p>
          </table:table-cell>
          <table:table-cell office:value-type="string" calcext:value-type="string">
            <text:p>e08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table:style-name="Default" office:value-type="string" calcext:value-type="string">
            <text:p>laver</text:p>
          </table:table-cell>
          <table:table-cell office:value-type="string" calcext:value-type="string">
            <text:p>e0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e0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table:style-name="Default" office:value-type="string" calcext:value-type="string">
            <text:p>travail</text:p>
          </table:table-cell>
          <table:table-cell office:value-type="string" calcext:value-type="string">
            <text:p>e0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table:style-name="Default" office:value-type="string" calcext:value-type="string">
            <text:p>utiliser</text:p>
          </table:table-cell>
          <table:table-cell office:value-type="string" calcext:value-type="string">
            <text:p>e08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utile</text:p>
          </table:table-cell>
          <table:table-cell office:value-type="string" calcext:value-type="string">
            <text:p>e08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table:style-name="Default" office:value-type="string" calcext:value-type="string">
            <text:p>servir</text:p>
          </table:table-cell>
          <table:table-cell office:value-type="string" calcext:value-type="string">
            <text:p>e08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désordre</text:p>
          </table:table-cell>
          <table:table-cell office:value-type="string" calcext:value-type="string">
            <text:p>e0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table:style-name="Default" office:value-type="string" calcext:value-type="string">
            <text:p>péché</text:p>
          </table:table-cell>
          <table:table-cell office:value-type="string" calcext:value-type="string">
            <text:p>e0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coupable</text:p>
          </table:table-cell>
          <table:table-cell office:value-type="string" calcext:value-type="string">
            <text:p>e0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table:style-name="Default" office:value-type="string" calcext:value-type="string">
            <text:p>injust 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 5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injustes</text:p>
          </table:table-cell>
          <table:table-cell office:value-type="string" calcext:value-type="string">
            <text:p>e0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table:style-name="Default" office:value-type="string" calcext:value-type="string">
            <text:p>juste</text:p>
          </table:table-cell>
          <table:table-cell office:value-type="string" calcext:value-type="string">
            <text:p>e0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 5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préparer</text:p>
          </table:table-cell>
          <table:table-cell office:value-type="string" calcext:value-type="string">
            <text:p>e0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table:style-name="Default" office:value-type="string" calcext:value-type="string">
            <text:p>facile</text:p>
          </table:table-cell>
          <table:table-cell office:value-type="string" calcext:value-type="string">
            <text:p>e0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table:style-name="ce12" office:value-type="string" calcext:value-type="string">
            <text:p>difficile</text:p>
          </table:table-cell>
          <table:table-cell office:value-type="string" calcext:value-type="string">
            <text:p>e0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prétendre</text:p>
          </table:table-cell>
          <table:table-cell office:value-type="string" calcext:value-type="string">
            <text:p>e0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table:style-name="Default"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table:style-name="Default" office:value-type="string" calcext:value-type="string">
            <text:p>bon</text:p>
          </table:table-cell>
          <table:table-cell office:value-type="string" calcext:value-type="string">
            <text:p>e0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parfumé</text:p>
          </table:table-cell>
          <table:table-cell office:value-type="string" calcext:value-type="string">
            <text:p>e0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table:style-name="Default" office:value-type="string" calcext:value-type="string">
            <text:p>parfum</text:p>
          </table:table-cell>
          <table:table-cell office:value-type="string" calcext:value-type="string">
            <text:p>e0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</text:p>
          </table:table-cell>
          <table:table-cell table:number-columns-repeated="2"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table:style-name="Default" office:value-type="string" calcext:value-type="string">
            <text:p>garder</text:p>
          </table:table-cell>
          <table:table-cell office:value-type="string" calcext:value-type="string">
            <text:p>e0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table:style-name="Default"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0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e0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qui vaut</text:p>
          </table:table-cell>
          <table:table-cell office:value-type="string" calcext:value-type="string">
            <text:p>e0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digne</text:p>
          </table:table-cell>
          <table:table-cell office:value-type="string" calcext:value-type="string">
            <text:p>e0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vrai</text:p>
          </table:table-cell>
          <table:table-cell office:value-type="string" calcext:value-type="string">
            <text:p>e09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vérité</text:p>
          </table:table-cell>
          <table:table-cell office:value-type="string" calcext:value-type="string">
            <text:p>e09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table:style-name="Default" office:value-type="string" calcext:value-type="string">
            <text:p>réparer</text:p>
          </table:table-cell>
          <table:table-cell office:value-type="string" calcext:value-type="string">
            <text:p>e09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table:style-name="Default" office:value-type="string" calcext:value-type="string">
            <text:p>mieux</text:p>
          </table:table-cell>
          <table:table-cell office:value-type="string" calcext:value-type="string">
            <text:p>e09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vivant</text:p>
          </table:table-cell>
          <table:table-cell office:value-type="string" calcext:value-type="string">
            <text:p>e0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e0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e0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 table:style-name="Default" office:value-type="string" calcext:value-type="string">
            <text:p>Succoth_ville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Josh 13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table:style-name="Default" office:value-type="string" calcext:value-type="string">
            <text:p>bâtiment</text:p>
          </table:table-cell>
          <table:table-cell office:value-type="string" calcext:value-type="string">
            <text:p>e0a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pays</text:p>
          </table:table-cell>
          <table:table-cell office:value-type="string" calcext:value-type="string">
            <text:p>e0a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</text:p>
          </table:table-cell>
          <table:table-cell table:number-columns-repeated="2"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table:style-name="Default" office:value-type="string" calcext:value-type="string">
            <text:p>gouverneur</text:p>
          </table:table-cell>
          <table:table-cell office:value-type="string" calcext:value-type="string">
            <text:p>e0a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2"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Acts 1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table:style-name="Default"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nceinte</text:p>
          </table:table-cell>
          <table:table-cell office:value-type="string" calcext:value-type="string">
            <text:p>e0a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table:style-name="Default" office:value-type="string" calcext:value-type="string">
            <text:p>bébé</text:p>
          </table:table-cell>
          <table:table-cell office:value-type="string" calcext:value-type="string">
            <text:p>e0a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table:style-name="Default" office:value-type="string" calcext:value-type="string">
            <text:p>ange</text:p>
          </table:table-cell>
          <table:table-cell office:value-type="string" calcext:value-type="string">
            <text:p>e0a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gardien</text:p>
          </table:table-cell>
          <table:table-cell office:value-type="string" calcext:value-type="string">
            <text:p>e0a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table:style-name="Default" office:value-type="string" calcext:value-type="string">
            <text:p>signe</text:p>
          </table:table-cell>
          <table:table-cell office:value-type="string" calcext:value-type="string">
            <text:p>e0a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table:style-name="Default" office:value-type="string" calcext:value-type="string">
            <text:p>Abimelek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Gen 2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table:style-name="Default" office:value-type="string" calcext:value-type="string">
            <text:p>Oholibama_homme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Gen 36: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table:style-name="Default" office:value-type="string" calcext:value-type="string">
            <text:p>Thimna_homme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Gen 3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Thébac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Gen 2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e0b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table:style-name="Default" office:value-type="string" calcext:value-type="string">
            <text:p>os</text:p>
          </table:table-cell>
          <table:table-cell office:value-type="string" calcext:value-type="string">
            <text:p>e0b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table:style-name="Default" office:value-type="string" calcext:value-type="string">
            <text:p>feuille</text:p>
          </table:table-cell>
          <table:table-cell office:value-type="string" calcext:value-type="string">
            <text:p>e0b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table:style-name="Default" office:value-type="string" calcext:value-type="string">
            <text:p>vendeur</text:p>
          </table:table-cell>
          <table:table-cell office:value-type="string" calcext:value-type="string">
            <text:p>e0b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table:style-name="Default"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table:style-name="Default"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nombre</text:p>
          </table:table-cell>
          <table:table-cell office:value-type="string" calcext:value-type="string">
            <text:p>e0b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table:style-name="Default" office:value-type="string" calcext:value-type="string">
            <text:p>recensement</text:p>
          </table:table-cell>
          <table:table-cell office:value-type="string" calcext:value-type="string">
            <text:p>e0b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table:style-name="Default"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table:style-name="Default" office:value-type="string" calcext:value-type="string">
            <text:p>Ana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Gen 36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 table:style-name="Default" office:value-type="string" calcext:value-type="string">
            <text:p>Ahisamak</text:p>
          </table:table-cell>
          <table:table-cell office:value-type="string" calcext:value-type="string">
            <text:p>e0bb</text:p>
          </table:table-cell>
          <table:table-cell office:value-type="string" calcext:value-type="string">
            <text:p>Exod 31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 table:style-name="Default" office:value-type="string" calcext:value-type="string">
            <text:p>idoles</text:p>
          </table:table-cell>
          <table:table-cell office:value-type="string" calcext:value-type="string">
            <text:p>e0bc</text:p>
          </table:table-cell>
          <table:table-cell office:value-type="string" calcext:value-type="string">
            <text:p>Exod 3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 table:style-name="Default" office:value-type="string" calcext:value-type="string">
            <text:p>Baal_Tsephon</text:p>
          </table:table-cell>
          <table:table-cell office:value-type="string" calcext:value-type="string">
            <text:p>e0bd</text:p>
          </table:table-cell>
          <table:table-cell office:value-type="string" calcext:value-type="string">
            <text:p>Exod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 table:style-name="Default" office:value-type="string" calcext:value-type="string">
            <text:p>sonnette</text:p>
          </table:table-cell>
          <table:table-cell office:value-type="string" calcext:value-type="string">
            <text:p>e0b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 table:style-name="Default" office:value-type="string" calcext:value-type="string">
            <text:p>Betsaleel</text:p>
          </table:table-cell>
          <table:table-cell office:value-type="string" calcext:value-type="string">
            <text:p>e0bf</text:p>
          </table:table-cell>
          <table:table-cell office:value-type="string" calcext:value-type="string">
            <text:p>Exod 3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table:style-name="Default"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Gen 4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table:style-name="Default" office:value-type="string" calcext:value-type="string">
            <text:p>garde</text:p>
          </table:table-cell>
          <table:table-cell office:value-type="string" calcext:value-type="string">
            <text:p>e0c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table:style-name="Default" office:value-type="string" calcext:value-type="string">
            <text:p>lumière</text:p>
          </table:table-cell>
          <table:table-cell office:value-type="string" calcext:value-type="string">
            <text:p>e0c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table:style-name="Default" office:value-type="string" calcext:value-type="string">
            <text:p>étoile</text:p>
          </table:table-cell>
          <table:table-cell office:value-type="string" calcext:value-type="string">
            <text:p>e0c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table:style-name="Default" office:value-type="string" calcext:value-type="string">
            <text:p>été</text:p>
          </table:table-cell>
          <table:table-cell office:value-type="string" calcext:value-type="string">
            <text:p>e0c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table:style-name="Default" office:value-type="string" calcext:value-type="string">
            <text:p>Jonas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Default" office:value-type="string" calcext:value-type="string">
            <text:p>Ninive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Gen 10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Default" office:value-type="string" calcext:value-type="string">
            <text:p>Yahvé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Exod 6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table:style-name="Default"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séjour_ des_ morts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2 Sam 22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 table:style-name="Default" office:value-type="string" calcext:value-type="string">
            <text:p>Élim</text:p>
          </table:table-cell>
          <table:table-cell office:value-type="string" calcext:value-type="string">
            <text:p>e0ca</text:p>
          </table:table-cell>
          <table:table-cell office:value-type="string" calcext:value-type="string">
            <text:p>Exod 15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 table:style-name="Default" office:value-type="string" calcext:value-type="string">
            <text:p>Guerschom</text:p>
          </table:table-cell>
          <table:table-cell office:value-type="string" calcext:value-type="string">
            <text:p>e0cb</text:p>
          </table:table-cell>
          <table:table-cell office:value-type="string" calcext:value-type="string">
            <text:p>Exod 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 table:style-name="Default" office:value-type="string" calcext:value-type="string">
            <text:p>Jéthro</text:p>
          </table:table-cell>
          <table:table-cell office:value-type="string" calcext:value-type="string">
            <text:p>e0cc</text:p>
          </table:table-cell>
          <table:table-cell office:value-type="string" calcext:value-type="string">
            <text:p>Exod 1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 table:style-name="Default" office:value-type="string" calcext:value-type="string">
            <text:p>Mara</text:p>
          </table:table-cell>
          <table:table-cell office:value-type="string" calcext:value-type="string">
            <text:p>e0cd</text:p>
          </table:table-cell>
          <table:table-cell office:value-type="string" calcext:value-type="string">
            <text:p>Exod 15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 table:style-name="Default" office:value-type="string" calcext:value-type="string">
            <text:p>Migdol</text:p>
          </table:table-cell>
          <table:table-cell office:value-type="string" calcext:value-type="string">
            <text:p>e0ce</text:p>
          </table:table-cell>
          <table:table-cell office:value-type="string" calcext:value-type="string">
            <text:p>Exod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 table:style-name="Default" office:value-type="string" calcext:value-type="string">
            <text:p>Oholiab</text:p>
          </table:table-cell>
          <table:table-cell office:value-type="string" calcext:value-type="string">
            <text:p>e0cf</text:p>
          </table:table-cell>
          <table:table-cell office:value-type="string" calcext:value-type="string">
            <text:p>Exod 31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table:style-name="Default" office:value-type="string" calcext:value-type="string">
            <text:p>Ts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Num 2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table:style-name="Default" office:value-type="string" calcext:value-type="string">
            <text:p>enfer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Deut 3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table:style-name="Default" office:value-type="string" calcext:value-type="string">
            <text:p>accomplir</text:p>
          </table:table-cell>
          <table:table-cell office:value-type="string" calcext:value-type="string">
            <text:p>e0d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table:style-name="Default" office:value-type="string" calcext:value-type="string">
            <text:p>cou</text:p>
          </table:table-cell>
          <table:table-cell office:value-type="string" calcext:value-type="string">
            <text:p>e0d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table:style-name="Default" office:value-type="string" calcext:value-type="string">
            <text:p>albâtre</text:p>
          </table:table-cell>
          <table:table-cell office:value-type="string" calcext:value-type="string">
            <text:p>e0d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table:style-name="Default" office:value-type="string" calcext:value-type="string">
            <text:p>jarre</text:p>
          </table:table-cell>
          <table:table-cell office:value-type="string" calcext:value-type="string">
            <text:p>e0d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e0d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table:style-name="Default" office:value-type="string" calcext:value-type="string">
            <text:p>enterrer</text:p>
          </table:table-cell>
          <table:table-cell office:value-type="string" calcext:value-type="string">
            <text:p>e0d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table:style-name="Default" office:value-type="string" calcext:value-type="string">
            <text:p>se_souvenir</text:p>
          </table:table-cell>
          <table:table-cell office:value-type="string" calcext:value-type="string">
            <text:p>e0d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0d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table:style-name="Default" office:value-type="string" calcext:value-type="string">
            <text:p>escalier</text:p>
          </table:table-cell>
          <table:table-cell office:value-type="string" calcext:value-type="string">
            <text:p>e0d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 table:style-name="Default" office:value-type="string" calcext:value-type="string">
            <text:p>Pi_Hahiroth</text:p>
          </table:table-cell>
          <table:table-cell office:value-type="string" calcext:value-type="string">
            <text:p>e0da</text:p>
          </table:table-cell>
          <table:table-cell office:value-type="string" calcext:value-type="string">
            <text:p>Exod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</text:p>
          </table:table-cell>
          <table:table-cell table:number-columns-repeated="2" office:value-type="string" calcext:value-type="string">
            <text:p>Pithom</text:p>
          </table:table-cell>
          <table:table-cell office:value-type="string" calcext:value-type="string">
            <text:p>e0db</text:p>
          </table:table-cell>
          <table:table-cell office:value-type="string" calcext:value-type="string">
            <text:p>Exod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Pua_femme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Exod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</text:p>
          </table:table-cell>
          <table:table-cell table:number-columns-repeated="2" office:value-type="string" calcext:value-type="string">
            <text:p>Rephidim</text:p>
          </table:table-cell>
          <table:table-cell office:value-type="string" calcext:value-type="string">
            <text:p>e0dd</text:p>
          </table:table-cell>
          <table:table-cell office:value-type="string" calcext:value-type="string">
            <text:p>Exod 1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 office:value-type="string" calcext:value-type="string">
            <text:p>Schiphra</text:p>
          </table:table-cell>
          <table:table-cell office:value-type="string" calcext:value-type="string">
            <text:p>e0de</text:p>
          </table:table-cell>
          <table:table-cell office:value-type="string" calcext:value-type="string">
            <text:p>Exod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Sc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table:style-name="Default" office:value-type="string" calcext:value-type="string">
            <text:p>briser</text:p>
          </table:table-cell>
          <table:table-cell office:value-type="string" calcext:value-type="string">
            <text:p>e0e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Psaume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1 Chr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table:style-name="Default" office:value-type="string" calcext:value-type="string">
            <text:p>chanter</text:p>
          </table:table-cell>
          <table:table-cell office:value-type="string" calcext:value-type="string">
            <text:p>e0e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hanson</text:p>
          </table:table-cell>
          <table:table-cell office:value-type="string" calcext:value-type="string">
            <text:p>e0e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table:style-name="Default" office:value-type="string" calcext:value-type="string">
            <text:p>chanté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 26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table:style-name="Default" office:value-type="string" calcext:value-type="string">
            <text:p>battre</text:p>
          </table:table-cell>
          <table:table-cell office:value-type="string" calcext:value-type="string">
            <text:p>e0e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frappé</text:p>
          </table:table-cell>
          <table:table-cell office:value-type="string" calcext:value-type="string">
            <text:p>e0e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table:style-name="Default" office:value-type="string" calcext:value-type="string">
            <text:p>nier</text:p>
          </table:table-cell>
          <table:table-cell office:value-type="string" calcext:value-type="string">
            <text:p>e0e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table:style-name="Default" office:value-type="string" calcext:value-type="string">
            <text:p>peser</text:p>
          </table:table-cell>
          <table:table-cell office:value-type="string" calcext:value-type="string">
            <text:p>e0e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e0e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table:style-name="Default" office:value-type="string" calcext:value-type="string">
            <text:p>lourd</text:p>
          </table:table-cell>
          <table:table-cell office:value-type="string" calcext:value-type="string">
            <text:p>e0e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table:style-name="Default" office:value-type="string" calcext:value-type="string">
            <text:p>baiser</text:p>
          </table:table-cell>
          <table:table-cell office:value-type="string" calcext:value-type="string">
            <text:p>e0e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table:style-name="Default" office:value-type="string" calcext:value-type="string">
            <text:p>voleur</text:p>
          </table:table-cell>
          <table:table-cell office:value-type="string" calcext:value-type="string">
            <text:p>e0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e0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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Ezek 3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</text:p>
          </table:table-cell>
          <table:table-cell table:number-columns-repeated="2" office:value-type="string" calcext:value-type="string">
            <text:p>Thummim</text:p>
          </table:table-cell>
          <table:table-cell office:value-type="string" calcext:value-type="string">
            <text:p>e0eb</text:p>
          </table:table-cell>
          <table:table-cell office:value-type="string" calcext:value-type="string">
            <text:p>Exod 28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table:style-name="Default" office:value-type="string" calcext:value-type="string">
            <text:p>Ac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Gen 36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Iob</text:p>
          </table:table-cell>
          <table:table-cell table:style-name="Default" office:value-type="string" calcext:value-type="string">
            <text:p>Job_fils_Issacar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Gen 4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table:style-name="Default" office:value-type="string" calcext:value-type="string">
            <text:p>Aser_région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Josh 1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table:style-name="Default" office:value-type="string" calcext:value-type="string">
            <text:p>jeune</text:p>
          </table:table-cell>
          <table:table-cell office:value-type="string" calcext:value-type="string">
            <text:p>e0f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table:style-name="Default" office:value-type="string" calcext:value-type="string">
            <text:p>froid</text:p>
          </table:table-cell>
          <table:table-cell office:value-type="string" calcext:value-type="string">
            <text:p>e0f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droit</text:p>
          </table:table-cell>
          <table:table-cell office:value-type="string" calcext:value-type="string">
            <text:p>e0f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table:style-name="Default" office:value-type="string" calcext:value-type="string">
            <text:p>gauche</text:p>
          </table:table-cell>
          <table:table-cell office:value-type="string" calcext:value-type="string">
            <text:p>e0f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mériter</text:p>
          </table:table-cell>
          <table:table-cell office:value-type="string" calcext:value-type="string">
            <text:p>e0f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table:style-name="Default" office:value-type="string" calcext:value-type="string">
            <text:p>gagner</text:p>
          </table:table-cell>
          <table:table-cell office:value-type="string" calcext:value-type="string">
            <text:p>e0f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table:style-name="Default" office:value-type="string" calcext:value-type="string">
            <text:p>cour</text:p>
          </table:table-cell>
          <table:table-cell office:value-type="string" calcext:value-type="string">
            <text:p>e0f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table:style-name="Default" office:value-type="string" calcext:value-type="string">
            <text:p>conseil</text:p>
          </table:table-cell>
          <table:table-cell office:value-type="string" calcext:value-type="string">
            <text:p>e0f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Default" office:value-type="string" calcext:value-type="string">
            <text:p>Simon_le_lépreux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rk 1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table:style-name="Default" office:value-type="string" calcext:value-type="string">
            <text:p>Juif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Esth 2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Judaïques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Titus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table:style-name="Default"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Gen 36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table:style-name="Default" office:value-type="string" calcext:value-type="string">
            <text:p>Abimaë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Gen 10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table:style-name="Default" office:value-type="string" calcext:value-type="string">
            <text:p>Aya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Gen 3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table:style-name="Default" office:value-type="string" calcext:value-type="string">
            <text:p>Adbeé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Gen 2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table:style-name="Default"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table:style-name="Default"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table:style-name="Default" office:value-type="string" calcext:value-type="string">
            <text:p>trouver</text:p>
          </table:table-cell>
          <table:table-cell office:value-type="string" calcext:value-type="string">
            <text:p>e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table:style-name="Default"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table:style-name="Default" office:value-type="string" calcext:value-type="string">
            <text:p>bête</text:p>
          </table:table-cell>
          <table:table-cell office:value-type="string" calcext:value-type="string">
            <text:p>e1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table:style-name="Default" office:value-type="string" calcext:value-type="string">
            <text:p>chien</text:p>
          </table:table-cell>
          <table:table-cell office:value-type="string" calcext:value-type="string">
            <text:p>e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table:style-name="Default" office:value-type="string" calcext:value-type="string">
            <text:p>chose</text:p>
          </table:table-cell>
          <table:table-cell office:value-type="string" calcext:value-type="string">
            <text:p>e1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table:style-name="Default" office:value-type="string" calcext:value-type="string">
            <text:p>avant</text:p>
          </table:table-cell>
          <table:table-cell office:value-type="string" calcext:value-type="string">
            <text:p>e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table:style-name="Default" office:value-type="string" calcext:value-type="string">
            <text:p>réuni</text:p>
          </table:table-cell>
          <table:table-cell office:value-type="string" calcext:value-type="string">
            <text:p>e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table:style-name="ce17" office:value-type="string" calcext:value-type="string">
            <text:p>choses_rassemblées </text:p>
          </table:table-cell>
          <table:table-cell office:value-type="string" calcext:value-type="string">
            <text:p>e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table:style-name="Default" office:value-type="string" calcext:value-type="string">
            <text:p><text:span text:style-name="T2">choses_</text:span>ensemble</text:p>
          </table:table-cell>
          <table:table-cell office:value-type="string" calcext:value-type="string">
            <text:p>e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table:style-name="Default" office:value-type="string" calcext:value-type="string">
            <text:p>quoi</text:p>
          </table:table-cell>
          <table:table-cell office:value-type="string" calcext:value-type="string">
            <text:p>e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table:style-name="Default" office:value-type="string" calcext:value-type="string">
            <text:p>sous</text:p>
          </table:table-cell>
          <table:table-cell office:value-type="string" calcext:value-type="string">
            <text:p>e1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e1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table:style-name="Default" office:value-type="string" calcext:value-type="string">
            <text:p>à travers</text:p>
          </table:table-cell>
          <table:table-cell office:value-type="string" calcext:value-type="string">
            <text:p>e1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er</text:p>
          </table:table-cell>
          <table:table-cell office:value-type="string" calcext:value-type="string">
            <text:p>e1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table:style-name="Default" office:value-type="string" calcext:value-type="string">
            <text:p>côté</text:p>
          </table:table-cell>
          <table:table-cell office:value-type="string" calcext:value-type="string">
            <text:p>e10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table:style-name="Default" office:value-type="string" calcext:value-type="string">
            <text:p>esclave</text:p>
          </table:table-cell>
          <table:table-cell office:value-type="string" calcext:value-type="string">
            <text:p>e1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table:style-name="Default" office:value-type="string" calcext:value-type="string">
            <text:p>âme</text:p>
          </table:table-cell>
          <table:table-cell office:value-type="string" calcext:value-type="string">
            <text:p>e10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table:style-name="Default" office:value-type="string" calcext:value-type="string">
            <text:p>au dessus</text:p>
          </table:table-cell>
          <table:table-cell office:value-type="string" calcext:value-type="string">
            <text:p>e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e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e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table:style-name="Default" office:value-type="string" calcext:value-type="string">
            <text:p>en_face</text:p>
          </table:table-cell>
          <table:table-cell office:value-type="string" calcext:value-type="string">
            <text:p>e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sur</text:p>
          </table:table-cell>
          <table:table-cell office:value-type="string" calcext:value-type="string">
            <text:p>e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au_dessus_de</text:p>
          </table:table-cell>
          <table:table-cell office:value-type="string" calcext:value-type="string">
            <text:p>e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table:style-name="Default" office:value-type="string" calcext:value-type="string">
            <text:p>toute_chose</text:p>
          </table:table-cell>
          <table:table-cell office:value-type="string" calcext:value-type="string">
            <text:p>e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table:style-name="Default" office:value-type="string" calcext:value-type="string">
            <text:p>attraper</text:p>
          </table:table-cell>
          <table:table-cell office:value-type="string" calcext:value-type="string">
            <text:p>e1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table:style-name="Default" office:value-type="string" calcext:value-type="string">
            <text:p>derrière</text:p>
          </table:table-cell>
          <table:table-cell office:value-type="string" calcext:value-type="string">
            <text:p>e1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table:style-name="Default" office:value-type="string" calcext:value-type="string">
            <text:p>près_de </text:p>
          </table:table-cell>
          <table:table-cell office:value-type="string" calcext:value-type="string">
            <text:p>e1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table:style-name="Default" office:value-type="string" calcext:value-type="string">
            <text:p>entre</text:p>
          </table:table-cell>
          <table:table-cell office:value-type="string" calcext:value-type="string">
            <text:p>e1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table:style-name="ce7" office:value-type="string" calcext:value-type="string">
            <text:p>fond</text:p>
          </table:table-cell>
          <table:table-cell office:value-type="string" calcext:value-type="string">
            <text:p>e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table:style-name="Default" office:value-type="string" calcext:value-type="string">
            <text:p>mais</text:p>
          </table:table-cell>
          <table:table-cell office:value-type="string" calcext:value-type="string">
            <text:p>e11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table:style-name="Default" office:value-type="string" calcext:value-type="string">
            <text:p>au sujet de</text:p>
          </table:table-cell>
          <table:table-cell office:value-type="string" calcext:value-type="string">
            <text:p>e1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et</text:p>
          </table:table-cell>
          <table:table-cell office:value-type="string" calcext:value-type="string">
            <text:p>e11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e11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table:style-name="Default" office:value-type="string" calcext:value-type="string">
            <text:p>loin_de</text:p>
          </table:table-cell>
          <table:table-cell office:value-type="string" calcext:value-type="string">
            <text:p>e11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table:style-name="Default"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table:style-name="Default" office:value-type="string" calcext:value-type="string">
            <text:p>grand</text:p>
          </table:table-cell>
          <table:table-cell office:value-type="string" calcext:value-type="string">
            <text:p>e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se_coucher</text:p>
          </table:table-cell>
          <table:table-cell office:value-type="string" calcext:value-type="string">
            <text:p>e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 11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table:style-name="Default" office:value-type="string" calcext:value-type="string">
            <text:p>dormir</text:p>
          </table:table-cell>
          <table:table-cell office:value-type="string" calcext:value-type="string">
            <text:p>e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table:style-name="Default" office:value-type="string" calcext:value-type="string">
            <text:p>lit</text:p>
          </table:table-cell>
          <table:table-cell office:value-type="string" calcext:value-type="string">
            <text:p>e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matelas</text:p>
          </table:table-cell>
          <table:table-cell office:value-type="string" calcext:value-type="string">
            <text:p>e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table:style-name="Default" office:value-type="string" calcext:value-type="string">
            <text:p>paix</text:p>
          </table:table-cell>
          <table:table-cell office:value-type="string" calcext:value-type="string">
            <text:p>e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table:style-name="Default" office:value-type="string" calcext:value-type="string">
            <text:p>compétence</text:p>
          </table:table-cell>
          <table:table-cell office:value-type="string" calcext:value-type="string">
            <text:p>e1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uvez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Gen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e1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ux</text:p>
          </table:table-cell>
          <table:table-cell office:value-type="string" calcext:value-type="string">
            <text:p>e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e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rassemblé_des_gens</text:p>
          </table:table-cell>
          <table:table-cell office:value-type="string" calcext:value-type="string">
            <text:p>e1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table:style-name="Default" office:value-type="string" calcext:value-type="string">
            <text:p><text:span text:style-name="T2">gens_</text:span>ensemble</text:p>
          </table:table-cell>
          <table:table-cell office:value-type="string" calcext:value-type="string">
            <text:p>e1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table:style-name="Default" office:value-type="string" calcext:value-type="string">
            <text:p>peuple </text:p>
          </table:table-cell>
          <table:table-cell office:value-type="string" calcext:value-type="string">
            <text:p>e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table:style-name="Default" office:value-type="string" calcext:value-type="string">
            <text:p>foule</text:p>
          </table:table-cell>
          <table:table-cell office:value-type="string" calcext:value-type="string">
            <text:p>e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miltitude</text:p>
          </table:table-cell>
          <table:table-cell office:value-type="string" calcext:value-type="string">
            <text:p>e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table:style-name="Default" office:value-type="string" calcext:value-type="string">
            <text:p>monde</text:p>
          </table:table-cell>
          <table:table-cell office:value-type="string" calcext:value-type="string">
            <text:p>e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table:style-name="Default" office:value-type="string" calcext:value-type="string">
            <text:p>Impôt_collecteur</text:p>
          </table:table-cell>
          <table:table-cell office:value-type="string" calcext:value-type="string">
            <text:p>e1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table:style-name="Default" office:value-type="string" calcext:value-type="string">
            <text:p>enseignant</text:p>
          </table:table-cell>
          <table:table-cell office:value-type="string" calcext:value-type="string">
            <text:p>e1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e1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</text:p>
          </table:table-cell>
          <table:table-cell table:number-columns-repeated="2"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Acts 2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table:style-name="Default" office:value-type="string" calcext:value-type="string">
            <text:p>écrivain</text:p>
          </table:table-cell>
          <table:table-cell office:value-type="string" calcext:value-type="string">
            <text:p>e1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diacre</text:p>
          </table:table-cell>
          <table:table-cell office:value-type="string" calcext:value-type="string">
            <text:p>e1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table:style-name="Default" office:value-type="string" calcext:value-type="string">
            <text:p>serviteur</text:p>
          </table:table-cell>
          <table:table-cell office:value-type="string" calcext:value-type="string">
            <text:p>e1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table:style-name="Default" office:value-type="string" calcext:value-type="string">
            <text:p>chaussure</text:p>
          </table:table-cell>
          <table:table-cell office:value-type="string" calcext:value-type="string">
            <text:p>e12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table:style-name="Default" office:value-type="string" calcext:value-type="string">
            <text:p>soldat</text:p>
          </table:table-cell>
          <table:table-cell office:value-type="string" calcext:value-type="string">
            <text:p>e1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table:style-name="Default" office:value-type="string" calcext:value-type="string">
            <text:p>divin</text:p>
          </table:table-cell>
          <table:table-cell office:value-type="string" calcext:value-type="string">
            <text:p>e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juste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 13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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table:style-name="Default" office:value-type="string" calcext:value-type="string">
            <text:p>paralyser</text:p>
          </table:table-cell>
          <table:table-cell office:value-type="string" calcext:value-type="string">
            <text:p>e1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table:style-name="Default" office:value-type="string" calcext:value-type="string">
            <text:p>épaule</text:p>
          </table:table-cell>
          <table:table-cell office:value-type="string" calcext:value-type="string">
            <text:p>e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fermier</text:p>
          </table:table-cell>
          <table:table-cell office:value-type="string" calcext:value-type="string">
            <text:p>e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table:style-name="Default" office:value-type="string" calcext:value-type="string">
            <text:p>semeur</text:p>
          </table:table-cell>
          <table:table-cell office:value-type="string" calcext:value-type="string">
            <text:p>e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rédicateur</text:p>
          </table:table-cell>
          <table:table-cell office:value-type="string" calcext:value-type="string">
            <text:p>e1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</text:p>
          </table:table-cell>
          <table:table-cell table:number-columns-repeated="2"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table:style-name="Default" office:value-type="string" calcext:value-type="string">
            <text:p>messager</text:p>
          </table:table-cell>
          <table:table-cell office:value-type="string" calcext:value-type="string">
            <text:p>e1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table:style-name="Default" office:value-type="string" calcext:value-type="string">
            <text:p>guider</text:p>
          </table:table-cell>
          <table:table-cell office:value-type="string" calcext:value-type="string">
            <text:p>e1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conducteur</text:p>
          </table:table-cell>
          <table:table-cell office:value-type="string" calcext:value-type="string">
            <text:p>e1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/>
          <table:table-cell office:value-type="string" calcext:value-type="string">
            <text:p>e1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table:style-name="Default" office:value-type="string" calcext:value-type="string">
            <text:p>s’agenouiller</text:p>
          </table:table-cell>
          <table:table-cell office:value-type="string" calcext:value-type="string">
            <text:p>e1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table:style-name="Default" office:value-type="string" calcext:value-type="string">
            <text:p>moissonneur</text:p>
          </table:table-cell>
          <table:table-cell office:value-type="string" calcext:value-type="string">
            <text:p>e1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table:style-name="Default" office:value-type="string" calcext:value-type="string">
            <text:p>aider</text:p>
          </table:table-cell>
          <table:table-cell office:value-type="string" calcext:value-type="string">
            <text:p>e1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table:style-name="Default" office:value-type="string" calcext:value-type="string">
            <text:p>embaucher</text:p>
          </table:table-cell>
          <table:table-cell office:value-type="string" calcext:value-type="string">
            <text:p>e1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table:style-name="Default" office:value-type="string" calcext:value-type="string">
            <text:p>saint</text:p>
          </table:table-cell>
          <table:table-cell office:value-type="string" calcext:value-type="string">
            <text:p>e13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table:style-name="Default" office:value-type="string" calcext:value-type="string">
            <text:p>pied</text:p>
          </table:table-cell>
          <table:table-cell office:value-type="string" calcext:value-type="string">
            <text:p>e13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table:style-name="Default" office:value-type="string" calcext:value-type="string">
            <text:p>suivre</text:p>
          </table:table-cell>
          <table:table-cell office:value-type="string" calcext:value-type="string">
            <text:p>e1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table:style-name="Default" office:value-type="string" calcext:value-type="string">
            <text:p>évangéliste</text:p>
          </table:table-cell>
          <table:table-cell office:value-type="string" calcext:value-type="string">
            <text:p>e1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table:style-name="Default" office:value-type="string" calcext:value-type="string">
            <text:p><text:s/>toutes_les_personnes</text:p>
          </table:table-cell>
          <table:table-cell office:value-type="string" calcext:value-type="string">
            <text:p>e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table:style-name="Default" office:value-type="string" calcext:value-type="string">
            <text:p>détruire</text:p>
          </table:table-cell>
          <table:table-cell office:value-type="string" calcext:value-type="string">
            <text:p>e1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table:style-name="Default"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uer</text:p>
          </table:table-cell>
          <table:table-cell office:value-type="string" calcext:value-type="string">
            <text:p>e1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table:style-name="Default"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table:style-name="Default" office:value-type="string" calcext:value-type="string">
            <text:p>corp</text:p>
          </table:table-cell>
          <table:table-cell office:value-type="string" calcext:value-type="string">
            <text:p>e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docteur</text:p>
          </table:table-cell>
          <table:table-cell office:value-type="string" calcext:value-type="string">
            <text:p>e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table:style-name="ce17" office:value-type="string" calcext:value-type="string">
            <text:p>guérisseur </text:p>
          </table:table-cell>
          <table:table-cell office:value-type="string" calcext:value-type="string">
            <text:p>e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prisonnier</text:p>
          </table:table-cell>
          <table:table-cell office:value-type="string" calcext:value-type="string">
            <text:p>e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table:style-name="Default" office:value-type="string" calcext:value-type="string">
            <text:p>écraser</text:p>
          </table:table-cell>
          <table:table-cell office:value-type="string" calcext:value-type="string">
            <text:p>e1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table:style-name="Default" office:value-type="string" calcext:value-type="string">
            <text:p>habiller</text:p>
          </table:table-cell>
          <table:table-cell office:value-type="string" calcext:value-type="string">
            <text:p>e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habiller</text:p>
          </table:table-cell>
          <table:table-cell office:value-type="string" calcext:value-type="string">
            <text:p>e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ée</text:p>
          </table:table-cell>
          <table:table-cell office:value-type="string" calcext:value-type="string">
            <text:p>e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table:style-name="Default" office:value-type="string" calcext:value-type="string">
            <text:p>cohorte</text:p>
          </table:table-cell>
          <table:table-cell office:value-type="string" calcext:value-type="string">
            <text:p>e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table:style-name="Default" office:value-type="string" calcext:value-type="string">
            <text:p>crier</text:p>
          </table:table-cell>
          <table:table-cell office:value-type="string" calcext:value-type="string">
            <text:p>e1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table:style-name="Default" office:value-type="string" calcext:value-type="string">
            <text:p>étonné</text:p>
          </table:table-cell>
          <table:table-cell office:value-type="string" calcext:value-type="string">
            <text:p>e1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Est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table:style-name="ce17" office:value-type="string" calcext:value-type="string">
            <text:p>génial </text:p>
          </table:table-cell>
          <table:table-cell office:value-type="string" calcext:value-type="string">
            <text:p>e1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table:style-name="Default" office:value-type="string" calcext:value-type="string">
            <text:p>braguer</text:p>
          </table:table-cell>
          <table:table-cell office:value-type="string" calcext:value-type="string">
            <text:p>e1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e1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orgueilleux</text:p>
          </table:table-cell>
          <table:table-cell office:value-type="string" calcext:value-type="string">
            <text:p>e1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table:style-name="Default" office:value-type="string" calcext:value-type="string">
            <text:p>bâton_berger</text:p>
          </table:table-cell>
          <table:table-cell office:value-type="string" calcext:value-type="string">
            <text:p>e14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table:style-name="Default" office:value-type="string" calcext:value-type="string">
            <text:p>océan</text:p>
          </table:table-cell>
          <table:table-cell office:value-type="string" calcext:value-type="string">
            <text:p>e1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e1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bras</text:p>
          </table:table-cell>
          <table:table-cell office:value-type="string" calcext:value-type="string">
            <text:p>e14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table:style-name="Default" office:value-type="string" calcext:value-type="string">
            <text:p>charpentier</text:p>
          </table:table-cell>
          <table:table-cell office:value-type="string" calcext:value-type="string">
            <text:p>e14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préposé</text:p>
          </table:table-cell>
          <table:table-cell office:value-type="string" calcext:value-type="string">
            <text:p>e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table:style-name="ce17" office:value-type="string" calcext:value-type="string">
            <text:p>assistant </text:p>
          </table:table-cell>
          <table:table-cell office:value-type="string" calcext:value-type="string">
            <text:p>e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table:style-name="Default" office:value-type="string" calcext:value-type="string">
            <text:p>pécheur</text:p>
          </table:table-cell>
          <table:table-cell office:value-type="string" calcext:value-type="string">
            <text:p>e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table:style-name="Default" office:value-type="string" calcext:value-type="string">
            <text:p>trompeur</text:p>
          </table:table-cell>
          <table:table-cell office:value-type="string" calcext:value-type="string">
            <text:p>e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</text:p>
          </table:table-cell>
          <table:table-cell table:number-columns-repeated="2"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e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table:style-name="Default" office:value-type="string" calcext:value-type="string">
            <text:p>terre</text:p>
          </table:table-cell>
          <table:table-cell office:value-type="string" calcext:value-type="string">
            <text:p>e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e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table:style-name="Default" office:value-type="string" calcext:value-type="string">
            <text:p>pousser</text:p>
          </table:table-cell>
          <table:table-cell office:value-type="string" calcext:value-type="string">
            <text:p>e1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table:style-name="ce17" office:value-type="string" calcext:value-type="string">
            <text:p>croissance </text:p>
          </table:table-cell>
          <table:table-cell office:value-type="string" calcext:value-type="string">
            <text:p>e1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mûrir</text:p>
          </table:table-cell>
          <table:table-cell office:value-type="string" calcext:value-type="string">
            <text:p>e1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table:style-name="Default" office:value-type="string" calcext:value-type="string">
            <text:p>partout</text:p>
          </table:table-cell>
          <table:table-cell office:value-type="string" calcext:value-type="string">
            <text:p>e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ésert</text:p>
          </table:table-cell>
          <table:table-cell office:value-type="string" calcext:value-type="string">
            <text:p>e1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table:style-name="Default" office:value-type="string" calcext:value-type="string">
            <text:p>région_sauvage</text:p>
          </table:table-cell>
          <table:table-cell office:value-type="string" calcext:value-type="string">
            <text:p>e1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table:style-name="Default" office:value-type="string" calcext:value-type="string">
            <text:p>compatriotes</text:p>
          </table:table-cell>
          <table:table-cell office:value-type="string" calcext:value-type="string">
            <text:p>e1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table:style-name="Default" office:value-type="string" calcext:value-type="string">
            <text:p>étranger</text:p>
          </table:table-cell>
          <table:table-cell office:value-type="string" calcext:value-type="string">
            <text:p>e1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 4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étranger</text:p>
          </table:table-cell>
          <table:table-cell office:value-type="string" calcext:value-type="string">
            <text:p>e1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table:style-name="Default" office:value-type="string" calcext:value-type="string">
            <text:p>tremblement_de_terre</text:p>
          </table:table-cell>
          <table:table-cell office:value-type="string" calcext:value-type="string">
            <text:p>e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où</text:p>
          </table:table-cell>
          <table:table-cell office:value-type="string" calcext:value-type="string">
            <text:p>e15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table:style-name="Default" office:value-type="string" calcext:value-type="string">
            <text:p>boue</text:p>
          </table:table-cell>
          <table:table-cell office:value-type="string" calcext:value-type="string">
            <text:p>e1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terraine</text:p>
          </table:table-cell>
          <table:table-cell office:value-type="string" calcext:value-type="string">
            <text:p>e1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e1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table:style-name="Default" office:value-type="string" calcext:value-type="string">
            <text:p>racine</text:p>
          </table:table-cell>
          <table:table-cell office:value-type="string" calcext:value-type="string">
            <text:p>e15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table:style-name="Default" office:value-type="string" calcext:value-type="string">
            <text:p>poussière</text:p>
          </table:table-cell>
          <table:table-cell office:value-type="string" calcext:value-type="string">
            <text:p>e15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année</text:p>
          </table:table-cell>
          <table:table-cell office:value-type="string" calcext:value-type="string">
            <text:p>e15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e1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soleil</text:p>
          </table:table-cell>
          <table:table-cell office:value-type="string" calcext:value-type="string">
            <text:p>e1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table:style-name="Default" office:value-type="string" calcext:value-type="string">
            <text:p>Sabbat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Exod 1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table:style-name="Default" office:value-type="string" calcext:value-type="string">
            <text:p>coucher de soleil</text:p>
          </table:table-cell>
          <table:table-cell office:value-type="string" calcext:value-type="string">
            <text:p>e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paîrtre</text:p>
          </table:table-cell>
          <table:table-cell office:value-type="string" calcext:value-type="string">
            <text:p>e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révéle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 11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table:style-name="Default" office:value-type="string" calcext:value-type="string">
            <text:p>montrer</text:p>
          </table:table-cell>
          <table:table-cell office:value-type="string" calcext:value-type="string">
            <text:p>e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table:style-name="Default" office:value-type="string" calcext:value-type="string">
            <text:p>matin</text:p>
          </table:table-cell>
          <table:table-cell office:value-type="string" calcext:value-type="string">
            <text:p>e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table:style-name="Default" office:value-type="string" calcext:value-type="string">
            <text:p>lampe</text:p>
          </table:table-cell>
          <table:table-cell office:value-type="string" calcext:value-type="string">
            <text:p>e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 22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e </text:p>
          </table:table-cell>
          <table:table-cell office:value-type="string" calcext:value-type="string">
            <text:p>e1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table:style-name="Default" office:value-type="string" calcext:value-type="string">
            <text:p>moi</text:p>
          </table:table-cell>
          <table:table-cell office:value-type="string" calcext:value-type="string">
            <text:p>e1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table:style-name="Default" office:value-type="string" calcext:value-type="string">
            <text:p>nous</text:p>
          </table:table-cell>
          <table:table-cell office:value-type="string" calcext:value-type="string">
            <text:p>e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e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table:style-name="Default"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table:style-name="Default"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Gen 36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e16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e16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table:style-name="Default" office:value-type="string" calcext:value-type="string">
            <text:p>hiver</text:p>
          </table:table-cell>
          <table:table-cell office:value-type="string" calcext:value-type="string">
            <text:p>e16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table:style-name="Default" office:value-type="string" calcext:value-type="string">
            <text:p>jusquà</text:p>
          </table:table-cell>
          <table:table-cell office:value-type="string" calcext:value-type="string">
            <text:p>e1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passé</text:p>
          </table:table-cell>
          <table:table-cell office:value-type="string" calcext:value-type="string">
            <text:p>e16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futur</text:p>
          </table:table-cell>
          <table:table-cell office:value-type="string" calcext:value-type="string">
            <text:p>e16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<text:s/>longue_patience</text:p>
          </table:table-cell>
          <table:table-cell office:value-type="string" calcext:value-type="string">
            <text:p>e1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</text:p>
          </table:table-cell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table:style-name="Default" office:value-type="string" calcext:value-type="string">
            <text:p>endurer</text:p>
          </table:table-cell>
          <table:table-cell office:value-type="string" calcext:value-type="string">
            <text:p>e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maison</text:p>
          </table:table-cell>
          <table:table-cell office:value-type="string" calcext:value-type="string">
            <text:p>e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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table:style-name="Default" office:value-type="string" calcext:value-type="string">
            <text:p>voisin</text:p>
          </table:table-cell>
          <table:table-cell office:value-type="string" calcext:value-type="string">
            <text:p>e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table:style-name="Default" office:value-type="string" calcext:value-type="string">
            <text:p>membre</text:p>
          </table:table-cell>
          <table:table-cell office:value-type="string" calcext:value-type="string">
            <text:p>e1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table:style-name="Default" office:value-type="string" calcext:value-type="string">
            <text:p>louer</text:p>
          </table:table-cell>
          <table:table-cell office:value-type="string" calcext:value-type="string">
            <text:p>e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table:style-name="Default" office:value-type="string" calcext:value-type="string">
            <text:p>famille</text:p>
          </table:table-cell>
          <table:table-cell office:value-type="string" calcext:value-type="string">
            <text:p>e1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e1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pter</text:p>
          </table:table-cell>
          <table:table-cell office:value-type="string" calcext:value-type="string">
            <text:p>e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table:style-name="Default"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table:style-name="ce5" office:value-type="string" calcext:value-type="string">
            <text:p>tombe</text:p>
          </table:table-cell>
          <table:table-cell office:value-type="string" calcext:value-type="string">
            <text:p>e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table:style-name="Default" office:value-type="string" calcext:value-type="string">
            <text:p>tombeau</text:p>
          </table:table-cell>
          <table:table-cell office:value-type="string" calcext:value-type="string">
            <text:p>e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table:style-name="Default" office:value-type="string" calcext:value-type="string">
            <text:p>fondation</text:p>
          </table:table-cell>
          <table:table-cell office:value-type="string" calcext:value-type="string">
            <text:p>e1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table:style-name="Default" office:value-type="string" calcext:value-type="string">
            <text:p>construire</text:p>
          </table:table-cell>
          <table:table-cell office:value-type="string" calcext:value-type="string">
            <text:p>e17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table:style-name="Default" office:value-type="string" calcext:value-type="string">
            <text:p>demeurer</text:p>
          </table:table-cell>
          <table:table-cell office:value-type="string" calcext:value-type="string">
            <text:p>e17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habiter</text:p>
          </table:table-cell>
          <table:table-cell office:value-type="string" calcext:value-type="string">
            <text:p>e17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n</text:p>
          </table:table-cell>
          <table:table-cell office:value-type="string" calcext:value-type="string">
            <text:p>e17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17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table:style-name="Default" office:value-type="string" calcext:value-type="string">
            <text:p>mauvais</text:p>
          </table:table-cell>
          <table:table-cell office:value-type="string" calcext:value-type="string">
            <text:p>e1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table:style-name="Default" office:value-type="string" calcext:value-type="string">
            <text:p>sauvage</text:p>
          </table:table-cell>
          <table:table-cell office:value-type="string" calcext:value-type="string">
            <text:p>e17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table:style-name="Default" office:value-type="string" calcext:value-type="string">
            <text:p>tromper</text:p>
          </table:table-cell>
          <table:table-cell office:value-type="string" calcext:value-type="string">
            <text:p>e1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tromperie</text:p>
          </table:table-cell>
          <table:table-cell office:value-type="string" calcext:value-type="string">
            <text:p>e1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x</text:p>
          </table:table-cell>
          <table:table-cell office:value-type="string" calcext:value-type="string">
            <text:p>e1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égarer</text:p>
          </table:table-cell>
          <table:table-cell office:value-type="string" calcext:value-type="string">
            <text:p>e1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mensong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Acts 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table:style-name="Default"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table:style-name="Default" office:value-type="string" calcext:value-type="string">
            <text:p>mort</text:p>
          </table:table-cell>
          <table:table-cell office:value-type="string" calcext:value-type="string">
            <text:p>e1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e1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mourir</text:p>
          </table:table-cell>
          <table:table-cell office:value-type="string" calcext:value-type="string">
            <text:p>e1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e1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table:style-name="Default" office:value-type="string" calcext:value-type="string">
            <text:p>tenter</text:p>
          </table:table-cell>
          <table:table-cell office:value-type="string" calcext:value-type="string">
            <text:p>e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tentation</text:p>
          </table:table-cell>
          <table:table-cell office:value-type="string" calcext:value-type="string">
            <text:p>e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table:style-name="Default" office:value-type="string" calcext:value-type="string">
            <text:p>autre</text:p>
          </table:table-cell>
          <table:table-cell office:value-type="string" calcext:value-type="string">
            <text:p>e1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1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se_tair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 20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</text:p>
          </table:table-cell>
          <table:table-cell table:number-columns-repeated="2"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table:style-name="Default"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chuchotement</text:p>
          </table:table-cell>
          <table:table-cell office:value-type="string" calcext:value-type="string">
            <text:p>e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table:style-name="Default" office:value-type="string" calcext:value-type="string">
            <text:p>esprit</text:p>
          </table:table-cell>
          <table:table-cell office:value-type="string" calcext:value-type="string">
            <text:p>e1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table:style-name="Default" office:value-type="string" calcext:value-type="string">
            <text:p>sec</text:p>
          </table:table-cell>
          <table:table-cell office:value-type="string" calcext:value-type="string">
            <text:p>e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table:style-name="Default" office:value-type="string" calcext:value-type="string">
            <text:p>vieux</text:p>
          </table:table-cell>
          <table:table-cell office:value-type="string" calcext:value-type="string">
            <text:p>e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table:style-name="Default" office:value-type="string" calcext:value-type="string">
            <text:p>ouvrir</text:p>
          </table:table-cell>
          <table:table-cell office:value-type="string" calcext:value-type="string">
            <text:p>e18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table:style-name="Default" office:value-type="string" calcext:value-type="string">
            <text:p>mystère</text:p>
          </table:table-cell>
          <table:table-cell office:value-type="string" calcext:value-type="string">
            <text:p>e1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table:style-name="Default" office:value-type="string" calcext:value-type="string">
            <text:p><text:s/>incommensurable</text:p>
          </table:table-cell>
          <table:table-cell office:value-type="string" calcext:value-type="string">
            <text:p>e1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table:style-name="Default"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table:style-name="Default" office:value-type="string" calcext:value-type="string">
            <text:p>jeûne_pas_manger</text:p>
          </table:table-cell>
          <table:table-cell office:value-type="string" calcext:value-type="string">
            <text:p>e18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table:style-name="Default" office:value-type="string" calcext:value-type="string">
            <text:p>pardonner</text:p>
          </table:table-cell>
          <table:table-cell office:value-type="string" calcext:value-type="string">
            <text:p>e1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pardon </text:p>
          </table:table-cell>
          <table:table-cell office:value-type="string" calcext:value-type="string">
            <text:p>e1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table:style-name="Default"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inutile</text:p>
          </table:table-cell>
          <table:table-cell office:value-type="string" calcext:value-type="string">
            <text:p>e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table:style-name="Default" office:value-type="string" calcext:value-type="string">
            <text:p>sourd</text:p>
          </table:table-cell>
          <table:table-cell office:value-type="string" calcext:value-type="string">
            <text:p>e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table:style-name="Default" office:value-type="string" calcext:value-type="string">
            <text:p>aveugle</text:p>
          </table:table-cell>
          <table:table-cell office:value-type="string" calcext:value-type="string">
            <text:p>e1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table:style-name="ce17" office:value-type="string" calcext:value-type="string">
            <text:p>désobéissance </text:p>
          </table:table-cell>
          <table:table-cell office:value-type="string" calcext:value-type="string">
            <text:p>e1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table:style-name="Default" office:value-type="string" calcext:value-type="string">
            <text:p>désobéir</text:p>
          </table:table-cell>
          <table:table-cell office:value-type="string" calcext:value-type="string">
            <text:p>e1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rébellion</text:p>
          </table:table-cell>
          <table:table-cell office:value-type="string" calcext:value-type="string">
            <text:p>e1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ter</text:p>
          </table:table-cell>
          <table:table-cell office:value-type="string" calcext:value-type="string">
            <text:p>e1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table:style-name="Default" office:value-type="string" calcext:value-type="string">
            <text:p>douter</text:p>
          </table:table-cell>
          <table:table-cell office:value-type="string" calcext:value-type="string">
            <text:p>e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incrédulité</text:p>
          </table:table-cell>
          <table:table-cell office:value-type="string" calcext:value-type="string">
            <text:p>e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table:style-name="Default" office:value-type="string" calcext:value-type="string">
            <text:p>trahir</text:p>
          </table:table-cell>
          <table:table-cell office:value-type="string" calcext:value-type="string">
            <text:p>e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trahison</text:p>
          </table:table-cell>
          <table:table-cell office:value-type="string" calcext:value-type="string">
            <text:p>e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table:style-name="Default" office:value-type="string" calcext:value-type="string">
            <text:p>courageux</text:p>
          </table:table-cell>
          <table:table-cell office:value-type="string" calcext:value-type="string">
            <text:p>e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</text:p>
          </table:table-cell>
          <table:table-cell table:number-columns-repeated="2"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table:style-name="Default" office:value-type="string" calcext:value-type="string">
            <text:p>loin</text:p>
          </table:table-cell>
          <table:table-cell office:value-type="string" calcext:value-type="string">
            <text:p>e1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table:style-name="Default" office:value-type="string" calcext:value-type="string">
            <text:p>beaucoup</text:p>
          </table:table-cell>
          <table:table-cell office:value-type="string" calcext:value-type="string">
            <text:p>e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e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table:style-name="Default" office:value-type="string" calcext:value-type="string">
            <text:p>plus</text:p>
          </table:table-cell>
          <table:table-cell office:value-type="string" calcext:value-type="string">
            <text:p>e1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table:style-name="Default"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eu </text:p>
          </table:table-cell>
          <table:table-cell office:value-type="string" calcext:value-type="string">
            <text:p>e1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table:style-name="Default" office:value-type="string" calcext:value-type="string">
            <text:p>petit</text:p>
          </table:table-cell>
          <table:table-cell office:value-type="string" calcext:value-type="string">
            <text:p>e1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table:style-name="Default" office:value-type="string" calcext:value-type="string">
            <text:p>lent</text:p>
          </table:table-cell>
          <table:table-cell office:value-type="string" calcext:value-type="string">
            <text:p>e19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table:style-name="Default" office:value-type="string" calcext:value-type="string">
            <text:p>s’humilier</text:p>
          </table:table-cell>
          <table:table-cell office:value-type="string" calcext:value-type="string">
            <text:p>e19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<text:s/>humilité</text:p>
          </table:table-cell>
          <table:table-cell office:value-type="string" calcext:value-type="string">
            <text:p>e19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table:style-name="Default" office:value-type="string" calcext:value-type="string">
            <text:p>attention</text:p>
          </table:table-cell>
          <table:table-cell office:value-type="string" calcext:value-type="string">
            <text:p>e19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évenir</text:p>
          </table:table-cell>
          <table:table-cell office:value-type="string" calcext:value-type="string">
            <text:p>e19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table:style-name="Default" office:value-type="string" calcext:value-type="string">
            <text:p>panier</text:p>
          </table:table-cell>
          <table:table-cell office:value-type="string" calcext:value-type="string">
            <text:p>e1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table:style-name="Default" office:value-type="string" calcext:value-type="string">
            <text:p>Bethuel_homme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Gen 2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table:style-name="Default" office:value-type="string" calcext:value-type="string">
            <text:p>qui</text:p>
          </table:table-cell>
          <table:table-cell office:value-type="string" calcext:value-type="string">
            <text:p>e1a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table:style-name="Default" office:value-type="string" calcext:value-type="string">
            <text:p>juge</text:p>
          </table:table-cell>
          <table:table-cell office:value-type="string" calcext:value-type="string">
            <text:p>e1a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jugement</text:p>
          </table:table-cell>
          <table:table-cell office:value-type="string" calcext:value-type="string">
            <text:p>e1a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</text:p>
          </table:table-cell>
          <table:table-cell table:number-columns-repeated="2"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table:style-name="Default" office:value-type="string" calcext:value-type="string">
            <text:p>recevoir</text:p>
          </table:table-cell>
          <table:table-cell office:value-type="string" calcext:value-type="string">
            <text:p>e1a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table:style-name="Default"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Gen 35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table:style-name="Default"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Gen 2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table:style-name="Default" office:value-type="string" calcext:value-type="string">
            <text:p>Edom_homme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Gen 25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table:style-name="Default" office:value-type="string" calcext:value-type="string">
            <text:p>Edom_région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Gen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table:style-name="Default" office:value-type="string" calcext:value-type="string">
            <text:p>Ela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<text:span text:style-name="T5">Gen  36:4</text:span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table:style-name="Default" office:value-type="string" calcext:value-type="string">
            <text:p>Etsbô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table:style-name="Default" office:value-type="string" calcext:value-type="string">
            <text:p>Etsè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Gen 3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table:style-name="Default" office:value-type="string" calcext:value-type="string">
            <text:p>Dikla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Gen <text:s/>10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table:style-name="Default" office:value-type="string" calcext:value-type="string">
            <text:p>Epha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table:style-name="Default"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table:style-name="Default"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Gen 3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table:style-name="Default"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Gen 2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table:style-name="Default" office:value-type="string" calcext:value-type="string">
            <text:p>Hé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table:style-name="Default" office:value-type="string" calcext:value-type="string">
            <text:p>Hé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1 Kgs 4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table:style-name="Default" office:value-type="string" calcext:value-type="string">
            <text:p>Hira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Gen 3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table:style-name="Default" office:value-type="string" calcext:value-type="string">
            <text:p>Husc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Gen 36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table:style-name="Default" office:value-type="string" calcext:value-type="string">
            <text:p>Ismaë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Gen 17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table:style-name="Default" office:value-type="string" calcext:value-type="string">
            <text:p>J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Gen 36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table:style-name="Default"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Gen 4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table:style-name="Default" office:value-type="string" calcext:value-type="string">
            <text:p>Jahtse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Gen 4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table:style-name="Default"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Gen 4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table:style-name="Default"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table:style-name="Default" office:value-type="string" calcext:value-type="string">
            <text:p>Jéusc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Gen 3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table:style-name="Default" office:value-type="string" calcext:value-type="string">
            <text:p>Jets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Gen 4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Jokth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Gen 10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table:style-name="Default" office:value-type="string" calcext:value-type="string">
            <text:p>C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Gen 38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table:style-name="Default" office:value-type="string" calcext:value-type="string">
            <text:p>Lésc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table:style-name="Default" office:value-type="string" calcext:value-type="string">
            <text:p>Lehabim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Gen 10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table:style-name="Default"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Gen 1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table:style-name="Default"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Gen 3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 table:style-name="Default" office:value-type="string" calcext:value-type="string">
            <text:p>Matthithia</text:p>
          </table:table-cell>
          <table:table-cell office:value-type="string" calcext:value-type="string">
            <text:p>e1c4</text:p>
          </table:table-cell>
          <table:table-cell office:value-type="string" calcext:value-type="string">
            <text:p>Ezra 10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table:style-name="Default" office:value-type="string" calcext:value-type="string">
            <text:p>Mibts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Gen 36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table:style-name="Default" office:value-type="string" calcext:value-type="string">
            <text:p>Misc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Gen 2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table:style-name="Default" office:value-type="string" calcext:value-type="string">
            <text:p>Mizza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Gen 3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table:style-name="Default"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Gen 3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table:style-name="Default"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Gen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table:style-name="Default"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Gen 3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table:style-name="Default"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Gen 38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table:style-name="Default"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Exod 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Poti_Phé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Gen 41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Ré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Gen 36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table:style-name="Default" office:value-type="string" calcext:value-type="string">
            <text:p>Amittaï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Jona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punir</text:p>
          </table:table-cell>
          <table:table-cell office:value-type="string" calcext:value-type="string">
            <text:p>e1d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table:style-name="Default"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Gen 1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Rosc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Pua_homme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Judg 1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Sérac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Gen 4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Sc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Gen 3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table:style-name="Default" office:value-type="string" calcext:value-type="string">
            <text:p>Schiba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Gen 2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Josh 1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Sc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Gen 3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Sc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Gen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Tahasc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Gen 2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table:style-name="Default" office:value-type="string" calcext:value-type="string">
            <text:p>Thimna_région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Josh 15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Uts_région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Job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table:style-name="Default" office:value-type="string" calcext:value-type="string">
            <text:p>Ts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Gen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table:style-name="Default"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Gen 2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table:style-name="Default" office:value-type="string" calcext:value-type="string">
            <text:p>Béthuel_ville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I Chr 4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Théman_région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Jer 49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table:style-name="Default" office:value-type="string" calcext:value-type="string">
            <text:p>Ethiopie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Isa 1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table:style-name="Default" office:value-type="string" calcext:value-type="string">
            <text:p>Eldaa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table:style-name="Default" office:value-type="string" calcext:value-type="string">
            <text:p>El _Elohé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Gen 33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table:style-name="Default" office:value-type="string" calcext:value-type="string">
            <text:p>Jebusien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Gen 10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table:style-name="Default"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Gen 31: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Sc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1 Chr 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 office:value-type="string" calcext:value-type="string">
            <text:p>Schaphath</text:p>
          </table:table-cell>
          <table:table-cell office:value-type="string" calcext:value-type="string">
            <text:p>e1e8</text:p>
          </table:table-cell>
          <table:table-cell office:value-type="string" calcext:value-type="string">
            <text:p>Num 13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table:style-name="Default" office:value-type="string" calcext:value-type="string">
            <text:p>Eden_homme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2 Chr 29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table:style-name="Default" office:value-type="string" calcext:value-type="string">
            <text:p>Ludim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Gen 10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table:style-name="Default" office:value-type="string" calcext:value-type="string">
            <text:p>Madian_homme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Gen 2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table:style-name="Default" office:value-type="string" calcext:value-type="string">
            <text:p>Disc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Gen 3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table:style-name="Default" office:value-type="string" calcext:value-type="string">
            <text:p>Béla_homme 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Gen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table:style-name="Default"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Gen 36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table:style-name="Default" office:value-type="string" calcext:value-type="string">
            <text:p>Aschurim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Gen 25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</text:p>
          </table:table-cell>
          <table:table-cell table:number-columns-repeated="2" office:value-type="string" calcext:value-type="string">
            <text:p>Zaccur</text:p>
          </table:table-cell>
          <table:table-cell office:value-type="string" calcext:value-type="string">
            <text:p>e1f1</text:p>
          </table:table-cell>
          <table:table-cell office:value-type="string" calcext:value-type="string">
            <text:p>Num 1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 table:style-name="Default" office:value-type="string" calcext:value-type="string">
            <text:p>Tsin</text:p>
          </table:table-cell>
          <table:table-cell office:value-type="string" calcext:value-type="string">
            <text:p>e1f2</text:p>
          </table:table-cell>
          <table:table-cell office:value-type="string" calcext:value-type="string">
            <text:p>Num 13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 table:style-name="Default" office:value-type="string" calcext:value-type="string">
            <text:p>Tsoan</text:p>
          </table:table-cell>
          <table:table-cell office:value-type="string" calcext:value-type="string">
            <text:p>e1f3</text:p>
          </table:table-cell>
          <table:table-cell office:value-type="string" calcext:value-type="string">
            <text:p>Num 1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 table:style-name="Default" office:value-type="string" calcext:value-type="string">
            <text:p>Tsuar</text:p>
          </table:table-cell>
          <table:table-cell office:value-type="string" calcext:value-type="string">
            <text:p>e1f4</text:p>
          </table:table-cell>
          <table:table-cell office:value-type="string" calcext:value-type="string">
            <text:p>Num 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 table:style-name="Default" office:value-type="string" calcext:value-type="string">
            <text:p>Tsuriel</text:p>
          </table:table-cell>
          <table:table-cell office:value-type="string" calcext:value-type="string">
            <text:p>e1f5</text:p>
          </table:table-cell>
          <table:table-cell office:value-type="string" calcext:value-type="string">
            <text:p>Num 3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 table:style-name="Default" office:value-type="string" calcext:value-type="string">
            <text:p>Tsurischaddaï</text:p>
          </table:table-cell>
          <table:table-cell office:value-type="string" calcext:value-type="string">
            <text:p>e1f6</text:p>
          </table:table-cell>
          <table:table-cell office:value-type="string" calcext:value-type="string">
            <text:p>Num 1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 table:style-name="Default" office:value-type="string" calcext:value-type="string">
            <text:p>Abidan</text:p>
          </table:table-cell>
          <table:table-cell office:value-type="string" calcext:value-type="string">
            <text:p>e1f7</text:p>
          </table:table-cell>
          <table:table-cell office:value-type="string" calcext:value-type="string">
            <text:p>Num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 table:style-name="Default" office:value-type="string" calcext:value-type="string">
            <text:p>Abihaïl</text:p>
          </table:table-cell>
          <table:table-cell office:value-type="string" calcext:value-type="string">
            <text:p>e1f8</text:p>
          </table:table-cell>
          <table:table-cell office:value-type="string" calcext:value-type="string">
            <text:p>Num 3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 table:style-name="Default" office:value-type="string" calcext:value-type="string">
            <text:p>Elitsur</text:p>
          </table:table-cell>
          <table:table-cell office:value-type="string" calcext:value-type="string">
            <text:p>e1fa</text:p>
          </table:table-cell>
          <table:table-cell office:value-type="string" calcext:value-type="string">
            <text:p>Num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 table:style-name="Default" office:value-type="string" calcext:value-type="string">
            <text:p>Guéuel</text:p>
          </table:table-cell>
          <table:table-cell office:value-type="string" calcext:value-type="string">
            <text:p>e1fb</text:p>
          </table:table-cell>
          <table:table-cell office:value-type="string" calcext:value-type="string">
            <text:p>Num 13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 table:style-name="Default" office:value-type="string" calcext:value-type="string">
            <text:p>Hélon</text:p>
          </table:table-cell>
          <table:table-cell office:value-type="string" calcext:value-type="string">
            <text:p>e1fc</text:p>
          </table:table-cell>
          <table:table-cell office:value-type="string" calcext:value-type="string">
            <text:p>Num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 table:style-name="Default" office:value-type="string" calcext:value-type="string">
            <text:p>Hobab</text:p>
          </table:table-cell>
          <table:table-cell office:value-type="string" calcext:value-type="string">
            <text:p>e1fd</text:p>
          </table:table-cell>
          <table:table-cell office:value-type="string" calcext:value-type="string">
            <text:p>Num 10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 table:style-name="Default" office:value-type="string" calcext:value-type="string">
            <text:p>Jigual</text:p>
          </table:table-cell>
          <table:table-cell office:value-type="string" calcext:value-type="string">
            <text:p>e1fe</text:p>
          </table:table-cell>
          <table:table-cell office:value-type="string" calcext:value-type="string">
            <text:p>Num 13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</table:table-cell>
          <table:table-cell office:value-type="string" calcext:value-type="string">
            <text:p>Tekoa_homme</text:p>
          </table:table-cell>
          <table:table-cell office:value-type="string" calcext:value-type="string">
            <text:p>e1ff</text:p>
          </table:table-cell>
          <table:table-cell office:value-type="string" calcext:value-type="string">
            <text:p>1Cron 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table:style-name="Default" office:value-type="string" calcext:value-type="string">
            <text:p>enfant</text:p>
          </table:table-cell>
          <table:table-cell office:value-type="string" calcext:value-type="string">
            <text:p>e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table:style-name="Default" office:value-type="string" calcext:value-type="string">
            <text:p>enfants</text:p>
          </table:table-cell>
          <table:table-cell office:value-type="string" calcext:value-type="string">
            <text:p>e2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table:style-name="Default" office:value-type="string" calcext:value-type="string">
            <text:p>colline</text:p>
          </table:table-cell>
          <table:table-cell office:value-type="string" calcext:value-type="string">
            <text:p>e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table:style-name="Default" office:value-type="string" calcext:value-type="string">
            <text:p>visage</text:p>
          </table:table-cell>
          <table:table-cell office:value-type="string" calcext:value-type="string">
            <text:p>e2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table:style-name="Default" office:value-type="string" calcext:value-type="string">
            <text:p>colère</text:p>
          </table:table-cell>
          <table:table-cell office:value-type="string" calcext:value-type="string">
            <text:p>e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table:style-name="Default" office:value-type="string" calcext:value-type="string">
            <text:p>en_colère</text:p>
          </table:table-cell>
          <table:table-cell office:value-type="string" calcext:value-type="string">
            <text:p>e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table:style-name="Default" office:value-type="string" calcext:value-type="string">
            <text:p>joyeux</text:p>
          </table:table-cell>
          <table:table-cell office:value-type="string" calcext:value-type="string">
            <text:p>e2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e2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tête</text:p>
          </table:table-cell>
          <table:table-cell office:value-type="string" calcext:value-type="string">
            <text:p>e2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peiner</text:p>
          </table:table-cell>
          <table:table-cell office:value-type="string" calcext:value-type="string">
            <text:p>e2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table:style-name="Default" office:value-type="string" calcext:value-type="string">
            <text:p>triste</text:p>
          </table:table-cell>
          <table:table-cell office:value-type="string" calcext:value-type="string">
            <text:p>e2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table:style-name="Default" office:value-type="string" calcext:value-type="string">
            <text:p>cheveux</text:p>
          </table:table-cell>
          <table:table-cell office:value-type="string" calcext:value-type="string">
            <text:p>e2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table:style-name="Default" office:value-type="string" calcext:value-type="string">
            <text:p>santé</text:p>
          </table:table-cell>
          <table:table-cell office:value-type="string" calcext:value-type="string">
            <text:p>e2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n_bonne_sante</text:p>
          </table:table-cell>
          <table:table-cell office:value-type="string" calcext:value-type="string">
            <text:p>e2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aladie</text:p>
          </table:table-cell>
          <table:table-cell office:value-type="string" calcext:value-type="string">
            <text:p>e2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table:style-name="Default" office:value-type="string" calcext:value-type="string">
            <text:p>malade</text:p>
          </table:table-cell>
          <table:table-cell office:value-type="string" calcext:value-type="string">
            <text:p>e2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table:style-name="Default"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i</text:p>
          </table:table-cell>
          <table:table-cell office:value-type="string" calcext:value-type="string">
            <text:p>e2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table:style-name="Default" office:value-type="string" calcext:value-type="string">
            <text:p>pleurer</text:p>
          </table:table-cell>
          <table:table-cell office:value-type="string" calcext:value-type="string">
            <text:p>e2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table:style-name="Default" office:value-type="string" calcext:value-type="string">
            <text:p>P̂aque_de_l’Eternal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Exod 12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table:style-name="Default" office:value-type="string" calcext:value-type="string">
            <text:p>reconnaissant</text:p>
          </table:table-cell>
          <table:table-cell office:value-type="string" calcext:value-type="string">
            <text:p>e2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table:style-name="ce20" office:value-type="string" calcext:value-type="string">
            <text:p><text:s/>reconnaissance</text:p>
          </table:table-cell>
          <table:table-cell office:value-type="string" calcext:value-type="string">
            <text:p>e2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e2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table:style-name="Default" office:value-type="string" calcext:value-type="string">
            <text:p>crâne</text:p>
          </table:table-cell>
          <table:table-cell office:value-type="string" calcext:value-type="string">
            <text:p>e20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table:style-name="Default" office:value-type="string" calcext:value-type="string">
            <text:p>arc</text:p>
          </table:table-cell>
          <table:table-cell office:value-type="string" calcext:value-type="string">
            <text:p>e2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table:style-name="Default" office:value-type="string" calcext:value-type="string">
            <text:p>très</text:p>
          </table:table-cell>
          <table:table-cell office:value-type="string" calcext:value-type="string">
            <text:p>e2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table:style-name="Default" office:value-type="string" calcext:value-type="string">
            <text:p>ici</text:p>
          </table:table-cell>
          <table:table-cell office:value-type="string" calcext:value-type="string">
            <text:p>e2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table:style-name="Default" office:value-type="string" calcext:value-type="string">
            <text:p>souhait</text:p>
          </table:table-cell>
          <table:table-cell office:value-type="string" calcext:value-type="string">
            <text:p>e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délivrénc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Acts 12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table:style-name="Default" office:value-type="string" calcext:value-type="string">
            <text:p>sauver</text:p>
          </table:table-cell>
          <table:table-cell office:value-type="string" calcext:value-type="string">
            <text:p>e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<text:s/>immédiatement</text:p>
          </table:table-cell>
          <table:table-cell office:value-type="string" calcext:value-type="string">
            <text:p>e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table:style-name="Default" office:value-type="string" calcext:value-type="string">
            <text:p>maintenant</text:p>
          </table:table-cell>
          <table:table-cell office:value-type="string" calcext:value-type="string">
            <text:p>e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table:style-name="Default"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glorifier</text:p>
          </table:table-cell>
          <table:table-cell office:value-type="string" calcext:value-type="string">
            <text:p>e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table:style-name="Default" office:value-type="string" calcext:value-type="string">
            <text:p>gloire</text:p>
          </table:table-cell>
          <table:table-cell office:value-type="string" calcext:value-type="string">
            <text:p>e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table:style-name="ce5" office:value-type="string" calcext:value-type="string">
            <text:p>tomber</text:p>
          </table:table-cell>
          <table:table-cell office:value-type="string" calcext:value-type="string">
            <text:p>e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table:style-name="Default" office:value-type="string" calcext:value-type="string">
            <text:p>fidèle</text:p>
          </table:table-cell>
          <table:table-cell office:value-type="string" calcext:value-type="string">
            <text:p>e2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table:style-name="ce20" office:value-type="string" calcext:value-type="string">
            <text:p><text:s/>fidélité</text:p>
          </table:table-cell>
          <table:table-cell office:value-type="string" calcext:value-type="string">
            <text:p>e2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table:style-name="Default" office:value-type="string" calcext:value-type="string">
            <text:p>rapide_vitesse</text:p>
          </table:table-cell>
          <table:table-cell office:value-type="string" calcext:value-type="string">
            <text:p>e21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table:style-name="Default" office:value-type="string" calcext:value-type="string">
            <text:p>brillant</text:p>
          </table:table-cell>
          <table:table-cell office:value-type="string" calcext:value-type="string">
            <text:p>e2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table:style-name="Default" office:value-type="string" calcext:value-type="string">
            <text:p>pierre_d’angle</text:p>
          </table:table-cell>
          <table:table-cell office:value-type="string" calcext:value-type="string">
            <text:p>e21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table:style-name="Default" office:value-type="string" calcext:value-type="string">
            <text:p>alliance</text:p>
          </table:table-cell>
          <table:table-cell office:value-type="string" calcext:value-type="string">
            <text:p>e21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table:style-name="Default" office:value-type="string" calcext:value-type="string">
            <text:p>supplier</text:p>
          </table:table-cell>
          <table:table-cell office:value-type="string" calcext:value-type="string">
            <text:p>e21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table:style-name="Default" office:value-type="string" calcext:value-type="string">
            <text:p>meilleur</text:p>
          </table:table-cell>
          <table:table-cell office:value-type="string" calcext:value-type="string">
            <text:p>e21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e2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table:style-name="Default" office:value-type="string" calcext:value-type="string">
            <text:p>scellé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 27: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cellé</text:p>
          </table:table-cell>
          <table:table-cell office:value-type="string" calcext:value-type="string">
            <text:p>e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uffrir</text:p>
          </table:table-cell>
          <table:table-cell office:value-type="string" calcext:value-type="string">
            <text:p>e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table:style-name="Default" office:value-type="string" calcext:value-type="string">
            <text:p>souffrance</text:p>
          </table:table-cell>
          <table:table-cell office:value-type="string" calcext:value-type="string">
            <text:p>e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table:style-name="Default" office:value-type="string" calcext:value-type="string">
            <text:p>seul</text:p>
          </table:table-cell>
          <table:table-cell office:value-type="string" calcext:value-type="string">
            <text:p>e2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e2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table:style-name="Default" office:value-type="string" calcext:value-type="string">
            <text:p>rire</text:p>
          </table:table-cell>
          <table:table-cell office:value-type="string" calcext:value-type="string">
            <text:p>e2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table:style-name="Default" office:value-type="string" calcext:value-type="string">
            <text:p>rire</text:p>
          </table:table-cell>
          <table:table-cell office:value-type="string" calcext:value-type="string">
            <text:p>e2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e2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plus_tard</text:p>
          </table:table-cell>
          <table:table-cell office:value-type="string" calcext:value-type="string">
            <text:p>e2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2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table:style-name="Default" office:value-type="string" calcext:value-type="string">
            <text:p>supporter</text:p>
          </table:table-cell>
          <table:table-cell office:value-type="string" calcext:value-type="string">
            <text:p>e2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er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Luke 8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table:style-name="Default" office:value-type="string" calcext:value-type="string">
            <text:p>le plus</text:p>
          </table:table-cell>
          <table:table-cell office:value-type="string" calcext:value-type="string">
            <text:p>e2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table:style-name="Default" office:value-type="string" calcext:value-type="string">
            <text:p>livre</text:p>
          </table:table-cell>
          <table:table-cell office:value-type="string" calcext:value-type="string">
            <text:p>e2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apprendre</text:p>
          </table:table-cell>
          <table:table-cell office:value-type="string" calcext:value-type="string">
            <text:p>e2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2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table:style-name="Default" office:value-type="string" calcext:value-type="string">
            <text:p>bonne_nouvelle</text:p>
          </table:table-cell>
          <table:table-cell office:value-type="string" calcext:value-type="string">
            <text:p>e2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table:style-name="Default" office:value-type="string" calcext:value-type="string">
            <text:p>bonne_nouvelle</text:p>
          </table:table-cell>
          <table:table-cell office:value-type="string" calcext:value-type="string">
            <text:p>e2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table:style-name="Default"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cri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rk 1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Parole_de_Dieu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Rev 19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</text:p>
          </table:table-cell>
          <table:table-cell table:number-columns-repeated="2"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velle</text:p>
          </table:table-cell>
          <table:table-cell office:value-type="string" calcext:value-type="string">
            <text:p>e2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parabole</text:p>
          </table:table-cell>
          <table:table-cell office:value-type="string" calcext:value-type="string">
            <text:p>e2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e2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table:style-name="Default"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table:style-name="Default" office:value-type="string" calcext:value-type="string">
            <text:p><text:s/>témoignage</text:p>
          </table:table-cell>
          <table:table-cell office:value-type="string" calcext:value-type="string">
            <text:p>e22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témoin</text:p>
          </table:table-cell>
          <table:table-cell office:value-type="string" calcext:value-type="string">
            <text:p>e22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commandement</text:p>
          </table:table-cell>
          <table:table-cell office:value-type="string" calcext:value-type="string">
            <text:p>e2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e2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légitime</text:p>
          </table:table-cell>
          <table:table-cell office:value-type="string" calcext:value-type="string">
            <text:p>e2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table:style-name="Default" office:value-type="string" calcext:value-type="string">
            <text:p>chapître</text:p>
          </table:table-cell>
          <table:table-cell office:value-type="string" calcext:value-type="string">
            <text:p>e2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commencement</text:p>
          </table:table-cell>
          <table:table-cell office:value-type="string" calcext:value-type="string">
            <text:p>e2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commencer</text:p>
          </table:table-cell>
          <table:table-cell office:value-type="string" calcext:value-type="string">
            <text:p>e2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fin</text:p>
          </table:table-cell>
          <table:table-cell office:value-type="string" calcext:value-type="string">
            <text:p>e2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e2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table:style-name="Default" office:value-type="string" calcext:value-type="string">
            <text:p>premier</text:p>
          </table:table-cell>
          <table:table-cell office:value-type="string" calcext:value-type="string">
            <text:p>e2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dernier</text:p>
          </table:table-cell>
          <table:table-cell office:value-type="string" calcext:value-type="string">
            <text:p>e2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table:style-name="Default" office:value-type="string" calcext:value-type="string">
            <text:p>naissance</text:p>
          </table:table-cell>
          <table:table-cell office:value-type="string" calcext:value-type="string">
            <text:p>e2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naître</text:p>
          </table:table-cell>
          <table:table-cell office:value-type="string" calcext:value-type="string">
            <text:p>e2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table:style-name="Default" office:value-type="string" calcext:value-type="string">
            <text:p>mûr</text:p>
          </table:table-cell>
          <table:table-cell office:value-type="string" calcext:value-type="string">
            <text:p>e2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mûr</text:p>
          </table:table-cell>
          <table:table-cell office:value-type="string" calcext:value-type="string">
            <text:p>e2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résulter</text:p>
          </table:table-cell>
          <table:table-cell office:value-type="string" calcext:value-type="string">
            <text:p>e2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table:style-name="Default" office:value-type="string" calcext:value-type="string">
            <text:p>oeil</text:p>
          </table:table-cell>
          <table:table-cell office:value-type="string" calcext:value-type="string">
            <text:p>e2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e2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table:style-name="Default" office:value-type="string" calcext:value-type="string">
            <text:p>convoiter</text:p>
          </table:table-cell>
          <table:table-cell office:value-type="string" calcext:value-type="string">
            <text:p>e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charnell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Jas 3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<text:span text:style-name="T1">désir</text:span><text:span text:style-name="T3">_</text:span><text:span text:style-name="T4">sexuel</text:span>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1 Cor 7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tour_de_guet</text:p>
          </table:table-cell>
          <table:table-cell office:value-type="string" calcext:value-type="string">
            <text:p>e2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prophétie</text:p>
          </table:table-cell>
          <table:table-cell office:value-type="string" calcext:value-type="string">
            <text:p>e2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entier</text:p>
          </table:table-cell>
          <table:table-cell office:value-type="string" calcext:value-type="string">
            <text:p>e23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table:style-name="Default" office:value-type="string" calcext:value-type="string">
            <text:p>route</text:p>
          </table:table-cell>
          <table:table-cell office:value-type="string" calcext:value-type="string">
            <text:p>e23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manière</text:p>
          </table:table-cell>
          <table:table-cell office:value-type="string" calcext:value-type="string">
            <text:p>e23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table:style-name="Default" office:value-type="string" calcext:value-type="string">
            <text:p><text:span text:style-name="T2">nature_</text:span>humain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m 6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table:style-name="Default" office:value-type="string" calcext:value-type="string">
            <text:p>porte</text:p>
          </table:table-cell>
          <table:table-cell office:value-type="string" calcext:value-type="string">
            <text:p>e2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table:style-name="Default" office:value-type="string" calcext:value-type="string">
            <text:p>fermé</text:p>
          </table:table-cell>
          <table:table-cell office:value-type="string" calcext:value-type="string">
            <text:p>e23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dans</text:p>
          </table:table-cell>
          <table:table-cell office:value-type="string" calcext:value-type="string">
            <text:p>e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e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hors_de</text:p>
          </table:table-cell>
          <table:table-cell office:value-type="string" calcext:value-type="string">
            <text:p>e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dehors</text:p>
          </table:table-cell>
          <table:table-cell office:value-type="string" calcext:value-type="string">
            <text:p>e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table:style-name="Default" office:value-type="string" calcext:value-type="string">
            <text:p>entrer</text:p>
          </table:table-cell>
          <table:table-cell office:value-type="string" calcext:value-type="string">
            <text:p>e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sortir</text:p>
          </table:table-cell>
          <table:table-cell office:value-type="string" calcext:value-type="string">
            <text:p>e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table:style-name="Default" office:value-type="string" calcext:value-type="string">
            <text:p>partir</text:p>
          </table:table-cell>
          <table:table-cell office:value-type="string" calcext:value-type="string">
            <text:p>e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quitter</text:p>
          </table:table-cell>
          <table:table-cell office:value-type="string" calcext:value-type="string">
            <text:p>e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e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table:style-name="Default" office:value-type="string" calcext:value-type="string">
            <text:p>arbre</text:p>
          </table:table-cell>
          <table:table-cell office:value-type="string" calcext:value-type="string">
            <text:p>e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e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table:style-name="Default" office:value-type="string" calcext:value-type="string">
            <text:p>myrrhe</text:p>
          </table:table-cell>
          <table:table-cell office:value-type="string" calcext:value-type="string">
            <text:p>e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table:style-name="Default" office:value-type="string" calcext:value-type="string">
            <text:p>branche</text:p>
          </table:table-cell>
          <table:table-cell office:value-type="string" calcext:value-type="string">
            <text:p>e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eau</text:p>
          </table:table-cell>
          <table:table-cell office:value-type="string" calcext:value-type="string">
            <text:p>e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mouillé</text:p>
          </table:table-cell>
          <table:table-cell office:value-type="string" calcext:value-type="string">
            <text:p>e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table:style-name="Default" office:value-type="string" calcext:value-type="string">
            <text:p>nettoyer</text:p>
          </table:table-cell>
          <table:table-cell office:value-type="string" calcext:value-type="string">
            <text:p>e2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 5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table:style-name="Default" office:value-type="string" calcext:value-type="string">
            <text:p>sale</text:p>
          </table:table-cell>
          <table:table-cell office:value-type="string" calcext:value-type="string">
            <text:p>e2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impur</text:p>
          </table:table-cell>
          <table:table-cell office:value-type="string" calcext:value-type="string">
            <text:p>e2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table:style-name="Default" office:value-type="string" calcext:value-type="string">
            <text:p>baptême</text:p>
          </table:table-cell>
          <table:table-cell office:value-type="string" calcext:value-type="string">
            <text:p>e2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ptiser</text:p>
          </table:table-cell>
          <table:table-cell office:value-type="string" calcext:value-type="string">
            <text:p>e2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égal</text:p>
          </table:table-cell>
          <table:table-cell office:value-type="string" calcext:value-type="string">
            <text:p>e24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ê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 26: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e24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table:style-name="Default" office:value-type="string" calcext:value-type="string">
            <text:p>selon</text:p>
          </table:table-cell>
          <table:table-cell office:value-type="string" calcext:value-type="string">
            <text:p>e24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uper</text:p>
          </table:table-cell>
          <table:table-cell office:value-type="string" calcext:value-type="string">
            <text:p>e24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table:style-name="Default" office:value-type="string" calcext:value-type="string">
            <text:p>couteau</text:p>
          </table:table-cell>
          <table:table-cell office:value-type="string" calcext:value-type="string">
            <text:p>e24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blesser</text:p>
          </table:table-cell>
          <table:table-cell office:value-type="string" calcext:value-type="string">
            <text:p>e24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table:style-name="Default" office:value-type="string" calcext:value-type="string">
            <text:p>douleur</text:p>
          </table:table-cell>
          <table:table-cell office:value-type="string" calcext:value-type="string">
            <text:p>e24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table:style-name="Default" office:value-type="string" calcext:value-type="string">
            <text:p>circonciser</text:p>
          </table:table-cell>
          <table:table-cell office:value-type="string" calcext:value-type="string">
            <text:p>e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circoncision</text:p>
          </table:table-cell>
          <table:table-cell office:value-type="string" calcext:value-type="string">
            <text:p>e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table:style-name="Default" office:value-type="string" calcext:value-type="string">
            <text:p>tout</text:p>
          </table:table-cell>
          <table:table-cell office:value-type="string" calcext:value-type="string">
            <text:p>e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e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table:style-name="Default" office:value-type="string" calcext:value-type="string">
            <text:p>toujours</text:p>
          </table:table-cell>
          <table:table-cell office:value-type="string" calcext:value-type="string">
            <text:p>e2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éternel</text:p>
          </table:table-cell>
          <table:table-cell office:value-type="string" calcext:value-type="string">
            <text:p>e2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éternité</text:p>
          </table:table-cell>
          <table:table-cell office:value-type="string" calcext:value-type="string">
            <text:p>e2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table:style-name="Default" office:value-type="string" calcext:value-type="string">
            <text:p>vêtement</text:p>
          </table:table-cell>
          <table:table-cell office:value-type="string" calcext:value-type="string">
            <text:p>e2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n_tissu</text:p>
          </table:table-cell>
          <table:table-cell office:value-type="string" calcext:value-type="string">
            <text:p>e2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table:style-name="Default" office:value-type="string" calcext:value-type="string">
            <text:p>rideau</text:p>
          </table:table-cell>
          <table:table-cell office:value-type="string" calcext:value-type="string">
            <text:p>e2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table:style-name="Default" office:value-type="string" calcext:value-type="string">
            <text:p>cuir</text:p>
          </table:table-cell>
          <table:table-cell office:value-type="string" calcext:value-type="string">
            <text:p>e2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table:style-name="Default" office:value-type="string" calcext:value-type="string">
            <text:p>marcher</text:p>
          </table:table-cell>
          <table:table-cell office:value-type="string" calcext:value-type="string">
            <text:p>e2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table:style-name="Default" office:value-type="string" calcext:value-type="string">
            <text:p>trébucher</text:p>
          </table:table-cell>
          <table:table-cell office:value-type="string" calcext:value-type="string">
            <text:p>e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courir</text:p>
          </table:table-cell>
          <table:table-cell office:value-type="string" calcext:value-type="string">
            <text:p>e2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table:style-name="Default" office:value-type="string" calcext:value-type="string">
            <text:p>danser</text:p>
          </table:table-cell>
          <table:table-cell office:value-type="string" calcext:value-type="string">
            <text:p>e2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table:style-name="Default" office:value-type="string" calcext:value-type="string">
            <text:p>venir</text:p>
          </table:table-cell>
          <table:table-cell office:value-type="string" calcext:value-type="string">
            <text:p>e25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e</text:p>
          </table:table-cell>
          <table:table-cell office:value-type="string" calcext:value-type="string">
            <text:p>e25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table:style-name="Default" office:value-type="string" calcext:value-type="string">
            <text:p>voler</text:p>
          </table:table-cell>
          <table:table-cell office:value-type="string" calcext:value-type="string">
            <text:p>e25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table:style-name="Default" office:value-type="string" calcext:value-type="string">
            <text:p>oiseau</text:p>
          </table:table-cell>
          <table:table-cell office:value-type="string" calcext:value-type="string">
            <text:p>e25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table:style-name="Default" office:value-type="string" calcext:value-type="string">
            <text:p>coq</text:p>
          </table:table-cell>
          <table:table-cell office:value-type="string" calcext:value-type="string">
            <text:p>e25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table:style-name="Default" office:value-type="string" calcext:value-type="string">
            <text:p>colombe</text:p>
          </table:table-cell>
          <table:table-cell office:value-type="string" calcext:value-type="string">
            <text:p>e25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appréhender</text:p>
          </table:table-cell>
          <table:table-cell office:value-type="string" calcext:value-type="string">
            <text:p>e2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e2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table:style-name="Default" office:value-type="string" calcext:value-type="string">
            <text:p>chaîne</text:p>
          </table:table-cell>
          <table:table-cell office:value-type="string" calcext:value-type="string">
            <text:p>e2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détenu</text:p>
          </table:table-cell>
          <table:table-cell office:value-type="string" calcext:value-type="string">
            <text:p>e2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table:style-name="Default" office:value-type="string" calcext:value-type="string">
            <text:p>libre</text:p>
          </table:table-cell>
          <table:table-cell office:value-type="string" calcext:value-type="string">
            <text:p>e2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té</text:p>
          </table:table-cell>
          <table:table-cell office:value-type="string" calcext:value-type="string">
            <text:p>e2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table:style-name="Default" office:value-type="string" calcext:value-type="string">
            <text:p>décourager</text:p>
          </table:table-cell>
          <table:table-cell office:value-type="string" calcext:value-type="string">
            <text:p>e2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table:style-name="Default" office:value-type="string" calcext:value-type="string">
            <text:p>encourager</text:p>
          </table:table-cell>
          <table:table-cell office:value-type="string" calcext:value-type="string">
            <text:p>e2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e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table:style-name="Default" office:value-type="string" calcext:value-type="string">
            <text:p>pêcheur</text:p>
          </table:table-cell>
          <table:table-cell office:value-type="string" calcext:value-type="string">
            <text:p>e2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table:style-name="Default" office:value-type="string" calcext:value-type="string">
            <text:p>bateau</text:p>
          </table:table-cell>
          <table:table-cell office:value-type="string" calcext:value-type="string">
            <text:p>e2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19" office:value-type="string" calcext:value-type="string">
            <text:p>poupe</text:p>
          </table:table-cell>
          <table:table-cell office:value-type="string" calcext:value-type="string">
            <text:p>e2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table:style-name="Default" office:value-type="string" calcext:value-type="string">
            <text:p>naviguer</text:p>
          </table:table-cell>
          <table:table-cell office:value-type="string" calcext:value-type="string">
            <text:p>e2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2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table:style-name="Default" office:value-type="string" calcext:value-type="string">
            <text:p>dur</text:p>
          </table:table-cell>
          <table:table-cell office:value-type="string" calcext:value-type="string">
            <text:p>e2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rocher</text:p>
          </table:table-cell>
          <table:table-cell office:value-type="string" calcext:value-type="string">
            <text:p>e26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table:style-name="Default" office:value-type="string" calcext:value-type="string">
            <text:p>chair</text:p>
          </table:table-cell>
          <table:table-cell office:value-type="string" calcext:value-type="string">
            <text:p>e26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oussin</text:p>
          </table:table-cell>
          <table:table-cell office:value-type="string" calcext:value-type="string">
            <text:p>e2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table:style-name="Default" office:value-type="string" calcext:value-type="string">
            <text:p>oreiller</text:p>
          </table:table-cell>
          <table:table-cell office:value-type="string" calcext:value-type="string">
            <text:p>e26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26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douceur</text:p>
          </table:table-cell>
          <table:table-cell office:value-type="string" calcext:value-type="string">
            <text:p>e26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table:style-name="Default" office:value-type="string" calcext:value-type="string">
            <text:p>nuage</text:p>
          </table:table-cell>
          <table:table-cell office:value-type="string" calcext:value-type="string">
            <text:p>e26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table:style-name="Default" office:value-type="string" calcext:value-type="string">
            <text:p>sac</text:p>
          </table:table-cell>
          <table:table-cell office:value-type="string" calcext:value-type="string">
            <text:p>e26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table:style-name="Default" office:value-type="string" calcext:value-type="string">
            <text:p>mouton</text:p>
          </table:table-cell>
          <table:table-cell office:value-type="string" calcext:value-type="string">
            <text:p>e2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table:style-name="Default" office:value-type="string" calcext:value-type="string">
            <text:p>berger</text:p>
          </table:table-cell>
          <table:table-cell office:value-type="string" calcext:value-type="string">
            <text:p>e2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table:style-name="Default" office:value-type="string" calcext:value-type="string">
            <text:p>lune</text:p>
          </table:table-cell>
          <table:table-cell office:value-type="string" calcext:value-type="string">
            <text:p>e2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e2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table:style-name="Default" office:value-type="string" calcext:value-type="string">
            <text:p>soir</text:p>
          </table:table-cell>
          <table:table-cell office:value-type="string" calcext:value-type="string">
            <text:p>e2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table:style-name="Default" office:value-type="string" calcext:value-type="string">
            <text:p>coupe</text:p>
          </table:table-cell>
          <table:table-cell office:value-type="string" calcext:value-type="string">
            <text:p>e2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e2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table:style-name="Default" office:value-type="string" calcext:value-type="string">
            <text:p>vin</text:p>
          </table:table-cell>
          <table:table-cell office:value-type="string" calcext:value-type="string">
            <text:p>e2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plein</text:p>
          </table:table-cell>
          <table:table-cell office:value-type="string" calcext:value-type="string">
            <text:p>e2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table:style-name="Default" office:value-type="string" calcext:value-type="string">
            <text:p>vide</text:p>
          </table:table-cell>
          <table:table-cell office:value-type="string" calcext:value-type="string">
            <text:p>e2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table:style-name="Default" office:value-type="string" calcext:value-type="string">
            <text:p>remplir</text:p>
          </table:table-cell>
          <table:table-cell office:value-type="string" calcext:value-type="string">
            <text:p>e2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table:style-name="Default" office:value-type="string" calcext:value-type="string">
            <text:p>graine</text:p>
          </table:table-cell>
          <table:table-cell office:value-type="string" calcext:value-type="string">
            <text:p>e2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e2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graine</text:p>
          </table:table-cell>
          <table:table-cell office:value-type="string" calcext:value-type="string">
            <text:p>e27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table:style-name="Default" office:value-type="string" calcext:value-type="string">
            <text:p>épine</text:p>
          </table:table-cell>
          <table:table-cell office:value-type="string" calcext:value-type="string">
            <text:p>e27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table:style-name="Default"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table:style-name="Default" office:value-type="string" calcext:value-type="string">
            <text:p>secouer</text:p>
          </table:table-cell>
          <table:table-cell office:value-type="string" calcext:value-type="string">
            <text:p>e2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table:style-name="Default"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table:style-name="Default" office:value-type="string" calcext:value-type="string">
            <text:p>vigneron</text:p>
          </table:table-cell>
          <table:table-cell office:value-type="string" calcext:value-type="string">
            <text:p>e2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table:style-name="Default" office:value-type="string" calcext:value-type="string">
            <text:p>pied_de_lampe</text:p>
          </table:table-cell>
          <table:table-cell office:value-type="string" calcext:value-type="string">
            <text:p>e2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table:style-name="Default" office:value-type="string" calcext:value-type="string">
            <text:p>épée</text:p>
          </table:table-cell>
          <table:table-cell office:value-type="string" calcext:value-type="string">
            <text:p>e2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e2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e2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table:style-name="Default" office:value-type="string" calcext:value-type="string">
            <text:p>guerre</text:p>
          </table:table-cell>
          <table:table-cell office:value-type="string" calcext:value-type="string">
            <text:p>e2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couleur</text:p>
          </table:table-cell>
          <table:table-cell office:value-type="string" calcext:value-type="string">
            <text:p>e2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nc</text:p>
          </table:table-cell>
          <table:table-cell office:value-type="string" calcext:value-type="string">
            <text:p>e2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table:style-name="Default" office:value-type="string" calcext:value-type="string">
            <text:p>pourpre</text:p>
          </table:table-cell>
          <table:table-cell office:value-type="string" calcext:value-type="string">
            <text:p>e2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table:style-name="Default" office:value-type="string" calcext:value-type="string">
            <text:p>rouge</text:p>
          </table:table-cell>
          <table:table-cell office:value-type="string" calcext:value-type="string">
            <text:p>e2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table:style-name="Default" office:value-type="string" calcext:value-type="string">
            <text:p>mur</text:p>
          </table:table-cell>
          <table:table-cell office:value-type="string" calcext:value-type="string">
            <text:p>e2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table:style-name="Default" office:value-type="string" calcext:value-type="string">
            <text:p>porte</text:p>
          </table:table-cell>
          <table:table-cell office:value-type="string" calcext:value-type="string">
            <text:p>e2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table:style-name="Default" office:value-type="string" calcext:value-type="string">
            <text:p>haie</text:p>
          </table:table-cell>
          <table:table-cell office:value-type="string" calcext:value-type="string">
            <text:p>e28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table:style-name="Default" office:value-type="string" calcext:value-type="string">
            <text:p>zéro</text:p>
          </table:table-cell>
          <table:table-cell office:value-type="string" calcext:value-type="string">
            <text:p>e2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table:style-name="Default" office:value-type="string" calcext:value-type="string">
            <text:p>un</text:p>
          </table:table-cell>
          <table:table-cell office:value-type="string" calcext:value-type="string">
            <text:p>e2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table:style-name="Default" office:value-type="string" calcext:value-type="string">
            <text:p>deux</text:p>
          </table:table-cell>
          <table:table-cell office:value-type="string" calcext:value-type="string">
            <text:p>e28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table:style-name="Default" office:value-type="string" calcext:value-type="string">
            <text:p>trois</text:p>
          </table:table-cell>
          <table:table-cell office:value-type="string" calcext:value-type="string">
            <text:p>e28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table:style-name="Default" office:value-type="string" calcext:value-type="string">
            <text:p>quatre</text:p>
          </table:table-cell>
          <table:table-cell office:value-type="string" calcext:value-type="string">
            <text:p>e2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table:style-name="Default" office:value-type="string" calcext:value-type="string">
            <text:p>cinq</text:p>
          </table:table-cell>
          <table:table-cell office:value-type="string" calcext:value-type="string">
            <text:p>e2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table:style-name="Default"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table:style-name="Default" office:value-type="string" calcext:value-type="string">
            <text:p>sept</text:p>
          </table:table-cell>
          <table:table-cell office:value-type="string" calcext:value-type="string">
            <text:p>e2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table:style-name="Default" office:value-type="string" calcext:value-type="string">
            <text:p>huit</text:p>
          </table:table-cell>
          <table:table-cell office:value-type="string" calcext:value-type="string">
            <text:p>e29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table:style-name="Default" office:value-type="string" calcext:value-type="string">
            <text:p>neuf</text:p>
          </table:table-cell>
          <table:table-cell office:value-type="string" calcext:value-type="string">
            <text:p>e2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table:style-name="Default" office:value-type="string" calcext:value-type="string">
            <text:p>dix</text:p>
          </table:table-cell>
          <table:table-cell office:value-type="string" calcext:value-type="string">
            <text:p>e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table:style-name="Default" office:value-type="string" calcext:value-type="string">
            <text:p>millier</text:p>
          </table:table-cell>
          <table:table-cell office:value-type="string" calcext:value-type="string">
            <text:p>e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table:style-name="Default" office:value-type="string" calcext:value-type="string">
            <text:p>unité</text:p>
          </table:table-cell>
          <table:table-cell office:value-type="string" calcext:value-type="string">
            <text:p>e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table:style-name="Default" office:value-type="string" calcext:value-type="string">
            <text:p>chaise</text:p>
          </table:table-cell>
          <table:table-cell office:value-type="string" calcext:value-type="string">
            <text:p>e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’asseoir</text:p>
          </table:table-cell>
          <table:table-cell office:value-type="string" calcext:value-type="string">
            <text:p>e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table:style-name="Default" office:value-type="string" calcext:value-type="string">
            <text:p>oreille</text:p>
          </table:table-cell>
          <table:table-cell office:value-type="string" calcext:value-type="string">
            <text:p>e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couter</text:p>
          </table:table-cell>
          <table:table-cell office:value-type="string" calcext:value-type="string">
            <text:p>e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table:style-name="Default" office:value-type="string" calcext:value-type="string">
            <text:p>coeur</text:p>
          </table:table-cell>
          <table:table-cell office:value-type="string" calcext:value-type="string">
            <text:p>e2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table:style-name="Default" office:value-type="string" calcext:value-type="string">
            <text:p>portion</text:p>
          </table:table-cell>
          <table:table-cell office:value-type="string" calcext:value-type="string">
            <text:p>e2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quelques_uns</text:p>
          </table:table-cell>
          <table:table-cell office:value-type="string" calcext:value-type="string">
            <text:p>e29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table:style-name="Default" office:value-type="string" calcext:value-type="string">
            <text:p>enclos</text:p>
          </table:table-cell>
          <table:table-cell office:value-type="string" calcext:value-type="string">
            <text:p>e29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écrier</text:p>
          </table:table-cell>
          <table:table-cell office:value-type="string" calcext:value-type="string">
            <text:p>e29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table:style-name="Default" office:value-type="string" calcext:value-type="string">
            <text:p>ceinture</text:p>
          </table:table-cell>
          <table:table-cell office:value-type="string" calcext:value-type="string">
            <text:p>e29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table:style-name="Default" office:value-type="string" calcext:value-type="string">
            <text:p>boîte</text:p>
          </table:table-cell>
          <table:table-cell office:value-type="string" calcext:value-type="string">
            <text:p>e29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table:style-name="Default" office:value-type="string" calcext:value-type="string">
            <text:p>chameau</text:p>
          </table:table-cell>
          <table:table-cell office:value-type="string" calcext:value-type="string">
            <text:p>e2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Kibroth_Hattaava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Num 11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 table:style-name="Default" office:value-type="string" calcext:value-type="string">
            <text:p>Laël</text:p>
          </table:table-cell>
          <table:table-cell office:value-type="string" calcext:value-type="string">
            <text:p>e2a1</text:p>
          </table:table-cell>
          <table:table-cell office:value-type="string" calcext:value-type="string">
            <text:p>Num 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 table:style-name="Default" office:value-type="string" calcext:value-type="string">
            <text:p>Lebo_Hamath</text:p>
          </table:table-cell>
          <table:table-cell office:value-type="string" calcext:value-type="string">
            <text:p>e2a2</text:p>
          </table:table-cell>
          <table:table-cell office:value-type="string" calcext:value-type="string">
            <text:p>Num 34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 table:style-name="Default" office:value-type="string" calcext:value-type="string">
            <text:p>Maki </text:p>
          </table:table-cell>
          <table:table-cell office:value-type="string" calcext:value-type="string">
            <text:p>e2a3</text:p>
          </table:table-cell>
          <table:table-cell office:value-type="string" calcext:value-type="string">
            <text:p>Num 13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 table:style-name="Default" office:value-type="string" calcext:value-type="string">
            <text:p>Médad</text:p>
          </table:table-cell>
          <table:table-cell office:value-type="string" calcext:value-type="string">
            <text:p>e2a4</text:p>
          </table:table-cell>
          <table:table-cell office:value-type="string" calcext:value-type="string">
            <text:p>Num 11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 table:style-name="Default" office:value-type="string" calcext:value-type="string">
            <text:p>Micaël_homme</text:p>
          </table:table-cell>
          <table:table-cell office:value-type="string" calcext:value-type="string">
            <text:p>e2a5</text:p>
          </table:table-cell>
          <table:table-cell office:value-type="string" calcext:value-type="string">
            <text:p>1 Chr 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 table:style-name="Default" office:value-type="string" calcext:value-type="string">
            <text:p>Nachbi</text:p>
          </table:table-cell>
          <table:table-cell office:value-type="string" calcext:value-type="string">
            <text:p>e2a6</text:p>
          </table:table-cell>
          <table:table-cell office:value-type="string" calcext:value-type="string">
            <text:p>Num 13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 table:style-name="Default" office:value-type="string" calcext:value-type="string">
            <text:p>Ocran</text:p>
          </table:table-cell>
          <table:table-cell office:value-type="string" calcext:value-type="string">
            <text:p>e2a7</text:p>
          </table:table-cell>
          <table:table-cell office:value-type="string" calcext:value-type="string">
            <text:p>Num 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 table:style-name="Default" office:value-type="string" calcext:value-type="string">
            <text:p>Paguiel</text:p>
          </table:table-cell>
          <table:table-cell office:value-type="string" calcext:value-type="string">
            <text:p>e2a8</text:p>
          </table:table-cell>
          <table:table-cell office:value-type="string" calcext:value-type="string">
            <text:p>Num 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Palthi</text:p>
          </table:table-cell>
          <table:table-cell office:value-type="string" calcext:value-type="string">
            <text:p>e2a9</text:p>
          </table:table-cell>
          <table:table-cell office:value-type="string" calcext:value-type="string">
            <text:p>Num 13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 table:style-name="Default" office:value-type="string" calcext:value-type="string">
            <text:p>Pedahtsur</text:p>
          </table:table-cell>
          <table:table-cell office:value-type="string" calcext:value-type="string">
            <text:p>e2aa</text:p>
          </table:table-cell>
          <table:table-cell office:value-type="string" calcext:value-type="string">
            <text:p>Num 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 table:style-name="Default" office:value-type="string" calcext:value-type="string">
            <text:p>Ahiézer</text:p>
          </table:table-cell>
          <table:table-cell office:value-type="string" calcext:value-type="string">
            <text:p>e2ab</text:p>
          </table:table-cell>
          <table:table-cell office:value-type="string" calcext:value-type="string">
            <text:p>Num 1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 table:style-name="Default" office:value-type="string" calcext:value-type="string">
            <text:p>Ahimân</text:p>
          </table:table-cell>
          <table:table-cell office:value-type="string" calcext:value-type="string">
            <text:p>e2ac</text:p>
          </table:table-cell>
          <table:table-cell office:value-type="string" calcext:value-type="string">
            <text:p>Num 1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 table:style-name="Default" office:value-type="string" calcext:value-type="string">
            <text:p>Ammiel</text:p>
          </table:table-cell>
          <table:table-cell office:value-type="string" calcext:value-type="string">
            <text:p>e2ad</text:p>
          </table:table-cell>
          <table:table-cell office:value-type="string" calcext:value-type="string">
            <text:p>Num 1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 table:style-name="Default" office:value-type="string" calcext:value-type="string">
            <text:p>Ammihoud</text:p>
          </table:table-cell>
          <table:table-cell office:value-type="string" calcext:value-type="string">
            <text:p>e2ae</text:p>
          </table:table-cell>
          <table:table-cell office:value-type="string" calcext:value-type="string">
            <text:p>Num 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 table:style-name="Default" office:value-type="string" calcext:value-type="string">
            <text:p>Amishaddai</text:p>
          </table:table-cell>
          <table:table-cell office:value-type="string" calcext:value-type="string">
            <text:p>e2af</text:p>
          </table:table-cell>
          <table:table-cell office:value-type="string" calcext:value-type="string">
            <text:p>Num 1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 table:style-name="Default" office:value-type="string" calcext:value-type="string">
            <text:p>Anaq</text:p>
          </table:table-cell>
          <table:table-cell office:value-type="string" calcext:value-type="string">
            <text:p>e2b0</text:p>
          </table:table-cell>
          <table:table-cell office:value-type="string" calcext:value-type="string">
            <text:p>Num 1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table:style-name="Default" office:value-type="string" calcext:value-type="string">
            <text:p>bannière</text:p>
          </table:table-cell>
          <table:table-cell office:value-type="string" calcext:value-type="string">
            <text:p>e2b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 table:style-name="Default" office:value-type="string" calcext:value-type="string">
            <text:p>Caleb</text:p>
          </table:table-cell>
          <table:table-cell office:value-type="string" calcext:value-type="string">
            <text:p>e2b2</text:p>
          </table:table-cell>
          <table:table-cell office:value-type="string" calcext:value-type="string">
            <text:p>Num 13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 table:style-name="Default" office:value-type="string" calcext:value-type="string">
            <text:p><text:span text:style-name="T5">Dé</text:span>uel</text:p>
          </table:table-cell>
          <table:table-cell office:value-type="string" calcext:value-type="string">
            <text:p>e2b3</text:p>
          </table:table-cell>
          <table:table-cell office:value-type="string" calcext:value-type="string">
            <text:p>Num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 table:style-name="Default" office:value-type="string" calcext:value-type="string">
            <text:p>Eldad</text:p>
          </table:table-cell>
          <table:table-cell office:value-type="string" calcext:value-type="string">
            <text:p>e2b4</text:p>
          </table:table-cell>
          <table:table-cell office:value-type="string" calcext:value-type="string">
            <text:p>Num 11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 table:style-name="Default" office:value-type="string" calcext:value-type="string">
            <text:p>Eliab</text:p>
          </table:table-cell>
          <table:table-cell office:value-type="string" calcext:value-type="string">
            <text:p>e2b5</text:p>
          </table:table-cell>
          <table:table-cell office:value-type="string" calcext:value-type="string">
            <text:p>Num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 table:style-name="Default" office:value-type="string" calcext:value-type="string">
            <text:p>Eliasaph</text:p>
          </table:table-cell>
          <table:table-cell office:value-type="string" calcext:value-type="string">
            <text:p>e2b6</text:p>
          </table:table-cell>
          <table:table-cell office:value-type="string" calcext:value-type="string">
            <text:p>Num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 table:style-name="Default" office:value-type="string" calcext:value-type="string">
            <text:p>Elischama</text:p>
          </table:table-cell>
          <table:table-cell office:value-type="string" calcext:value-type="string">
            <text:p>e2b7</text:p>
          </table:table-cell>
          <table:table-cell office:value-type="string" calcext:value-type="string">
            <text:p>Num 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 table:style-name="Default" office:value-type="string" calcext:value-type="string">
            <text:p>Elitsaphan</text:p>
          </table:table-cell>
          <table:table-cell office:value-type="string" calcext:value-type="string">
            <text:p>e2b8</text:p>
          </table:table-cell>
          <table:table-cell office:value-type="string" calcext:value-type="string">
            <text:p>Num 3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 table:style-name="Default" office:value-type="string" calcext:value-type="string">
            <text:p>Enan</text:p>
          </table:table-cell>
          <table:table-cell office:value-type="string" calcext:value-type="string">
            <text:p>e2b9</text:p>
          </table:table-cell>
          <table:table-cell office:value-type="string" calcext:value-type="string">
            <text:p>Num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 table:style-name="Default" office:value-type="string" calcext:value-type="string">
            <text:p>Gaddi</text:p>
          </table:table-cell>
          <table:table-cell office:value-type="string" calcext:value-type="string">
            <text:p>e2ba</text:p>
          </table:table-cell>
          <table:table-cell office:value-type="string" calcext:value-type="string">
            <text:p>Num 13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 table:style-name="Default" office:value-type="string" calcext:value-type="string">
            <text:p>Gaddiel</text:p>
          </table:table-cell>
          <table:table-cell office:value-type="string" calcext:value-type="string">
            <text:p>e2bb</text:p>
          </table:table-cell>
          <table:table-cell office:value-type="string" calcext:value-type="string">
            <text:p>Num 13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 table:style-name="Default" office:value-type="string" calcext:value-type="string">
            <text:p>Guemalli</text:p>
          </table:table-cell>
          <table:table-cell office:value-type="string" calcext:value-type="string">
            <text:p>e2bc</text:p>
          </table:table-cell>
          <table:table-cell office:value-type="string" calcext:value-type="string">
            <text:p>Num 1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table:style-name="Default" office:value-type="string" calcext:value-type="string">
            <text:p>Guideoni</text:p>
          </table:table-cell>
          <table:table-cell office:value-type="string" calcext:value-type="string">
            <text:p>e2bd</text:p>
          </table:table-cell>
          <table:table-cell office:value-type="string" calcext:value-type="string">
            <text:p>Num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 table:style-name="Default" office:value-type="string" calcext:value-type="string">
            <text:p>Hatséroth</text:p>
          </table:table-cell>
          <table:table-cell office:value-type="string" calcext:value-type="string">
            <text:p>e2be</text:p>
          </table:table-cell>
          <table:table-cell office:value-type="string" calcext:value-type="string">
            <text:p>Num 11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 table:style-name="Default" office:value-type="string" calcext:value-type="string">
            <text:p>Assir</text:p>
          </table:table-cell>
          <table:table-cell office:value-type="string" calcext:value-type="string">
            <text:p>e2bf</text:p>
          </table:table-cell>
          <table:table-cell office:value-type="string" calcext:value-type="string">
            <text:p>Exod 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 table:style-name="Default" office:value-type="string" calcext:value-type="string">
            <text:p>Elkana</text:p>
          </table:table-cell>
          <table:table-cell office:value-type="string" calcext:value-type="string">
            <text:p>e2c0</text:p>
          </table:table-cell>
          <table:table-cell office:value-type="string" calcext:value-type="string">
            <text:p>Exod 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 table:style-name="Default" office:value-type="string" calcext:value-type="string">
            <text:p>Jitsehar</text:p>
          </table:table-cell>
          <table:table-cell office:value-type="string" calcext:value-type="string">
            <text:p>e2c1</text:p>
          </table:table-cell>
          <table:table-cell office:value-type="string" calcext:value-type="string">
            <text:p>Exod 6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 table:style-name="Default" office:value-type="string" calcext:value-type="string">
            <text:p>Etham</text:p>
          </table:table-cell>
          <table:table-cell office:value-type="string" calcext:value-type="string">
            <text:p>e2c2</text:p>
          </table:table-cell>
          <table:table-cell office:value-type="string" calcext:value-type="string">
            <text:p>Exod 13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 table:style-name="Default" office:value-type="string" calcext:value-type="string">
            <text:p>Massa</text:p>
          </table:table-cell>
          <table:table-cell office:value-type="string" calcext:value-type="string">
            <text:p>e2c3</text:p>
          </table:table-cell>
          <table:table-cell office:value-type="string" calcext:value-type="string">
            <text:p>Exod 1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 table:style-name="Default" office:value-type="string" calcext:value-type="string">
            <text:p>Jokébed</text:p>
          </table:table-cell>
          <table:table-cell office:value-type="string" calcext:value-type="string">
            <text:p>e2c4</text:p>
          </table:table-cell>
          <table:table-cell office:value-type="string" calcext:value-type="string">
            <text:p>Exod 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 table:style-name="Default" office:value-type="string" calcext:value-type="string">
            <text:p>Machli</text:p>
          </table:table-cell>
          <table:table-cell office:value-type="string" calcext:value-type="string">
            <text:p>e2c5</text:p>
          </table:table-cell>
          <table:table-cell office:value-type="string" calcext:value-type="string">
            <text:p>Ezra 8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 table:style-name="Default" office:value-type="string" calcext:value-type="string">
            <text:p>Muschi</text:p>
          </table:table-cell>
          <table:table-cell office:value-type="string" calcext:value-type="string">
            <text:p>e2c6</text:p>
          </table:table-cell>
          <table:table-cell office:value-type="string" calcext:value-type="string">
            <text:p>Exod 6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 table:style-name="Default" office:value-type="string" calcext:value-type="string">
            <text:p>Meriba</text:p>
          </table:table-cell>
          <table:table-cell office:value-type="string" calcext:value-type="string">
            <text:p>e2c7</text:p>
          </table:table-cell>
          <table:table-cell office:value-type="string" calcext:value-type="string">
            <text:p>Exod 1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table:style-name="Default" office:value-type="string" calcext:value-type="string">
            <text:p>orteil</text:p>
          </table:table-cell>
          <table:table-cell office:value-type="string" calcext:value-type="string">
            <text:p>e2c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 table:style-name="Default" office:value-type="string" calcext:value-type="string">
            <text:p>Phinées</text:p>
          </table:table-cell>
          <table:table-cell office:value-type="string" calcext:value-type="string">
            <text:p>e2c9</text:p>
          </table:table-cell>
          <table:table-cell office:value-type="string" calcext:value-type="string">
            <text:p>Exod 6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 table:style-name="Default" office:value-type="string" calcext:value-type="string">
            <text:p>Puthiel</text:p>
          </table:table-cell>
          <table:table-cell office:value-type="string" calcext:value-type="string">
            <text:p>e2ca</text:p>
          </table:table-cell>
          <table:table-cell office:value-type="string" calcext:value-type="string">
            <text:p>Exod 6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 office:value-type="string" calcext:value-type="string">
            <text:p>Schimeï</text:p>
          </table:table-cell>
          <table:table-cell office:value-type="string" calcext:value-type="string">
            <text:p>e2cb</text:p>
          </table:table-cell>
          <table:table-cell office:value-type="string" calcext:value-type="string">
            <text:p>Num 3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</text:p>
          </table:table-cell>
          <table:table-cell table:number-columns-repeated="2" office:value-type="string" calcext:value-type="string">
            <text:p>Urim</text:p>
          </table:table-cell>
          <table:table-cell office:value-type="string" calcext:value-type="string">
            <text:p>e2cc</text:p>
          </table:table-cell>
          <table:table-cell office:value-type="string" calcext:value-type="string">
            <text:p>Exod <text:s/>28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 table:style-name="Default" office:value-type="string" calcext:value-type="string">
            <text:p>Zikri</text:p>
          </table:table-cell>
          <table:table-cell office:value-type="string" calcext:value-type="string">
            <text:p>e2cd</text:p>
          </table:table-cell>
          <table:table-cell office:value-type="string" calcext:value-type="string">
            <text:p>Exodus 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 table:style-name="Default" office:value-type="string" calcext:value-type="string">
            <text:p>Séphora</text:p>
          </table:table-cell>
          <table:table-cell office:value-type="string" calcext:value-type="string">
            <text:p>e2ce</text:p>
          </table:table-cell>
          <table:table-cell office:value-type="string" calcext:value-type="string">
            <text:p>Exod 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table:style-name="Default" office:value-type="string" calcext:value-type="string">
            <text:p>Mitspa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Gen 31: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table:style-name="Default" office:value-type="string" calcext:value-type="string">
            <text:p>Bared_ville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Gen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table:style-name="Default" office:value-type="string" calcext:value-type="string">
            <text:p>Makir_homme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Gen 50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table:style-name="Default" office:value-type="string" calcext:value-type="string">
            <text:p>Makir_femme</text:p>
          </table:table-cell>
          <table:table-cell office:value-type="string" calcext:value-type="string">
            <text:p>e2d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 office:value-type="string" calcext:value-type="string">
            <text:p>Schéschaï</text:p>
          </table:table-cell>
          <table:table-cell office:value-type="string" calcext:value-type="string">
            <text:p>e2d3</text:p>
          </table:table-cell>
          <table:table-cell office:value-type="string" calcext:value-type="string">
            <text:p>Num 1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</text:p>
          </table:table-cell>
          <table:table-cell table:number-columns-repeated="2" office:value-type="string" calcext:value-type="string">
            <text:p>Sodi</text:p>
          </table:table-cell>
          <table:table-cell office:value-type="string" calcext:value-type="string">
            <text:p>e2d4</text:p>
          </table:table-cell>
          <table:table-cell office:value-type="string" calcext:value-type="string">
            <text:p>Num 13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 table:style-name="Default" office:value-type="string" calcext:value-type="string">
            <text:p>Tabeéra</text:p>
          </table:table-cell>
          <table:table-cell office:value-type="string" calcext:value-type="string">
            <text:p>e2d5</text:p>
          </table:table-cell>
          <table:table-cell office:value-type="string" calcext:value-type="string">
            <text:p>Num 1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 table:style-name="Default" office:value-type="string" calcext:value-type="string">
            <text:p>Talmaï</text:p>
          </table:table-cell>
          <table:table-cell office:value-type="string" calcext:value-type="string">
            <text:p>e2d6</text:p>
          </table:table-cell>
          <table:table-cell office:value-type="string" calcext:value-type="string">
            <text:p>Num 1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 table:style-name="Default" office:value-type="string" calcext:value-type="string">
            <text:p>Vallée_d’Eschcol</text:p>
          </table:table-cell>
          <table:table-cell office:value-type="string" calcext:value-type="string">
            <text:p>e2d7</text:p>
          </table:table-cell>
          <table:table-cell office:value-type="string" calcext:value-type="string">
            <text:p>Num 1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 table:style-name="Default" office:value-type="string" calcext:value-type="string">
            <text:p>Maaca_femme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2 Chr 1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 table:style-name="Default" office:value-type="string" calcext:value-type="string">
            <text:p>rumine</text:p>
          </table:table-cell>
          <table:table-cell office:value-type="string" calcext:value-type="string">
            <text:p>e2da</text:p>
          </table:table-cell>
          <table:table-cell office:value-type="string" calcext:value-type="string">
            <text:p>Lev 1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 table:style-name="Default" office:value-type="string" calcext:value-type="string">
            <text:p>poitrine</text:p>
          </table:table-cell>
          <table:table-cell office:value-type="string" calcext:value-type="string">
            <text:p>e2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 office:value-type="string" calcext:value-type="string">
            <text:p>Mischaël</text:p>
          </table:table-cell>
          <table:table-cell office:value-type="string" calcext:value-type="string">
            <text:p>e2dc</text:p>
          </table:table-cell>
          <table:table-cell office:value-type="string" calcext:value-type="string">
            <text:p>Lev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 table:style-name="Default" office:value-type="string" calcext:value-type="string">
            <text:p>Abiasaph</text:p>
          </table:table-cell>
          <table:table-cell office:value-type="string" calcext:value-type="string">
            <text:p>e2dd</text:p>
          </table:table-cell>
          <table:table-cell office:value-type="string" calcext:value-type="string">
            <text:p>Exod 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 table:style-name="Default" office:value-type="string" calcext:value-type="string">
            <text:p>Abihu</text:p>
          </table:table-cell>
          <table:table-cell office:value-type="string" calcext:value-type="string">
            <text:p>e2de</text:p>
          </table:table-cell>
          <table:table-cell office:value-type="string" calcext:value-type="string">
            <text:p>Exod 2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 table:style-name="Default" office:value-type="string" calcext:value-type="string">
            <text:p>Amram</text:p>
          </table:table-cell>
          <table:table-cell office:value-type="string" calcext:value-type="string">
            <text:p>e2df</text:p>
          </table:table-cell>
          <table:table-cell office:value-type="string" calcext:value-type="string">
            <text:p>Exod 6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 table:style-name="Default" office:value-type="string" calcext:value-type="string">
            <text:p>Hur</text:p>
          </table:table-cell>
          <table:table-cell office:value-type="string" calcext:value-type="string">
            <text:p>e2e0</text:p>
          </table:table-cell>
          <table:table-cell office:value-type="string" calcext:value-type="string">
            <text:p>Exod 3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 table:style-name="Default" office:value-type="string" calcext:value-type="string">
            <text:p>Ithamar</text:p>
          </table:table-cell>
          <table:table-cell office:value-type="string" calcext:value-type="string">
            <text:p>e2e1</text:p>
          </table:table-cell>
          <table:table-cell office:value-type="string" calcext:value-type="string">
            <text:p>Exod 2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 table:style-name="Default" office:value-type="string" calcext:value-type="string">
            <text:p>Libni</text:p>
          </table:table-cell>
          <table:table-cell office:value-type="string" calcext:value-type="string">
            <text:p>e2e2</text:p>
          </table:table-cell>
          <table:table-cell office:value-type="string" calcext:value-type="string">
            <text:p>Exod 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 table:style-name="Default" office:value-type="string" calcext:value-type="string">
            <text:p>Nadab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xod 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 table:style-name="Default" office:value-type="string" calcext:value-type="string">
            <text:p>Népheg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Ex 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</text:p>
          </table:table-cell>
          <table:table-cell table:number-columns-repeated="2" office:value-type="string" calcext:value-type="string">
            <text:p>Sithri</text:p>
          </table:table-cell>
          <table:table-cell office:value-type="string" calcext:value-type="string">
            <text:p>e2e5</text:p>
          </table:table-cell>
          <table:table-cell office:value-type="string" calcext:value-type="string">
            <text:p>Exod 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 table:style-name="Default" office:value-type="string" calcext:value-type="string">
            <text:p>Nun</text:p>
          </table:table-cell>
          <table:table-cell office:value-type="string" calcext:value-type="string">
            <text:p>e2e6</text:p>
          </table:table-cell>
          <table:table-cell office:value-type="string" calcext:value-type="string">
            <text:p>Exod 33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 table:style-name="Default" office:value-type="string" calcext:value-type="string">
            <text:p>Succoth_région</text:p>
          </table:table-cell>
          <table:table-cell office:value-type="string" calcext:value-type="string">
            <text:p>e2e7</text:p>
          </table:table-cell>
          <table:table-cell office:value-type="string" calcext:value-type="string">
            <text:p>Gen 33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 table:style-name="Default" office:value-type="string" calcext:value-type="string">
            <text:p>Uri</text:p>
          </table:table-cell>
          <table:table-cell office:value-type="string" calcext:value-type="string">
            <text:p>e2e8</text:p>
          </table:table-cell>
          <table:table-cell office:value-type="string" calcext:value-type="string">
            <text:p>Exod 3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</text:p>
          </table:table-cell>
          <table:table-cell table:number-columns-repeated="2" office:value-type="string" calcext:value-type="string">
            <text:p>Raphu</text:p>
          </table:table-cell>
          <table:table-cell office:value-type="string" calcext:value-type="string">
            <text:p>e2e9</text:p>
          </table:table-cell>
          <table:table-cell office:value-type="string" calcext:value-type="string">
            <text:p>Num 13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 table:style-name="Default" office:value-type="string" calcext:value-type="string">
            <text:p>Rehob</text:p>
          </table:table-cell>
          <table:table-cell office:value-type="string" calcext:value-type="string">
            <text:p>e2ea</text:p>
          </table:table-cell>
          <table:table-cell office:value-type="string" calcext:value-type="string">
            <text:p>Num 13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</text:p>
          </table:table-cell>
          <table:table-cell table:number-columns-repeated="2" office:value-type="string" calcext:value-type="string">
            <text:p>Sethur</text:p>
          </table:table-cell>
          <table:table-cell office:value-type="string" calcext:value-type="string">
            <text:p>e2eb</text:p>
          </table:table-cell>
          <table:table-cell office:value-type="string" calcext:value-type="string">
            <text:p>Num 13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 office:value-type="string" calcext:value-type="string">
            <text:p>Schammua</text:p>
          </table:table-cell>
          <table:table-cell office:value-type="string" calcext:value-type="string">
            <text:p>e2ec</text:p>
          </table:table-cell>
          <table:table-cell office:value-type="string" calcext:value-type="string">
            <text:p>Num 1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 office:value-type="string" calcext:value-type="string">
            <text:p>Schedër</text:p>
          </table:table-cell>
          <table:table-cell office:value-type="string" calcext:value-type="string">
            <text:p>e2ed</text:p>
          </table:table-cell>
          <table:table-cell office:value-type="string" calcext:value-type="string">
            <text:p>Num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 office:value-type="string" calcext:value-type="string">
            <text:p>Schelumiel</text:p>
          </table:table-cell>
          <table:table-cell office:value-type="string" calcext:value-type="string">
            <text:p>e2ee</text:p>
          </table:table-cell>
          <table:table-cell office:value-type="string" calcext:value-type="string">
            <text:p>Num 1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 table:style-name="Default" office:value-type="string" calcext:value-type="string">
            <text:p>Dibri</text:p>
          </table:table-cell>
          <table:table-cell office:value-type="string" calcext:value-type="string">
            <text:p>e2ef</text:p>
          </table:table-cell>
          <table:table-cell office:value-type="string" calcext:value-type="string">
            <text:p>Lev 24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 table:style-name="Default" office:value-type="string" calcext:value-type="string">
            <text:p>Eltsaphan</text:p>
          </table:table-cell>
          <table:table-cell office:value-type="string" calcext:value-type="string">
            <text:p>e2f0</text:p>
          </table:table-cell>
          <table:table-cell office:value-type="string" calcext:value-type="string">
            <text:p>Exod 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</table:table-cell>
          <table:table-cell office:value-type="string" calcext:value-type="string">
            <text:p>Schelomith_homme</text:p>
          </table:table-cell>
          <table:table-cell office:value-type="string" calcext:value-type="string">
            <text:p>e2f1</text:p>
          </table:table-cell>
          <table:table-cell office:value-type="string" calcext:value-type="string">
            <text:p>1 Chr 23:9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 office:value-type="string" calcext:value-type="string">
            <text:p>Uziel</text:p>
          </table:table-cell>
          <table:table-cell office:value-type="string" calcext:value-type="string">
            <text:p>e2f2</text:p>
          </table:table-cell>
          <table:table-cell office:value-type="string" calcext:value-type="string">
            <text:p>Exod 6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 table:style-name="Default" office:value-type="string" calcext:value-type="string">
            <text:p>Abidah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 table:style-name="Default" office:value-type="string" calcext:value-type="string">
            <text:p>Ahira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Num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 table:style-name="Default" office:value-type="string" calcext:value-type="string">
            <text:p>Arnon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Num 2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 table:style-name="Default" office:value-type="string" calcext:value-type="string">
            <text:p>Dathan</text:p>
          </table:table-cell>
          <table:table-cell office:value-type="string" calcext:value-type="string">
            <text:p>e2f7</text:p>
          </table:table-cell>
          <table:table-cell office:value-type="string" calcext:value-type="string">
            <text:p>Num 1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 table:style-name="Default" office:value-type="string" calcext:value-type="string">
            <text:p>Horma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Num 14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 table:style-name="Default" office:value-type="string" calcext:value-type="string">
            <text:p>Kirjah_Hutsoth</text:p>
          </table:table-cell>
          <table:table-cell office:value-type="string" calcext:value-type="string">
            <text:p>e2f9</text:p>
          </table:table-cell>
          <table:table-cell office:value-type="string" calcext:value-type="string">
            <text:p>Num 22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 table:style-name="Default" office:value-type="string" calcext:value-type="string">
            <text:p>Moab_région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Gen 36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 table:style-name="Default" office:value-type="string" calcext:value-type="string">
            <text:p>Péleth</text:p>
          </table:table-cell>
          <table:table-cell office:value-type="string" calcext:value-type="string">
            <text:p>e2fb</text:p>
          </table:table-cell>
          <table:table-cell office:value-type="string" calcext:value-type="string">
            <text:p>Num 1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 table:style-name="Default" office:value-type="string" calcext:value-type="string">
            <text:p>Pethor</text:p>
          </table:table-cell>
          <table:table-cell office:value-type="string" calcext:value-type="string">
            <text:p>e2fc</text:p>
          </table:table-cell>
          <table:table-cell office:value-type="string" calcext:value-type="string">
            <text:p>Num 22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 table:style-name="Default" office:value-type="string" calcext:value-type="string">
            <text:p>Tsippor</text:p>
          </table:table-cell>
          <table:table-cell office:value-type="string" calcext:value-type="string">
            <text:p>e2fd</text:p>
          </table:table-cell>
          <table:table-cell office:value-type="string" calcext:value-type="string">
            <text:p>Num 22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 table:style-name="Default" office:value-type="string" calcext:value-type="string">
            <text:p>jealous</text:p>
          </table:table-cell>
          <table:table-cell office:value-type="string" calcext:value-type="string">
            <text:p>e2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 office:value-type="string" calcext:value-type="string">
            <text:p>Nethaneel</text:p>
          </table:table-cell>
          <table:table-cell office:value-type="string" calcext:value-type="string">
            <text:p>e2ff</text:p>
          </table:table-cell>
          <table:table-cell office:value-type="string" calcext:value-type="string">
            <text:p>Num 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e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table:style-name="Default" office:value-type="string" calcext:value-type="string">
            <text:p>près</text:p>
          </table:table-cell>
          <table:table-cell office:value-type="string" calcext:value-type="string">
            <text:p>e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eu</text:p>
          </table:table-cell>
          <table:table-cell office:value-type="string" calcext:value-type="string">
            <text:p>e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haleur</text:p>
          </table:table-cell>
          <table:table-cell office:value-type="string" calcext:value-type="string">
            <text:p>e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e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table:style-name="Default" office:value-type="string" calcext:value-type="string">
            <text:p>trouver</text:p>
          </table:table-cell>
          <table:table-cell office:value-type="string" calcext:value-type="string">
            <text:p>e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table:style-name="Default" office:value-type="string" calcext:value-type="string">
            <text:p>cheval</text:p>
          </table:table-cell>
          <table:table-cell office:value-type="string" calcext:value-type="string">
            <text:p>e3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table:style-name="Default" office:value-type="string" calcext:value-type="string">
            <text:p>insecte</text:p>
          </table:table-cell>
          <table:table-cell office:value-type="string" calcext:value-type="string">
            <text:p>e3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table:style-name="Default" office:value-type="string" calcext:value-type="string">
            <text:p>mesure</text:p>
          </table:table-cell>
          <table:table-cell office:value-type="string" calcext:value-type="string">
            <text:p>e3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table:style-name="Default" office:value-type="string" calcext:value-type="string">
            <text:p>montagne</text:p>
          </table:table-cell>
          <table:table-cell office:value-type="string" calcext:value-type="string">
            <text:p>e3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table:style-name="Default" office:value-type="string" calcext:value-type="string">
            <text:p>filet</text:p>
          </table:table-cell>
          <table:table-cell office:value-type="string" calcext:value-type="string">
            <text:p>e3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table:style-name="Default" office:value-type="string" calcext:value-type="string">
            <text:p>nouveau</text:p>
          </table:table-cell>
          <table:table-cell office:value-type="string" calcext:value-type="string">
            <text:p>e3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table:style-name="Default" office:value-type="string" calcext:value-type="string">
            <text:p>nez</text:p>
          </table:table-cell>
          <table:table-cell office:value-type="string" calcext:value-type="string">
            <text:p>e3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odeur</text:p>
          </table:table-cell>
          <table:table-cell office:value-type="string" calcext:value-type="string">
            <text:p>e3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table:style-name="Default" office:value-type="string" calcext:value-type="string">
            <text:p>cochon</text:p>
          </table:table-cell>
          <table:table-cell office:value-type="string" calcext:value-type="string">
            <text:p>e3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table:style-name="Default" office:value-type="string" calcext:value-type="string">
            <text:p>rivière</text:p>
          </table:table-cell>
          <table:table-cell office:value-type="string" calcext:value-type="string">
            <text:p>e3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table:style-name="Default" office:value-type="string" calcext:value-type="string">
            <text:p>risseau</text:p>
          </table:table-cell>
          <table:table-cell office:value-type="string" calcext:value-type="string">
            <text:p>e30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table:style-name="Default" office:value-type="string" calcext:value-type="string">
            <text:p>serpent</text:p>
          </table:table-cell>
          <table:table-cell office:value-type="string" calcext:value-type="string">
            <text:p>e3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table:style-name="Default" office:value-type="string" calcext:value-type="string">
            <text:p>doux</text:p>
          </table:table-cell>
          <table:table-cell office:value-type="string" calcext:value-type="string">
            <text:p>e30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e3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table:style-name="Default" office:value-type="string" calcext:value-type="string">
            <text:p>nouer</text:p>
          </table:table-cell>
          <table:table-cell office:value-type="string" calcext:value-type="string">
            <text:p>e30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la_tour</text:p>
          </table:table-cell>
          <table:table-cell office:value-type="string" calcext:value-type="string">
            <text:p>e30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table:style-name="Default" office:value-type="string" calcext:value-type="string">
            <text:p>fouetter</text:p>
          </table:table-cell>
          <table:table-cell office:value-type="string" calcext:value-type="string">
            <text:p>e3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table:style-name="Default" office:value-type="string" calcext:value-type="string">
            <text:p>fenêtre</text:p>
          </table:table-cell>
          <table:table-cell office:value-type="string" calcext:value-type="string">
            <text:p>e3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table:style-name="Default"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table:style-name="Default" office:value-type="string" calcext:value-type="string">
            <text:p>tout droit</text:p>
          </table:table-cell>
          <table:table-cell office:value-type="string" calcext:value-type="string">
            <text:p>e3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table:style-name="Default" office:value-type="string" calcext:value-type="string">
            <text:p>vous</text:p>
          </table:table-cell>
          <table:table-cell office:value-type="string" calcext:value-type="string">
            <text:p>e3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table:style-name="Default" office:value-type="string" calcext:value-type="string">
            <text:p>en haut</text:p>
          </table:table-cell>
          <table:table-cell office:value-type="string" calcext:value-type="string">
            <text:p>e3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3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table:style-name="Default" office:value-type="string" calcext:value-type="string">
            <text:p>descendre</text:p>
          </table:table-cell>
          <table:table-cell office:value-type="string" calcext:value-type="string">
            <text:p>e3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table:style-name="Default" office:value-type="string" calcext:value-type="string">
            <text:p>en_avant</text:p>
          </table:table-cell>
          <table:table-cell office:value-type="string" calcext:value-type="string">
            <text:p>e3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e3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table:style-name="Default" office:value-type="string" calcext:value-type="string">
            <text:p>en_bas</text:p>
          </table:table-cell>
          <table:table-cell office:value-type="string" calcext:value-type="string">
            <text:p>e3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table:style-name="Default" office:value-type="string" calcext:value-type="string">
            <text:p>de</text:p>
          </table:table-cell>
          <table:table-cell office:value-type="string" calcext:value-type="string">
            <text:p>e31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table:style-name="Default" office:value-type="string" calcext:value-type="string">
            <text:p>autour</text:p>
          </table:table-cell>
          <table:table-cell office:value-type="string" calcext:value-type="string">
            <text:p>e3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table:style-name="Default" office:value-type="string" calcext:value-type="string">
            <text:p>étendre</text:p>
          </table:table-cell>
          <table:table-cell office:value-type="string" calcext:value-type="string">
            <text:p>e31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table:style-name="Default" office:value-type="string" calcext:value-type="string">
            <text:p>retourner</text:p>
          </table:table-cell>
          <table:table-cell office:value-type="string" calcext:value-type="string">
            <text:p>e31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table:style-name="Default" office:value-type="string" calcext:value-type="string">
            <text:p>changer</text:p>
          </table:table-cell>
          <table:table-cell office:value-type="string" calcext:value-type="string">
            <text:p>e31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e31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table:style-name="Default"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transfigurer</text:p>
          </table:table-cell>
          <table:table-cell office:value-type="string" calcext:value-type="string">
            <text:p>e31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table:style-name="Default" office:value-type="string" calcext:value-type="string">
            <text:p>se_ repentir</text:p>
          </table:table-cell>
          <table:table-cell office:value-type="string" calcext:value-type="string">
            <text:p>e3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repentir</text:p>
          </table:table-cell>
          <table:table-cell office:value-type="string" calcext:value-type="string">
            <text:p>e3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table:style-name="Default" office:value-type="string" calcext:value-type="string">
            <text:p>profond</text:p>
          </table:table-cell>
          <table:table-cell office:value-type="string" calcext:value-type="string">
            <text:p>e3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e3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table:style-name="Default" office:value-type="string" calcext:value-type="string">
            <text:p>s’élever</text:p>
          </table:table-cell>
          <table:table-cell office:value-type="string" calcext:value-type="string">
            <text:p>e3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e3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table:style-name="Default"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 table:style-name="Default" office:value-type="string" calcext:value-type="string">
            <text:p>plus_bas_adj</text:p>
          </table:table-cell>
          <table:table-cell office:value-type="string" calcext:value-type="string">
            <text:p>e3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table:style-name="Default" office:value-type="string" calcext:value-type="string">
            <text:p>en_arrière</text:p>
          </table:table-cell>
          <table:table-cell office:value-type="string" calcext:value-type="string">
            <text:p>e3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table:style-name="Default" office:value-type="string" calcext:value-type="string">
            <text:p>diviser</text:p>
          </table:table-cell>
          <table:table-cell office:value-type="string" calcext:value-type="string">
            <text:p>e3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</text:p>
          </table:table-cell>
          <table:table-cell table:number-columns-repeated="2"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séparé</text:p>
          </table:table-cell>
          <table:table-cell office:value-type="string" calcext:value-type="string">
            <text:p>e3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table:style-name="Default" office:value-type="string" calcext:value-type="string">
            <text:p>jeter</text:p>
          </table:table-cell>
          <table:table-cell office:value-type="string" calcext:value-type="string">
            <text:p>e3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table:style-name="Default" office:value-type="string" calcext:value-type="string">
            <text:p>vague</text:p>
          </table:table-cell>
          <table:table-cell office:value-type="string" calcext:value-type="string">
            <text:p>e3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table:style-name="Default" office:value-type="string" calcext:value-type="string">
            <text:p>réssusciter</text:p>
          </table:table-cell>
          <table:table-cell office:value-type="string" calcext:value-type="string">
            <text:p>e3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résurrection</text:p>
          </table:table-cell>
          <table:table-cell office:value-type="string" calcext:value-type="string">
            <text:p>e3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table:style-name="Default" office:value-type="string" calcext:value-type="string">
            <text:p>acheter</text:p>
          </table:table-cell>
          <table:table-cell office:value-type="string" calcext:value-type="string">
            <text:p>e3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dépenser</text:p>
          </table:table-cell>
          <table:table-cell office:value-type="string" calcext:value-type="string">
            <text:p>e3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table:style-name="Default" office:value-type="string" calcext:value-type="string">
            <text:p>vendre</text:p>
          </table:table-cell>
          <table:table-cell office:value-type="string" calcext:value-type="string">
            <text:p>e3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table:style-name="Default" office:value-type="string" calcext:value-type="string">
            <text:p>se_tenir</text:p>
          </table:table-cell>
          <table:table-cell office:value-type="string" calcext:value-type="string">
            <text:p>e3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levain</text:p>
          </table:table-cell>
          <table:table-cell office:value-type="string" calcext:value-type="string">
            <text:p>e32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table:style-name="Default" office:value-type="string" calcext:value-type="string">
            <text:p>plus_petit</text:p>
          </table:table-cell>
          <table:table-cell office:value-type="string" calcext:value-type="string">
            <text:p>e32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bouger</text:p>
          </table:table-cell>
          <table:table-cell office:value-type="string" calcext:value-type="string">
            <text:p>e32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table:style-name="Default" office:value-type="string" calcext:value-type="string">
            <text:p>contre</text:p>
          </table:table-cell>
          <table:table-cell office:value-type="string" calcext:value-type="string">
            <text:p>e3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opposer</text:p>
          </table:table-cell>
          <table:table-cell office:value-type="string" calcext:value-type="string">
            <text:p>e3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table:style-name="Default" office:value-type="string" calcext:value-type="string">
            <text:p>heure</text:p>
          </table:table-cell>
          <table:table-cell office:value-type="string" calcext:value-type="string">
            <text:p>e3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table:style-name="Default" office:value-type="string" calcext:value-type="string">
            <text:p>contrôler</text:p>
          </table:table-cell>
          <table:table-cell office:value-type="string" calcext:value-type="string">
            <text:p>e3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table:style-name="Default" office:value-type="string" calcext:value-type="string">
            <text:p>difficulté</text:p>
          </table:table-cell>
          <table:table-cell office:value-type="string" calcext:value-type="string">
            <text:p>e3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Default"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 1: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Messie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John 4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Béelzé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Matt 10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</text:p>
          </table:table-cell>
          <table:table-cell table:number-columns-repeated="2"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Job 1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table:style-name="Default" office:value-type="string" calcext:value-type="string">
            <text:p>Jean_le_Baptiste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 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Default" office:value-type="string" calcext:value-type="string">
            <text:p>Galilé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Josh 2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Default" office:value-type="string" calcext:value-type="string">
            <text:p>Jé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osh 1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Default" office:value-type="string" calcext:value-type="string">
            <text:p>Judée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Rom 15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Default" office:value-type="string" calcext:value-type="string">
            <text:p>Capernaü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yr 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Josh 19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Sidon_ville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 1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table:style-name="Default" office:value-type="string" calcext:value-type="string">
            <text:p>Canaan_régio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<text:span text:style-name="T2">Acts</text:span> 7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Default" office:value-type="string" calcext:value-type="string">
            <text:p>Décapole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 4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Default" office:value-type="string" calcext:value-type="string">
            <text:p>Gadaraénien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 8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Gadarénien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rk 5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Default" office:value-type="string" calcext:value-type="string">
            <text:p>Bethsaï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 1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Default" office:value-type="string" calcext:value-type="string">
            <text:p>Génésareth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 14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ie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 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Default" office:value-type="string" calcext:value-type="string">
            <text:p>Phénicie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Acts 1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Default"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rk 8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Default" office:value-type="string" calcext:value-type="string">
            <text:p>Grè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Acts 2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Default" office:value-type="string" calcext:value-type="string">
            <text:p>Césarée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 1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Default" office:value-type="string" calcext:value-type="string">
            <text:p>Philippes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Default" office:value-type="string" calcext:value-type="string">
            <text:p>Bethphagé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 2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Default" office:value-type="string" calcext:value-type="string">
            <text:p>Béthanie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 <text:s/>21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Default" office:value-type="string" calcext:value-type="string">
            <text:p>Gethsémané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 26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Default"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 27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2"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Luke 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mois</text:p>
          </table:table-cell>
          <table:table-cell office:value-type="string" calcext:value-type="string">
            <text:p>e34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Default" office:value-type="string" calcext:value-type="string">
            <text:p>Arimathée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 27: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Default"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 2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Default" office:value-type="string" calcext:value-type="string">
            <text:p>Jourdain_rivière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Gen 5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Default" office:value-type="string" calcext:value-type="string">
            <text:p>Mer_de_Galilé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Default" office:value-type="string" calcext:value-type="string">
            <text:p>Montagne_des_Olivier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 2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Default" office:value-type="string" calcext:value-type="string">
            <text:p>Fils_de_l’homme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 8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Default" office:value-type="string" calcext:value-type="string">
            <text:p>Marie_de Magdala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k 15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table:style-name="Default" office:value-type="string" calcext:value-type="string">
            <text:p>Marie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27: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Marie_mere_de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1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Default" office:value-type="string" calcext:value-type="string">
            <text:p>Hé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 1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Cé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John1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Default" office:value-type="string" calcext:value-type="string">
            <text:p>Simon_Pierre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Default" office:value-type="string" calcext:value-type="string">
            <text:p>André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table:style-name="Default" office:value-type="string" calcext:value-type="string">
            <text:p>Jacqu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tt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Default" office:value-type="string" calcext:value-type="string">
            <text:p>Zébédé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Jea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 1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Jean_l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tt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Default" office:value-type="string" calcext:value-type="string">
            <text:p>Moïse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Exod 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table:style-name="Default" office:value-type="string" calcext:value-type="string">
            <text:p>Lévi_Matthieu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uke 5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table:style-name="Default" office:value-type="string" calcext:value-type="string">
            <text:p>idole</text:p>
          </table:table-cell>
          <table:table-cell office:value-type="string" calcext:value-type="string">
            <text:p>e35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Default"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 1: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Default"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rk 2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table:style-name="Default" office:value-type="string" calcext:value-type="string">
            <text:p>Hérode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 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table:style-name="Default" office:value-type="string" calcext:value-type="string">
            <text:p>Philippe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Default" office:value-type="string" calcext:value-type="string">
            <text:p>Barthélemy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Default"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table:style-name="Default" office:value-type="string" calcext:value-type="string">
            <text:p>Simon_le_Cananéen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table:style-name="Default" office:value-type="string" calcext:value-type="string">
            <text:p>Jude_l’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Default" office:value-type="string" calcext:value-type="string">
            <text:p>Lé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rk 5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Default" office:value-type="string" calcext:value-type="string">
            <text:p>Jaï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rk 5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table:style-name="Default"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rk 6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table:style-name="Default" office:value-type="string" calcext:value-type="string">
            <text:p>Jude_non_pas_l’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ohn 1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2"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e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Default"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 13: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Default" office:value-type="string" calcext:value-type="string">
            <text:p>Élie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1 Kgs 1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Default" office:value-type="string" calcext:value-type="string">
            <text:p>Bartimée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rk 10: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Timée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rk 10: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Default"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 27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2"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rk 15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Default"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 27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Default" office:value-type="string" calcext:value-type="string">
            <text:p>Cé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Acts 26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Default" office:value-type="string" calcext:value-type="string">
            <text:p>Marc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Acts 15: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Default" office:value-type="string" calcext:value-type="string">
            <text:p>Ésaïe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2 Kgs 19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Default"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Default"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Gen 17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Gen 25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Jacques_fils_de_Zebédé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rk 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Default"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Acts 13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Default" office:value-type="string" calcext:value-type="string">
            <text:p>Idumée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rk 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Default" office:value-type="string" calcext:value-type="string">
            <text:p>Salomé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rk 15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romessse</text:p>
          </table:table-cell>
          <table:table-cell office:value-type="string" calcext:value-type="string">
            <text:p>e37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Default" office:value-type="string" calcext:value-type="string">
            <text:p>Thaddée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table:style-name="Default" office:value-type="string" calcext:value-type="string">
            <text:p>Simon_ de_Cyrè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rk 15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e37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table:style-name="Default" office:value-type="string" calcext:value-type="string">
            <text:p>dénouer</text:p>
          </table:table-cell>
          <table:table-cell office:value-type="string" calcext:value-type="string">
            <text:p>e3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table:style-name="Default" office:value-type="string" calcext:value-type="string">
            <text:p>ciel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Gen 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table:style-name="Default" office:value-type="string" calcext:value-type="string">
            <text:p>aller</text:p>
          </table:table-cell>
          <table:table-cell office:value-type="string" calcext:value-type="string">
            <text:p>e3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e3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voyager</text:p>
          </table:table-cell>
          <table:table-cell office:value-type="string" calcext:value-type="string">
            <text:p>e3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voyage</text:p>
          </table:table-cell>
          <table:table-cell office:value-type="string" calcext:value-type="string">
            <text:p>e3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table:style-name="Default" office:value-type="string" calcext:value-type="string">
            <text:p>léprosie</text:p>
          </table:table-cell>
          <table:table-cell office:value-type="string" calcext:value-type="string">
            <text:p>e3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table:style-name="Default" office:value-type="string" calcext:value-type="string">
            <text:p>Pharisien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 2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table:style-name="Default" office:value-type="string" calcext:value-type="string">
            <text:p>bol</text:p>
          </table:table-cell>
          <table:table-cell office:value-type="string" calcext:value-type="string">
            <text:p>e3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e3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table:style-name="Default" office:value-type="string" calcext:value-type="string">
            <text:p>Marie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Num 1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assiette</text:p>
          </table:table-cell>
          <table:table-cell office:value-type="string" calcext:value-type="string">
            <text:p>e3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plat</text:p>
          </table:table-cell>
          <table:table-cell office:value-type="string" calcext:value-type="string">
            <text:p>e3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table:style-name="Default" office:value-type="string" calcext:value-type="string">
            <text:p>bouclier</text:p>
          </table:table-cell>
          <table:table-cell office:value-type="string" calcext:value-type="string">
            <text:p>e3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 table:style-name="Default" office:value-type="string" calcext:value-type="string">
            <text:p>Jaschub</text:p>
          </table:table-cell>
          <table:table-cell office:value-type="string" calcext:value-type="string">
            <text:p>e389</text:p>
          </table:table-cell>
          <table:table-cell office:value-type="string" calcext:value-type="string">
            <text:p>Num 2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 table:style-name="Default" office:value-type="string" calcext:value-type="string">
            <text:p>Jaezer</text:p>
          </table:table-cell>
          <table:table-cell office:value-type="string" calcext:value-type="string">
            <text:p>e38a</text:p>
          </table:table-cell>
          <table:table-cell office:value-type="string" calcext:value-type="string">
            <text:p>Num 21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 table:style-name="Default" office:value-type="string" calcext:value-type="string">
            <text:p>Abarim</text:p>
          </table:table-cell>
          <table:table-cell office:value-type="string" calcext:value-type="string">
            <text:p>e38b</text:p>
          </table:table-cell>
          <table:table-cell office:value-type="string" calcext:value-type="string">
            <text:p>Num 27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 table:style-name="Default" office:value-type="string" calcext:value-type="string">
            <text:p>Machla</text:p>
          </table:table-cell>
          <table:table-cell office:value-type="string" calcext:value-type="string">
            <text:p>e38c</text:p>
          </table:table-cell>
          <table:table-cell office:value-type="string" calcext:value-type="string">
            <text:p>Num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 table:style-name="Default" office:value-type="string" calcext:value-type="string">
            <text:p>Matthana</text:p>
          </table:table-cell>
          <table:table-cell office:value-type="string" calcext:value-type="string">
            <text:p>e38d</text:p>
          </table:table-cell>
          <table:table-cell office:value-type="string" calcext:value-type="string">
            <text:p>Num 2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 table:style-name="Default" office:value-type="string" calcext:value-type="string">
            <text:p>Médeba</text:p>
          </table:table-cell>
          <table:table-cell office:value-type="string" calcext:value-type="string">
            <text:p>e38e</text:p>
          </table:table-cell>
          <table:table-cell office:value-type="string" calcext:value-type="string">
            <text:p>Num 21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e3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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table:style-name="Default" office:value-type="string" calcext:value-type="string">
            <text:p>taille</text:p>
          </table:table-cell>
          <table:table-cell office:value-type="string" calcext:value-type="string">
            <text:p>e3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 table:style-name="Default" office:value-type="string" calcext:value-type="string">
            <text:p>Mont_Péor</text:p>
          </table:table-cell>
          <table:table-cell office:value-type="string" calcext:value-type="string">
            <text:p>e392</text:p>
          </table:table-cell>
          <table:table-cell office:value-type="string" calcext:value-type="string">
            <text:p>Num 2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 table:style-name="ce16" office:value-type="string" calcext:value-type="string">
            <text:p>Mont_Pisga</text:p>
          </table:table-cell>
          <table:table-cell office:value-type="string" calcext:value-type="string">
            <text:p>e393</text:p>
          </table:table-cell>
          <table:table-cell office:value-type="string" calcext:value-type="string">
            <text:p>Num 21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 table:style-name="Default" office:value-type="string" calcext:value-type="string">
            <text:p>Nahaliel</text:p>
          </table:table-cell>
          <table:table-cell office:value-type="string" calcext:value-type="string">
            <text:p>e394</text:p>
          </table:table-cell>
          <table:table-cell office:value-type="string" calcext:value-type="string">
            <text:p>Num 2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 table:style-name="Default" office:value-type="string" calcext:value-type="string">
            <text:p>Naziréat</text:p>
          </table:table-cell>
          <table:table-cell office:value-type="string" calcext:value-type="string">
            <text:p>e395</text:p>
          </table:table-cell>
          <table:table-cell office:value-type="string" calcext:value-type="string">
            <text:p>Num 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 table:style-name="Default" office:value-type="string" calcext:value-type="string">
            <text:p>Nemuel</text:p>
          </table:table-cell>
          <table:table-cell office:value-type="string" calcext:value-type="string">
            <text:p>e396</text:p>
          </table:table-cell>
          <table:table-cell office:value-type="string" calcext:value-type="string">
            <text:p>Num 2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table:style-name="Default" office:value-type="string" calcext:value-type="string">
            <text:p>le moindre</text:p>
          </table:table-cell>
          <table:table-cell office:value-type="string" calcext:value-type="string">
            <text:p>e3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le_plus_petit</text:p>
          </table:table-cell>
          <table:table-cell table:style-name="ce10" office:value-type="string" calcext:value-type="string">
            <text:p>e3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table:style-name="Default" office:value-type="string" calcext:value-type="string">
            <text:p>bâton</text:p>
          </table:table-cell>
          <table:table-cell office:value-type="string" calcext:value-type="string">
            <text:p>e3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 table:style-name="Default" office:value-type="string" calcext:value-type="string">
            <text:p>nid</text:p>
          </table:table-cell>
          <table:table-cell office:value-type="string" calcext:value-type="string">
            <text:p>e3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table:style-name="Default" office:value-type="string" calcext:value-type="string">
            <text:p>couvrir</text:p>
          </table:table-cell>
          <table:table-cell office:value-type="string" calcext:value-type="string">
            <text:p>e3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 table:style-name="Default" office:value-type="string" calcext:value-type="string">
            <text:p>Nophach</text:p>
          </table:table-cell>
          <table:table-cell office:value-type="string" calcext:value-type="string">
            <text:p>e39b</text:p>
          </table:table-cell>
          <table:table-cell office:value-type="string" calcext:value-type="string">
            <text:p>Num 21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 table:style-name="Default" office:value-type="string" calcext:value-type="string">
            <text:p>Oboth</text:p>
          </table:table-cell>
          <table:table-cell office:value-type="string" calcext:value-type="string">
            <text:p>e39c</text:p>
          </table:table-cell>
          <table:table-cell office:value-type="string" calcext:value-type="string">
            <text:p>Num 33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 table:style-name="Default" office:value-type="string" calcext:value-type="string">
            <text:p>Og</text:p>
          </table:table-cell>
          <table:table-cell office:value-type="string" calcext:value-type="string">
            <text:p>e39d</text:p>
          </table:table-cell>
          <table:table-cell office:value-type="string" calcext:value-type="string">
            <text:p>Ps 135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 table:style-name="Default" office:value-type="string" calcext:value-type="string">
            <text:p>Ozni</text:p>
          </table:table-cell>
          <table:table-cell office:value-type="string" calcext:value-type="string">
            <text:p>e39e</text:p>
          </table:table-cell>
          <table:table-cell office:value-type="string" calcext:value-type="string">
            <text:p>Num 2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 office:value-type="string" calcext:value-type="string">
            <text:p>Schemida</text:p>
          </table:table-cell>
          <table:table-cell office:value-type="string" calcext:value-type="string">
            <text:p>e39f</text:p>
          </table:table-cell>
          <table:table-cell office:value-type="string" calcext:value-type="string">
            <text:p>Num 26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 office:value-type="string" calcext:value-type="string">
            <text:p>Schupham</text:p>
          </table:table-cell>
          <table:table-cell office:value-type="string" calcext:value-type="string">
            <text:p>e3a0</text:p>
          </table:table-cell>
          <table:table-cell office:value-type="string" calcext:value-type="string">
            <text:p>Num 2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 table:style-name="Default" office:value-type="string" calcext:value-type="string">
            <text:p>Ahiram</text:p>
          </table:table-cell>
          <table:table-cell office:value-type="string" calcext:value-type="string">
            <text:p>e3a1</text:p>
          </table:table-cell>
          <table:table-cell office:value-type="string" calcext:value-type="string">
            <text:p>Num 26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 table:style-name="Default" office:value-type="string" calcext:value-type="string">
            <text:p>Ar</text:p>
          </table:table-cell>
          <table:table-cell office:value-type="string" calcext:value-type="string">
            <text:p>e3a2</text:p>
          </table:table-cell>
          <table:table-cell office:value-type="string" calcext:value-type="string">
            <text:p>Num 2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 table:style-name="Default" office:value-type="string" calcext:value-type="string">
            <text:p>Arad_homme</text:p>
          </table:table-cell>
          <table:table-cell office:value-type="string" calcext:value-type="string">
            <text:p>e3a3</text:p>
          </table:table-cell>
          <table:table-cell office:value-type="string" calcext:value-type="string">
            <text:p>1 Chr 8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 table:style-name="Default" office:value-type="string" calcext:value-type="string">
            <text:p>Asriel</text:p>
          </table:table-cell>
          <table:table-cell office:value-type="string" calcext:value-type="string">
            <text:p>e3a4</text:p>
          </table:table-cell>
          <table:table-cell office:value-type="string" calcext:value-type="string">
            <text:p>Num 26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 table:style-name="Default" office:value-type="string" calcext:value-type="string">
            <text:p>Atharim</text:p>
          </table:table-cell>
          <table:table-cell office:value-type="string" calcext:value-type="string">
            <text:p>e3a5</text:p>
          </table:table-cell>
          <table:table-cell office:value-type="string" calcext:value-type="string">
            <text:p>Num 21: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 table:style-name="Default" office:value-type="string" calcext:value-type="string">
            <text:p>Basan</text:p>
          </table:table-cell>
          <table:table-cell office:value-type="string" calcext:value-type="string">
            <text:p>e3a6</text:p>
          </table:table-cell>
          <table:table-cell office:value-type="string" calcext:value-type="string">
            <text:p>Num 21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 table:style-name="Default" office:value-type="string" calcext:value-type="string">
            <text:p>Beer</text:p>
          </table:table-cell>
          <table:table-cell office:value-type="string" calcext:value-type="string">
            <text:p>e3a7</text:p>
          </table:table-cell>
          <table:table-cell office:value-type="string" calcext:value-type="string">
            <text:p>Num 21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 table:style-name="Default" office:value-type="string" calcext:value-type="string">
            <text:p>Kemosch</text:p>
          </table:table-cell>
          <table:table-cell office:value-type="string" calcext:value-type="string">
            <text:p>e3a8</text:p>
          </table:table-cell>
          <table:table-cell office:value-type="string" calcext:value-type="string">
            <text:p>Num 2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 table:style-name="Default" office:value-type="string" calcext:value-type="string">
            <text:p>Dibon</text:p>
          </table:table-cell>
          <table:table-cell office:value-type="string" calcext:value-type="string">
            <text:p>e3a9</text:p>
          </table:table-cell>
          <table:table-cell office:value-type="string" calcext:value-type="string">
            <text:p>Num 21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 table:style-name="Default" office:value-type="string" calcext:value-type="string">
            <text:p>Eran</text:p>
          </table:table-cell>
          <table:table-cell office:value-type="string" calcext:value-type="string">
            <text:p>e3aa</text:p>
          </table:table-cell>
          <table:table-cell office:value-type="string" calcext:value-type="string">
            <text:p>Num 26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 table:style-name="Default" office:value-type="string" calcext:value-type="string">
            <text:p><text:span text:style-name="T2">Galaad</text:span>_homme</text:p>
          </table:table-cell>
          <table:table-cell office:value-type="string" calcext:value-type="string">
            <text:p>e3ab</text:p>
          </table:table-cell>
          <table:table-cell office:value-type="string" calcext:value-type="string">
            <text:p>Num 26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 table:style-name="Default" office:value-type="string" calcext:value-type="string">
            <text:p>Hélek</text:p>
          </table:table-cell>
          <table:table-cell office:value-type="string" calcext:value-type="string">
            <text:p>e3ac</text:p>
          </table:table-cell>
          <table:table-cell office:value-type="string" calcext:value-type="string">
            <text:p>Num 26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 table:style-name="Default" office:value-type="string" calcext:value-type="string">
            <text:p>Hépher</text:p>
          </table:table-cell>
          <table:table-cell office:value-type="string" calcext:value-type="string">
            <text:p>e3ad</text:p>
          </table:table-cell>
          <table:table-cell office:value-type="string" calcext:value-type="string">
            <text:p>Num 26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 table:style-name="Default" office:value-type="string" calcext:value-type="string">
            <text:p>Heshbon</text:p>
          </table:table-cell>
          <table:table-cell office:value-type="string" calcext:value-type="string">
            <text:p>e3ae</text:p>
          </table:table-cell>
          <table:table-cell office:value-type="string" calcext:value-type="string">
            <text:p>Josh 1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 table:style-name="Default" office:value-type="string" calcext:value-type="string">
            <text:p>Hogla</text:p>
          </table:table-cell>
          <table:table-cell office:value-type="string" calcext:value-type="string">
            <text:p>e3af</text:p>
          </table:table-cell>
          <table:table-cell office:value-type="string" calcext:value-type="string">
            <text:p>Num 2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 table:style-name="Default" office:value-type="string" calcext:value-type="string">
            <text:p>Hupham</text:p>
          </table:table-cell>
          <table:table-cell office:value-type="string" calcext:value-type="string">
            <text:p>e3b0</text:p>
          </table:table-cell>
          <table:table-cell office:value-type="string" calcext:value-type="string">
            <text:p>Num 2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 office:value-type="string" calcext:value-type="string">
            <text:p>Jézer</text:p>
          </table:table-cell>
          <table:table-cell office:value-type="string" calcext:value-type="string">
            <text:p>e3b1</text:p>
          </table:table-cell>
          <table:table-cell office:value-type="string" calcext:value-type="string">
            <text:p>Num 26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 table:style-name="Default" office:value-type="string" calcext:value-type="string">
            <text:p>Iijé_Abarim</text:p>
          </table:table-cell>
          <table:table-cell office:value-type="string" calcext:value-type="string">
            <text:p>e3b2</text:p>
          </table:table-cell>
          <table:table-cell office:value-type="string" calcext:value-type="string">
            <text:p>Num 2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 table:style-name="Default" office:value-type="string" calcext:value-type="string">
            <text:p>Jahats</text:p>
          </table:table-cell>
          <table:table-cell office:value-type="string" calcext:value-type="string">
            <text:p>e3b3</text:p>
          </table:table-cell>
          <table:table-cell office:value-type="string" calcext:value-type="string">
            <text:p>Num 21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 office:value-type="string" calcext:value-type="string">
            <text:p>Montagne_de_Hor</text:p>
          </table:table-cell>
          <table:table-cell office:value-type="string" calcext:value-type="string">
            <text:p>e3b4</text:p>
          </table:table-cell>
          <table:table-cell office:value-type="string" calcext:value-type="string">
            <text:p>Num 2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 table:style-name="Default" office:value-type="string" calcext:value-type="string">
            <text:p>Elischéba</text:p>
          </table:table-cell>
          <table:table-cell office:value-type="string" calcext:value-type="string">
            <text:p>e3b5</text:p>
          </table:table-cell>
          <table:table-cell office:value-type="string" calcext:value-type="string">
            <text:p>Exod 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 office:value-type="string" calcext:value-type="string">
            <text:p>Schucham</text:p>
          </table:table-cell>
          <table:table-cell office:value-type="string" calcext:value-type="string">
            <text:p>e3b7</text:p>
          </table:table-cell>
          <table:table-cell office:value-type="string" calcext:value-type="string">
            <text:p>Num 26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 office:value-type="string" calcext:value-type="string">
            <text:p>Schutélach</text:p>
          </table:table-cell>
          <table:table-cell office:value-type="string" calcext:value-type="string">
            <text:p>e3b8</text:p>
          </table:table-cell>
          <table:table-cell office:value-type="string" calcext:value-type="string">
            <text:p>Num 26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 table:style-name="Default" office:value-type="string" calcext:value-type="string">
            <text:p>Sihon</text:p>
          </table:table-cell>
          <table:table-cell office:value-type="string" calcext:value-type="string">
            <text:p>e3b9</text:p>
          </table:table-cell>
          <table:table-cell office:value-type="string" calcext:value-type="string">
            <text:p>Num 2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 table:style-name="Default" office:value-type="string" calcext:value-type="string">
            <text:p>Tirtsa_femme</text:p>
          </table:table-cell>
          <table:table-cell office:value-type="string" calcext:value-type="string">
            <text:p>e3ba</text:p>
          </table:table-cell>
          <table:table-cell office:value-type="string" calcext:value-type="string">
            <text:p>Num 2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 table:style-name="Default" office:value-type="string" calcext:value-type="string">
            <text:p>Vaheb</text:p>
          </table:table-cell>
          <table:table-cell office:value-type="string" calcext:value-type="string">
            <text:p>e3bb</text:p>
          </table:table-cell>
          <table:table-cell office:value-type="string" calcext:value-type="string">
            <text:p>Num 2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 table:style-name="Default" office:value-type="string" calcext:value-type="string">
            <text:p>Tselophchad</text:p>
          </table:table-cell>
          <table:table-cell office:value-type="string" calcext:value-type="string">
            <text:p>e3bc</text:p>
          </table:table-cell>
          <table:table-cell office:value-type="string" calcext:value-type="string">
            <text:p>Num 2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 table:style-name="Default" office:value-type="string" calcext:value-type="string">
            <text:p>Zéred</text:p>
          </table:table-cell>
          <table:table-cell office:value-type="string" calcext:value-type="string">
            <text:p>e3bd</text:p>
          </table:table-cell>
          <table:table-cell office:value-type="string" calcext:value-type="string">
            <text:p>Deut 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 office:value-type="string" calcext:value-type="string">
            <text:p>Tsophim</text:p>
          </table:table-cell>
          <table:table-cell office:value-type="string" calcext:value-type="string">
            <text:p>e3be</text:p>
          </table:table-cell>
          <table:table-cell office:value-type="string" calcext:value-type="string">
            <text:p>Num 23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 table:style-name="Default" office:value-type="string" calcext:value-type="string">
            <text:p>Bamoth_région </text:p>
          </table:table-cell>
          <table:table-cell office:value-type="string" calcext:value-type="string">
            <text:p>e3c0</text:p>
          </table:table-cell>
          <table:table-cell office:value-type="string" calcext:value-type="string">
            <text:p>Num 2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 table:style-name="Default" office:value-type="string" calcext:value-type="string">
            <text:p>Evi</text:p>
          </table:table-cell>
          <table:table-cell office:value-type="string" calcext:value-type="string">
            <text:p>e3c2</text:p>
          </table:table-cell>
          <table:table-cell office:value-type="string" calcext:value-type="string">
            <text:p>Num 3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 office:value-type="string" calcext:value-type="string">
            <text:p>Rékem_homme</text:p>
          </table:table-cell>
          <table:table-cell office:value-type="string" calcext:value-type="string">
            <text:p>e3c3</text:p>
          </table:table-cell>
          <table:table-cell office:value-type="string" calcext:value-type="string">
            <text:p>Num 3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Réba</text:p>
          </table:table-cell>
          <table:table-cell office:value-type="string" calcext:value-type="string">
            <text:p>e3c4</text:p>
          </table:table-cell>
          <table:table-cell office:value-type="string" calcext:value-type="string">
            <text:p>Num 3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 table:style-name="Default" office:value-type="string" calcext:value-type="string">
            <text:p>Aroër</text:p>
          </table:table-cell>
          <table:table-cell office:value-type="string" calcext:value-type="string">
            <text:p>e3c5</text:p>
          </table:table-cell>
          <table:table-cell office:value-type="string" calcext:value-type="string">
            <text:p>Num 32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 table:style-name="Default" office:value-type="string" calcext:value-type="string">
            <text:p>Atharoth</text:p>
          </table:table-cell>
          <table:table-cell office:value-type="string" calcext:value-type="string">
            <text:p>e3c6</text:p>
          </table:table-cell>
          <table:table-cell office:value-type="string" calcext:value-type="string">
            <text:p>Num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 table:style-name="Default" office:value-type="string" calcext:value-type="string">
            <text:p>Athroth_Schophan</text:p>
          </table:table-cell>
          <table:table-cell office:value-type="string" calcext:value-type="string">
            <text:p>e3c7</text:p>
          </table:table-cell>
          <table:table-cell office:value-type="string" calcext:value-type="string">
            <text:p>Num 32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 table:style-name="Default" office:value-type="string" calcext:value-type="string">
            <text:p>Baal_Meon</text:p>
          </table:table-cell>
          <table:table-cell office:value-type="string" calcext:value-type="string">
            <text:p>e3c8</text:p>
          </table:table-cell>
          <table:table-cell office:value-type="string" calcext:value-type="string">
            <text:p>Num 32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 table:style-name="Default" office:value-type="string" calcext:value-type="string">
            <text:p>Beon</text:p>
          </table:table-cell>
          <table:table-cell office:value-type="string" calcext:value-type="string">
            <text:p>e3c9</text:p>
          </table:table-cell>
          <table:table-cell office:value-type="string" calcext:value-type="string">
            <text:p>Num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 table:style-name="Default" office:value-type="string" calcext:value-type="string">
            <text:p>Elealé</text:p>
          </table:table-cell>
          <table:table-cell office:value-type="string" calcext:value-type="string">
            <text:p>e3ca</text:p>
          </table:table-cell>
          <table:table-cell office:value-type="string" calcext:value-type="string">
            <text:p>Num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 table:style-name="Default" office:value-type="string" calcext:value-type="string">
            <text:p>Eschcol_région</text:p>
          </table:table-cell>
          <table:table-cell office:value-type="string" calcext:value-type="string">
            <text:p>e3cb</text:p>
          </table:table-cell>
          <table:table-cell office:value-type="string" calcext:value-type="string">
            <text:p>Num 1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 table:style-name="Default" office:value-type="string" calcext:value-type="string">
            <text:p>Jair</text:p>
          </table:table-cell>
          <table:table-cell office:value-type="string" calcext:value-type="string">
            <text:p>e3cc</text:p>
          </table:table-cell>
          <table:table-cell office:value-type="string" calcext:value-type="string">
            <text:p>Num 32: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 table:style-name="Default" office:value-type="string" calcext:value-type="string">
            <text:p>Jogbeha</text:p>
          </table:table-cell>
          <table:table-cell office:value-type="string" calcext:value-type="string">
            <text:p>e3cd</text:p>
          </table:table-cell>
          <table:table-cell office:value-type="string" calcext:value-type="string">
            <text:p>Num 32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</text:p>
          </table:table-cell>
          <table:table-cell table:number-columns-repeated="2" office:value-type="string" calcext:value-type="string">
            <text:p>Kenath</text:p>
          </table:table-cell>
          <table:table-cell office:value-type="string" calcext:value-type="string">
            <text:p>e3ce</text:p>
          </table:table-cell>
          <table:table-cell office:value-type="string" calcext:value-type="string">
            <text:p>Num 32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 table:style-name="Default" office:value-type="string" calcext:value-type="string">
            <text:p>Nimra</text:p>
          </table:table-cell>
          <table:table-cell office:value-type="string" calcext:value-type="string">
            <text:p>e3cf</text:p>
          </table:table-cell>
          <table:table-cell office:value-type="string" calcext:value-type="string">
            <text:p>Num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 table:style-name="Default" office:value-type="string" calcext:value-type="string">
            <text:p>Nobach_région</text:p>
          </table:table-cell>
          <table:table-cell office:value-type="string" calcext:value-type="string">
            <text:p>e3d0</text:p>
          </table:table-cell>
          <table:table-cell office:value-type="string" calcext:value-type="string">
            <text:p>Num 32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 table:style-name="Default" office:value-type="string" calcext:value-type="string">
            <text:p>Cozbi</text:p>
          </table:table-cell>
          <table:table-cell office:value-type="string" calcext:value-type="string">
            <text:p>e3d1</text:p>
          </table:table-cell>
          <table:table-cell office:value-type="string" calcext:value-type="string">
            <text:p>Num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Sibma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Josh 13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 office:value-type="string" calcext:value-type="string">
            <text:p>Supha</text:p>
          </table:table-cell>
          <table:table-cell office:value-type="string" calcext:value-type="string">
            <text:p>e3d5</text:p>
          </table:table-cell>
          <table:table-cell office:value-type="string" calcext:value-type="string">
            <text:p>Num 2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 table:style-name="Default" office:value-type="string" calcext:value-type="string">
            <text:p>Abrona</text:p>
          </table:table-cell>
          <table:table-cell office:value-type="string" calcext:value-type="string">
            <text:p>e3d6</text:p>
          </table:table-cell>
          <table:table-cell office:value-type="string" calcext:value-type="string">
            <text:p>Num 33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 table:style-name="Default" office:value-type="string" calcext:value-type="string">
            <text:p>Akrabbim</text:p>
          </table:table-cell>
          <table:table-cell office:value-type="string" calcext:value-type="string">
            <text:p>e3d7</text:p>
          </table:table-cell>
          <table:table-cell office:value-type="string" calcext:value-type="string">
            <text:p>Num 34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 table:style-name="Default" office:value-type="string" calcext:value-type="string">
            <text:p>Almon_Diblathaïm</text:p>
          </table:table-cell>
          <table:table-cell office:value-type="string" calcext:value-type="string">
            <text:p>e3d8</text:p>
          </table:table-cell>
          <table:table-cell office:value-type="string" calcext:value-type="string">
            <text:p>Num 33: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 table:style-name="Default" office:value-type="string" calcext:value-type="string">
            <text:p>Alus</text:p>
          </table:table-cell>
          <table:table-cell office:value-type="string" calcext:value-type="string">
            <text:p>e3d9</text:p>
          </table:table-cell>
          <table:table-cell office:value-type="string" calcext:value-type="string">
            <text:p>Num 33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 table:style-name="Default" office:value-type="string" calcext:value-type="string">
            <text:p>Atsmon</text:p>
          </table:table-cell>
          <table:table-cell office:value-type="string" calcext:value-type="string">
            <text:p>e3da</text:p>
          </table:table-cell>
          <table:table-cell office:value-type="string" calcext:value-type="string">
            <text:p>Num 3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 table:style-name="Default" office:value-type="string" calcext:value-type="string">
            <text:p>Bené_ Jaakan</text:p>
          </table:table-cell>
          <table:table-cell office:value-type="string" calcext:value-type="string">
            <text:p>e3db</text:p>
          </table:table-cell>
          <table:table-cell office:value-type="string" calcext:value-type="string">
            <text:p>Num 3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 table:style-name="Default" office:value-type="string" calcext:value-type="string">
            <text:p>Beth_Jeschimoth</text:p>
          </table:table-cell>
          <table:table-cell office:value-type="string" calcext:value-type="string">
            <text:p>e3dc</text:p>
          </table:table-cell>
          <table:table-cell office:value-type="string" calcext:value-type="string">
            <text:p>Num 33: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 table:style-name="Default" office:value-type="string" calcext:value-type="string">
            <text:p>Dophka</text:p>
          </table:table-cell>
          <table:table-cell office:value-type="string" calcext:value-type="string">
            <text:p>e3dd</text:p>
          </table:table-cell>
          <table:table-cell office:value-type="string" calcext:value-type="string">
            <text:p>Num 3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 table:style-name="Default" office:value-type="string" calcext:value-type="string">
            <text:p>Harada</text:p>
          </table:table-cell>
          <table:table-cell office:value-type="string" calcext:value-type="string">
            <text:p>e3de</text:p>
          </table:table-cell>
          <table:table-cell office:value-type="string" calcext:value-type="string">
            <text:p>Num 3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 table:style-name="Default" office:value-type="string" calcext:value-type="string">
            <text:p>Haschmona</text:p>
          </table:table-cell>
          <table:table-cell office:value-type="string" calcext:value-type="string">
            <text:p>e3df</text:p>
          </table:table-cell>
          <table:table-cell office:value-type="string" calcext:value-type="string">
            <text:p>Num 33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 table:style-name="Default" office:value-type="string" calcext:value-type="string">
            <text:p>Agag</text:p>
          </table:table-cell>
          <table:table-cell office:value-type="string" calcext:value-type="string">
            <text:p>e3e0</text:p>
          </table:table-cell>
          <table:table-cell office:value-type="string" calcext:value-type="string">
            <text:p>Num 24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 table:style-name="Default" office:value-type="string" calcext:value-type="string">
            <text:p>Ahihoud</text:p>
          </table:table-cell>
          <table:table-cell office:value-type="string" calcext:value-type="string">
            <text:p>e3e1</text:p>
          </table:table-cell>
          <table:table-cell office:value-type="string" calcext:value-type="string">
            <text:p>Num 34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 table:style-name="Default" office:value-type="string" calcext:value-type="string">
            <text:p>Azzan</text:p>
          </table:table-cell>
          <table:table-cell office:value-type="string" calcext:value-type="string">
            <text:p>e3e2</text:p>
          </table:table-cell>
          <table:table-cell office:value-type="string" calcext:value-type="string">
            <text:p>Num 34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 table:style-name="Default" office:value-type="string" calcext:value-type="string">
            <text:p>Buki</text:p>
          </table:table-cell>
          <table:table-cell office:value-type="string" calcext:value-type="string">
            <text:p>e3e3</text:p>
          </table:table-cell>
          <table:table-cell office:value-type="string" calcext:value-type="string">
            <text:p>Num 3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 table:style-name="Default" office:value-type="string" calcext:value-type="string">
            <text:p>Elidad</text:p>
          </table:table-cell>
          <table:table-cell office:value-type="string" calcext:value-type="string">
            <text:p>e3e4</text:p>
          </table:table-cell>
          <table:table-cell office:value-type="string" calcext:value-type="string">
            <text:p>Num 3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 table:style-name="Default" office:value-type="string" calcext:value-type="string">
            <text:p>Hanniel</text:p>
          </table:table-cell>
          <table:table-cell office:value-type="string" calcext:value-type="string">
            <text:p>e3e5</text:p>
          </table:table-cell>
          <table:table-cell office:value-type="string" calcext:value-type="string">
            <text:p>Num 34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 table:style-name="Default" office:value-type="string" calcext:value-type="string">
            <text:p>Aïn</text:p>
          </table:table-cell>
          <table:table-cell office:value-type="string" calcext:value-type="string">
            <text:p>e3e6</text:p>
          </table:table-cell>
          <table:table-cell office:value-type="string" calcext:value-type="string">
            <text:p>Num 34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 table:style-name="Default" office:value-type="string" calcext:value-type="string">
            <text:p>Arad_village</text:p>
          </table:table-cell>
          <table:table-cell office:value-type="string" calcext:value-type="string">
            <text:p>e3e7</text:p>
          </table:table-cell>
          <table:table-cell office:value-type="string" calcext:value-type="string">
            <text:p>Num 33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 table:style-name="Default" office:value-type="string" calcext:value-type="string">
            <text:p>Dibon_Gad</text:p>
          </table:table-cell>
          <table:table-cell office:value-type="string" calcext:value-type="string">
            <text:p>e3e8</text:p>
          </table:table-cell>
          <table:table-cell office:value-type="string" calcext:value-type="string">
            <text:p>Num 33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 table:style-name="Default" office:value-type="string" calcext:value-type="string">
            <text:p>Etsjon_Guéber</text:p>
          </table:table-cell>
          <table:table-cell office:value-type="string" calcext:value-type="string">
            <text:p>e3e9</text:p>
          </table:table-cell>
          <table:table-cell office:value-type="string" calcext:value-type="string">
            <text:p>Num 33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 table:style-name="Default" office:value-type="string" calcext:value-type="string">
            <text:p>Hatsar_Addar</text:p>
          </table:table-cell>
          <table:table-cell office:value-type="string" calcext:value-type="string">
            <text:p>e3ea</text:p>
          </table:table-cell>
          <table:table-cell office:value-type="string" calcext:value-type="string">
            <text:p>Num 34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 table:style-name="Default" office:value-type="string" calcext:value-type="string">
            <text:p>Hatsar_ Enan</text:p>
          </table:table-cell>
          <table:table-cell office:value-type="string" calcext:value-type="string">
            <text:p>e3eb</text:p>
          </table:table-cell>
          <table:table-cell office:value-type="string" calcext:value-type="string">
            <text:p>Num 34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 table:style-name="Default" office:value-type="string" calcext:value-type="string">
            <text:p>Hor_Guidgad</text:p>
          </table:table-cell>
          <table:table-cell office:value-type="string" calcext:value-type="string">
            <text:p>e3ec</text:p>
          </table:table-cell>
          <table:table-cell office:value-type="string" calcext:value-type="string">
            <text:p>Num 33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 table:style-name="Default" office:value-type="string" calcext:value-type="string">
            <text:p>Jephunné</text:p>
          </table:table-cell>
          <table:table-cell office:value-type="string" calcext:value-type="string">
            <text:p>e3ee</text:p>
          </table:table-cell>
          <table:table-cell office:value-type="string" calcext:value-type="string">
            <text:p>Num 26: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</text:p>
          </table:table-cell>
          <table:table-cell table:number-columns-repeated="2" office:value-type="string" calcext:value-type="string">
            <text:p>Jogli</text:p>
          </table:table-cell>
          <table:table-cell office:value-type="string" calcext:value-type="string">
            <text:p>e3ef</text:p>
          </table:table-cell>
          <table:table-cell office:value-type="string" calcext:value-type="string">
            <text:p>Num 3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 table:style-name="Default" office:value-type="string" calcext:value-type="string">
            <text:p>Jothbatha</text:p>
          </table:table-cell>
          <table:table-cell office:value-type="string" calcext:value-type="string">
            <text:p>e3f0</text:p>
          </table:table-cell>
          <table:table-cell office:value-type="string" calcext:value-type="string">
            <text:p>Num 33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 office:value-type="string" calcext:value-type="string">
            <text:p>Kehélatha</text:p>
          </table:table-cell>
          <table:table-cell office:value-type="string" calcext:value-type="string">
            <text:p>e3f1</text:p>
          </table:table-cell>
          <table:table-cell office:value-type="string" calcext:value-type="string">
            <text:p>Num 33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 table:style-name="Default" office:value-type="string" calcext:value-type="string">
            <text:p>Kinnéreth</text:p>
          </table:table-cell>
          <table:table-cell office:value-type="string" calcext:value-type="string">
            <text:p>e3f2</text:p>
          </table:table-cell>
          <table:table-cell office:value-type="string" calcext:value-type="string">
            <text:p>Josh 19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 table:style-name="Default" office:value-type="string" calcext:value-type="string">
            <text:p>Kislon</text:p>
          </table:table-cell>
          <table:table-cell office:value-type="string" calcext:value-type="string">
            <text:p>e3f3</text:p>
          </table:table-cell>
          <table:table-cell office:value-type="string" calcext:value-type="string">
            <text:p>Num 3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 table:style-name="Default" office:value-type="string" calcext:value-type="string">
            <text:p>Libnah</text:p>
          </table:table-cell>
          <table:table-cell office:value-type="string" calcext:value-type="string">
            <text:p>e3f4</text:p>
          </table:table-cell>
          <table:table-cell office:value-type="string" calcext:value-type="string">
            <text:p>Josh 15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 office:value-type="string" calcext:value-type="string">
            <text:p>Makhéloth</text:p>
          </table:table-cell>
          <table:table-cell office:value-type="string" calcext:value-type="string">
            <text:p>e3f5</text:p>
          </table:table-cell>
          <table:table-cell office:value-type="string" calcext:value-type="string">
            <text:p>Num 3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 office:value-type="string" calcext:value-type="string">
            <text:p>Mithka</text:p>
          </table:table-cell>
          <table:table-cell office:value-type="string" calcext:value-type="string">
            <text:p>e3f6</text:p>
          </table:table-cell>
          <table:table-cell office:value-type="string" calcext:value-type="string">
            <text:p>Num 3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 table:style-name="Default" office:value-type="string" calcext:value-type="string">
            <text:p>Moséroth</text:p>
          </table:table-cell>
          <table:table-cell office:value-type="string" calcext:value-type="string">
            <text:p>e3f7</text:p>
          </table:table-cell>
          <table:table-cell office:value-type="string" calcext:value-type="string">
            <text:p>Num 33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 table:style-name="Default" office:value-type="string" calcext:value-type="string">
            <text:p>Mont_Schapher</text:p>
          </table:table-cell>
          <table:table-cell office:value-type="string" calcext:value-type="string">
            <text:p>e3f8</text:p>
          </table:table-cell>
          <table:table-cell office:value-type="string" calcext:value-type="string">
            <text:p>Num 3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 table:style-name="Default" office:value-type="string" calcext:value-type="string">
            <text:p>Nebo</text:p>
          </table:table-cell>
          <table:table-cell office:value-type="string" calcext:value-type="string">
            <text:p>e3f9</text:p>
          </table:table-cell>
          <table:table-cell office:value-type="string" calcext:value-type="string">
            <text:p>Num 33: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</text:p>
          </table:table-cell>
          <table:table-cell table:number-columns-repeated="2" office:value-type="string" calcext:value-type="string">
            <text:p>Paltiel</text:p>
          </table:table-cell>
          <table:table-cell office:value-type="string" calcext:value-type="string">
            <text:p>e3fb</text:p>
          </table:table-cell>
          <table:table-cell office:value-type="string" calcext:value-type="string">
            <text:p>Num 34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 table:style-name="Default" office:value-type="string" calcext:value-type="string">
            <text:p>Parnac</text:p>
          </table:table-cell>
          <table:table-cell office:value-type="string" calcext:value-type="string">
            <text:p>e3fc</text:p>
          </table:table-cell>
          <table:table-cell table:style-name="ce9" office:value-type="string" calcext:value-type="string">
            <text:p>Num 34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 table:style-name="Default" office:value-type="string" calcext:value-type="string">
            <text:p>Pedahel</text:p>
          </table:table-cell>
          <table:table-cell office:value-type="string" calcext:value-type="string">
            <text:p>e3fd</text:p>
          </table:table-cell>
          <table:table-cell office:value-type="string" calcext:value-type="string">
            <text:p>Num 34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</text:p>
          </table:table-cell>
          <table:table-cell table:number-columns-repeated="2" office:value-type="string" calcext:value-type="string">
            <text:p>Punon</text:p>
          </table:table-cell>
          <table:table-cell office:value-type="string" calcext:value-type="string">
            <text:p>e3fe</text:p>
          </table:table-cell>
          <table:table-cell office:value-type="string" calcext:value-type="string">
            <text:p>Num 33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 office:value-type="string" calcext:value-type="string">
            <text:p>Ribla</text:p>
          </table:table-cell>
          <table:table-cell office:value-type="string" calcext:value-type="string">
            <text:p>e3ff</text:p>
          </table:table-cell>
          <table:table-cell office:value-type="string" calcext:value-type="string">
            <text:p>Num 34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 table:style-name="Default" office:value-type="string" calcext:value-type="string">
            <text:p>Rimmon_ Pérets</text:p>
          </table:table-cell>
          <table:table-cell office:value-type="string" calcext:value-type="string">
            <text:p>e400</text:p>
          </table:table-cell>
          <table:table-cell office:value-type="string" calcext:value-type="string">
            <text:p>Num 33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 office:value-type="string" calcext:value-type="string">
            <text:p>Rissa</text:p>
          </table:table-cell>
          <table:table-cell office:value-type="string" calcext:value-type="string">
            <text:p>e401</text:p>
          </table:table-cell>
          <table:table-cell office:value-type="string" calcext:value-type="string">
            <text:p>Num 33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 office:value-type="string" calcext:value-type="string">
            <text:p>Rithma</text:p>
          </table:table-cell>
          <table:table-cell office:value-type="string" calcext:value-type="string">
            <text:p>e402</text:p>
          </table:table-cell>
          <table:table-cell office:value-type="string" calcext:value-type="string">
            <text:p>Num 33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 table:style-name="Default" office:value-type="string" calcext:value-type="string">
            <text:p>Salu</text:p>
          </table:table-cell>
          <table:table-cell office:value-type="string" calcext:value-type="string">
            <text:p>e403</text:p>
          </table:table-cell>
          <table:table-cell office:value-type="string" calcext:value-type="string">
            <text:p>Num 2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 table:style-name="Default" office:value-type="string" calcext:value-type="string">
            <text:p>sceptre</text:p>
          </table:table-cell>
          <table:table-cell office:value-type="string" calcext:value-type="string">
            <text:p>e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 table:style-name="Default" office:value-type="string" calcext:value-type="string">
            <text:p>Schelomi</text:p>
          </table:table-cell>
          <table:table-cell office:value-type="string" calcext:value-type="string">
            <text:p>e405</text:p>
          </table:table-cell>
          <table:table-cell office:value-type="string" calcext:value-type="string">
            <text:p>Num 34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 office:value-type="string" calcext:value-type="string">
            <text:p>Schepham</text:p>
          </table:table-cell>
          <table:table-cell office:value-type="string" calcext:value-type="string">
            <text:p>e406</text:p>
          </table:table-cell>
          <table:table-cell office:value-type="string" calcext:value-type="string">
            <text:p>Num 34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 office:value-type="string" calcext:value-type="string">
            <text:p>Schiptan</text:p>
          </table:table-cell>
          <table:table-cell office:value-type="string" calcext:value-type="string">
            <text:p>e407</text:p>
          </table:table-cell>
          <table:table-cell office:value-type="string" calcext:value-type="string">
            <text:p>Num 3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 office:value-type="string" calcext:value-type="string">
            <text:p>Sittim</text:p>
          </table:table-cell>
          <table:table-cell office:value-type="string" calcext:value-type="string">
            <text:p>e408</text:p>
          </table:table-cell>
          <table:table-cell office:value-type="string" calcext:value-type="string">
            <text:p>Num 25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</text:p>
          </table:table-cell>
          <table:table-cell table:number-columns-repeated="2" office:value-type="string" calcext:value-type="string">
            <text:p>Tahath</text:p>
          </table:table-cell>
          <table:table-cell office:value-type="string" calcext:value-type="string">
            <text:p>e409</text:p>
          </table:table-cell>
          <table:table-cell office:value-type="string" calcext:value-type="string">
            <text:p>Num 3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 table:style-name="Default" office:value-type="string" calcext:value-type="string">
            <text:p><text:span text:style-name="T1">Tarach</text:span>_ région</text:p>
          </table:table-cell>
          <table:table-cell office:value-type="string" calcext:value-type="string">
            <text:p>e40a</text:p>
          </table:table-cell>
          <table:table-cell table:style-name="ce9" office:value-type="string" calcext:value-type="string">
            <text:p>Num 3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 table:style-name="Default" office:value-type="string" calcext:value-type="string">
            <text:p>Vophsi</text:p>
          </table:table-cell>
          <table:table-cell office:value-type="string" calcext:value-type="string">
            <text:p>e40b</text:p>
          </table:table-cell>
          <table:table-cell office:value-type="string" calcext:value-type="string">
            <text:p>Num 13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 table:style-name="Default" office:value-type="string" calcext:value-type="string">
            <text:p>Tsalmona</text:p>
          </table:table-cell>
          <table:table-cell office:value-type="string" calcext:value-type="string">
            <text:p>e40c</text:p>
          </table:table-cell>
          <table:table-cell office:value-type="string" calcext:value-type="string">
            <text:p>Num 33: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 table:style-name="Default" office:value-type="string" calcext:value-type="string">
            <text:p>Tsedad</text:p>
          </table:table-cell>
          <table:table-cell office:value-type="string" calcext:value-type="string">
            <text:p>e40d</text:p>
          </table:table-cell>
          <table:table-cell office:value-type="string" calcext:value-type="string">
            <text:p>Num 34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 table:style-name="Default" office:value-type="string" calcext:value-type="string">
            <text:p>Zimri</text:p>
          </table:table-cell>
          <table:table-cell office:value-type="string" calcext:value-type="string">
            <text:p>e40e</text:p>
          </table:table-cell>
          <table:table-cell office:value-type="string" calcext:value-type="string">
            <text:p>Num 2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 table:style-name="Default" office:value-type="string" calcext:value-type="string">
            <text:p>Ziphron</text:p>
          </table:table-cell>
          <table:table-cell office:value-type="string" calcext:value-type="string">
            <text:p>e40f</text:p>
          </table:table-cell>
          <table:table-cell office:value-type="string" calcext:value-type="string">
            <text:p>Num 34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 table:style-name="Default" office:value-type="string" calcext:value-type="string">
            <text:p>Tsur</text:p>
          </table:table-cell>
          <table:table-cell office:value-type="string" calcext:value-type="string">
            <text:p>e410</text:p>
          </table:table-cell>
          <table:table-cell office:value-type="string" calcext:value-type="string">
            <text:p>Num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411</text:p>
          </table:table-cell>
          <table:table-cell office:value-type="string" calcext:value-type="string">
            <text:p>Num 34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 table:style-name="Default" office:value-type="string" calcext:value-type="string">
            <text:p>Nobach_homme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Num 32: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 table:style-name="Default" office:value-type="string" calcext:value-type="string">
            <text:p>tambourin</text:p>
          </table:table-cell>
          <table:table-cell office:value-type="string" calcext:value-type="string">
            <text:p>e4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 office:value-type="string" calcext:value-type="string">
            <text:p>Makkéda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Josh 10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 office:value-type="string" calcext:value-type="string">
            <text:p>Montagne_Ebal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Duet 1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 office:value-type="string" calcext:value-type="string">
            <text:p>Montagne_de_Garizim</text:p>
          </table:table-cell>
          <table:table-cell office:value-type="string" calcext:value-type="string">
            <text:p>e416</text:p>
          </table:table-cell>
          <table:table-cell office:value-type="string" calcext:value-type="string">
            <text:p>Duet 1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 office:value-type="string" calcext:value-type="string">
            <text:p>Piream</text:p>
          </table:table-cell>
          <table:table-cell office:value-type="string" calcext:value-type="string">
            <text:p>e417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 office:value-type="string" calcext:value-type="string">
            <text:p>Rékem_ville</text:p>
          </table:table-cell>
          <table:table-cell office:value-type="string" calcext:value-type="string">
            <text:p>e418</text:p>
          </table:table-cell>
          <table:table-cell office:value-type="string" calcext:value-type="string">
            <text:p>Josh 18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Chroniques</text:p>
          </table:table-cell>
          <table:table-cell office:value-type="string" calcext:value-type="string">
            <text:p>e4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 office:value-type="string" calcext:value-type="string">
            <text:p>Hegaï</text:p>
          </table:table-cell>
          <table:table-cell office:value-type="string" calcext:value-type="string">
            <text:p>e41a</text:p>
          </table:table-cell>
          <table:table-cell office:value-type="string" calcext:value-type="string">
            <text:p>Esth 2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 office:value-type="string" calcext:value-type="string">
            <text:p>Jojakin</text:p>
          </table:table-cell>
          <table:table-cell office:value-type="string" calcext:value-type="string">
            <text:p>e41b</text:p>
          </table:table-cell>
          <table:table-cell office:value-type="string" calcext:value-type="string">
            <text:p>2 Kgs 2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 office:value-type="string" calcext:value-type="string">
            <text:p>Nebucadnetsar</text:p>
          </table:table-cell>
          <table:table-cell office:value-type="string" calcext:value-type="string">
            <text:p>e41c</text:p>
          </table:table-cell>
          <table:table-cell office:value-type="string" calcext:value-type="string">
            <text:p>Jer 2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 office:value-type="string" calcext:value-type="string">
            <text:p>Schaaschgaz</text:p>
          </table:table-cell>
          <table:table-cell office:value-type="string" calcext:value-type="string">
            <text:p>e41d</text:p>
          </table:table-cell>
          <table:table-cell office:value-type="string" calcext:value-type="string">
            <text:p>Esth 2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 office:value-type="string" calcext:value-type="string">
            <text:p>Elimélec</text:p>
          </table:table-cell>
          <table:table-cell office:value-type="string" calcext:value-type="string">
            <text:p>e41e</text:p>
          </table:table-cell>
          <table:table-cell office:value-type="string" calcext:value-type="string">
            <text:p>Ruth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 office:value-type="string" calcext:value-type="string">
            <text:p>Kiljon</text:p>
          </table:table-cell>
          <table:table-cell office:value-type="string" calcext:value-type="string">
            <text:p>e41f</text:p>
          </table:table-cell>
          <table:table-cell office:value-type="string" calcext:value-type="string">
            <text:p>Ruth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 office:value-type="string" calcext:value-type="string">
            <text:p>Machlon</text:p>
          </table:table-cell>
          <table:table-cell office:value-type="string" calcext:value-type="string">
            <text:p>e420</text:p>
          </table:table-cell>
          <table:table-cell office:value-type="string" calcext:value-type="string">
            <text:p>Ruth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</text:p>
          </table:table-cell>
          <table:table-cell table:number-columns-repeated="2" office:value-type="string" calcext:value-type="string">
            <text:p>Naomi</text:p>
          </table:table-cell>
          <table:table-cell office:value-type="string" calcext:value-type="string">
            <text:p>e421</text:p>
          </table:table-cell>
          <table:table-cell office:value-type="string" calcext:value-type="string">
            <text:p>Ruth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 office:value-type="string" calcext:value-type="string">
            <text:p>Orpa</text:p>
          </table:table-cell>
          <table:table-cell office:value-type="string" calcext:value-type="string">
            <text:p>e422</text:p>
          </table:table-cell>
          <table:table-cell office:value-type="string" calcext:value-type="string">
            <text:p>Ruth 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</text:p>
          </table:table-cell>
          <table:table-cell table:number-columns-repeated="2" office:value-type="string" calcext:value-type="string">
            <text:p>Beth_Peor</text:p>
          </table:table-cell>
          <table:table-cell office:value-type="string" calcext:value-type="string">
            <text:p>e423</text:p>
          </table:table-cell>
          <table:table-cell office:value-type="string" calcext:value-type="string">
            <text:p>Deut 3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</text:p>
          </table:table-cell>
          <table:table-cell table:number-columns-repeated="2" office:value-type="string" calcext:value-type="string">
            <text:p>Pethuel</text:p>
          </table:table-cell>
          <table:table-cell office:value-type="string" calcext:value-type="string">
            <text:p>e424</text:p>
          </table:table-cell>
          <table:table-cell office:value-type="string" calcext:value-type="string">
            <text:p>Joel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 office:value-type="string" calcext:value-type="string">
            <text:p>Séba_région</text:p>
          </table:table-cell>
          <table:table-cell office:value-type="string" calcext:value-type="string">
            <text:p>e425</text:p>
          </table:table-cell>
          <table:table-cell office:value-type="string" calcext:value-type="string">
            <text:p>2 Chr 9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 table:style-name="Default" office:value-type="string" calcext:value-type="string">
            <text:p>Juda_region</text:p>
          </table:table-cell>
          <table:table-cell office:value-type="string" calcext:value-type="string">
            <text:p>e426</text:p>
          </table:table-cell>
          <table:table-cell office:value-type="string" calcext:value-type="string">
            <text:p>Hag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 office:value-type="string" calcext:value-type="string">
            <text:p>Adoni_Tsédek</text:p>
          </table:table-cell>
          <table:table-cell office:value-type="string" calcext:value-type="string">
            <text:p>e427</text:p>
          </table:table-cell>
          <table:table-cell office:value-type="string" calcext:value-type="string">
            <text:p>Josh 1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 office:value-type="string" calcext:value-type="string">
            <text:p>Ajalon</text:p>
          </table:table-cell>
          <table:table-cell office:value-type="string" calcext:value-type="string">
            <text:p>e428</text:p>
          </table:table-cell>
          <table:table-cell office:value-type="string" calcext:value-type="string">
            <text:p>Josh 10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</text:p>
          </table:table-cell>
          <table:table-cell office:value-type="string" calcext:value-type="string">
            <text:p>Ashtaroth</text:p>
          </table:table-cell>
          <table:table-cell office:value-type="string" calcext:value-type="string">
            <text:p>Aschtaroth</text:p>
          </table:table-cell>
          <table:table-cell office:value-type="string" calcext:value-type="string">
            <text:p>e429</text:p>
          </table:table-cell>
          <table:table-cell office:value-type="string" calcext:value-type="string">
            <text:p>Josh 9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 office:value-type="string" calcext:value-type="string">
            <text:p>Azéka</text:p>
          </table:table-cell>
          <table:table-cell office:value-type="string" calcext:value-type="string">
            <text:p>e42a</text:p>
          </table:table-cell>
          <table:table-cell office:value-type="string" calcext:value-type="string">
            <text:p>Josh 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 office:value-type="string" calcext:value-type="string">
            <text:p>Beéroth</text:p>
          </table:table-cell>
          <table:table-cell office:value-type="string" calcext:value-type="string">
            <text:p>e42b</text:p>
          </table:table-cell>
          <table:table-cell office:value-type="string" calcext:value-type="string">
            <text:p>Deut 10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</text:p>
          </table:table-cell>
          <table:table-cell table:number-columns-repeated="2" office:value-type="string" calcext:value-type="string">
            <text:p>Beth_Horon</text:p>
          </table:table-cell>
          <table:table-cell office:value-type="string" calcext:value-type="string">
            <text:p>e42c</text:p>
          </table:table-cell>
          <table:table-cell office:value-type="string" calcext:value-type="string">
            <text:p>Josh 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 office:value-type="string" calcext:value-type="string">
            <text:p>Debir_homme</text:p>
          </table:table-cell>
          <table:table-cell office:value-type="string" calcext:value-type="string">
            <text:p>e42d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</text:p>
          </table:table-cell>
          <table:table-cell table:number-columns-repeated="2" office:value-type="string" calcext:value-type="string">
            <text:p>Eglon</text:p>
          </table:table-cell>
          <table:table-cell office:value-type="string" calcext:value-type="string">
            <text:p>e42e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 office:value-type="string" calcext:value-type="string">
            <text:p>Guézer</text:p>
          </table:table-cell>
          <table:table-cell office:value-type="string" calcext:value-type="string">
            <text:p>e42f</text:p>
          </table:table-cell>
          <table:table-cell office:value-type="string" calcext:value-type="string">
            <text:p>Josh 10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 office:value-type="string" calcext:value-type="string">
            <text:p>Araloth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Josh 5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</text:p>
          </table:table-cell>
          <table:table-cell office:value-type="string" calcext:value-type="string">
            <text:p>Gabaon</text:p>
          </table:table-cell>
          <table:table-cell office:value-type="string" calcext:value-type="string">
            <text:p>e431</text:p>
          </table:table-cell>
          <table:table-cell office:value-type="string" calcext:value-type="string">
            <text:p>Josh 9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 office:value-type="string" calcext:value-type="string">
            <text:p>Guilgal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Josh 5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</text:p>
          </table:table-cell>
          <table:table-cell table:number-columns-repeated="2" office:value-type="string" calcext:value-type="string">
            <text:p>Hoham</text:p>
          </table:table-cell>
          <table:table-cell office:value-type="string" calcext:value-type="string">
            <text:p>e433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</text:p>
          </table:table-cell>
          <table:table-cell table:number-columns-repeated="2" office:value-type="string" calcext:value-type="string">
            <text:p>Horam</text:p>
          </table:table-cell>
          <table:table-cell office:value-type="string" calcext:value-type="string">
            <text:p>e434</text:p>
          </table:table-cell>
          <table:table-cell office:value-type="string" calcext:value-type="string">
            <text:p>Josh 10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</text:p>
          </table:table-cell>
          <table:table-cell table:number-columns-repeated="2" office:value-type="string" calcext:value-type="string">
            <text:p>Japhia</text:p>
          </table:table-cell>
          <table:table-cell office:value-type="string" calcext:value-type="string">
            <text:p>e435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</text:p>
          </table:table-cell>
          <table:table-cell table:number-columns-repeated="2" office:value-type="string" calcext:value-type="string">
            <text:p>Jarmu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 office:value-type="string" calcext:value-type="string">
            <text:p>Kephira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Jos 18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 office:value-type="string" calcext:value-type="string">
            <text:p>Kirjath_Jearim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 office:value-type="string" calcext:value-type="string">
            <text:p>Lakis</text:p>
          </table:table-cell>
          <table:table-cell office:value-type="string" calcext:value-type="string">
            <text:p>e439</text:p>
          </table:table-cell>
          <table:table-cell office:value-type="string" calcext:value-type="string">
            <text:p>Josh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 office:value-type="string" calcext:value-type="string">
            <text:p>Acschaph</text:p>
          </table:table-cell>
          <table:table-cell office:value-type="string" calcext:value-type="string">
            <text:p>e43b</text:p>
          </table:table-cell>
          <table:table-cell office:value-type="string" calcext:value-type="string">
            <text:p>Josh 12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 table:style-name="Default" office:value-type="string" calcext:value-type="string">
            <text:p>Aphek</text:p>
          </table:table-cell>
          <table:table-cell office:value-type="string" calcext:value-type="string">
            <text:p>e43c</text:p>
          </table:table-cell>
          <table:table-cell office:value-type="string" calcext:value-type="string">
            <text:p>Josh 12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</text:p>
          </table:table-cell>
          <table:table-cell table:number-columns-repeated="2" office:value-type="string" calcext:value-type="string">
            <text:p>Carmel</text:p>
          </table:table-cell>
          <table:table-cell office:value-type="string" calcext:value-type="string">
            <text:p>e43d</text:p>
          </table:table-cell>
          <table:table-cell office:value-type="string" calcext:value-type="string">
            <text:p>Josh 1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 office:value-type="string" calcext:value-type="string">
            <text:p>Debir_village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0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Dor </text:p>
          </table:table-cell>
          <table:table-cell office:value-type="string" calcext:value-type="string">
            <text:p>e43f</text:p>
          </table:table-cell>
          <table:table-cell office:value-type="string" calcext:value-type="string">
            <text:p>Josh1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 office:value-type="string" calcext:value-type="string">
            <text:p>Guéder</text:p>
          </table:table-cell>
          <table:table-cell office:value-type="string" calcext:value-type="string">
            <text:p>e440</text:p>
          </table:table-cell>
          <table:table-cell office:value-type="string" calcext:value-type="string">
            <text:p>Josh 1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 office:value-type="string" calcext:value-type="string">
            <text:p>Hatsor</text:p>
          </table:table-cell>
          <table:table-cell office:value-type="string" calcext:value-type="string">
            <text:p>e441</text:p>
          </table:table-cell>
          <table:table-cell office:value-type="string" calcext:value-type="string">
            <text:p>Josh 12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</text:p>
          </table:table-cell>
          <table:table-cell table:number-columns-repeated="2" office:value-type="string" calcext:value-type="string">
            <text:p>Jokneam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Josh 1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</text:p>
          </table:table-cell>
          <table:table-cell office:value-type="string" calcext:value-type="string">
            <text:p>Lasharon</text:p>
          </table:table-cell>
          <table:table-cell office:value-type="string" calcext:value-type="string">
            <text:p>Lascharon</text:p>
          </table:table-cell>
          <table:table-cell office:value-type="string" calcext:value-type="string">
            <text:p>e443</text:p>
          </table:table-cell>
          <table:table-cell office:value-type="string" calcext:value-type="string">
            <text:p>Josh 12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</text:p>
          </table:table-cell>
          <table:table-cell table:number-columns-repeated="2" office:value-type="string" calcext:value-type="string">
            <text:p>Madon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Josh 1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 office:value-type="string" calcext:value-type="string">
            <text:p>Salca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Deut 3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 office:value-type="string" calcext:value-type="string">
            <text:p>Schimron_village</text:p>
          </table:table-cell>
          <table:table-cell office:value-type="string" calcext:value-type="string">
            <text:p>e446</text:p>
          </table:table-cell>
          <table:table-cell office:value-type="string" calcext:value-type="string">
            <text:p>Josh 1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 office:value-type="string" calcext:value-type="string">
            <text:p>Taanac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Josh 1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</text:p>
          </table:table-cell>
          <table:table-cell office:value-type="string" calcext:value-type="string">
            <text:p>Tappuach</text:p>
          </table:table-cell>
          <table:table-cell office:value-type="string" calcext:value-type="string">
            <text:p>e448</text:p>
          </table:table-cell>
          <table:table-cell office:value-type="string" calcext:value-type="string">
            <text:p>Josh 12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 table:style-name="Default" office:value-type="string" calcext:value-type="string">
            <text:p>Tirtsa_village</text:p>
          </table:table-cell>
          <table:table-cell office:value-type="string" calcext:value-type="string">
            <text:p>e449</text:p>
          </table:table-cell>
          <table:table-cell office:value-type="string" calcext:value-type="string">
            <text:p>Josh 1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 office:value-type="string" calcext:value-type="string">
            <text:p>Amon_de_No</text:p>
          </table:table-cell>
          <table:table-cell office:value-type="string" calcext:value-type="string">
            <text:p>e44a</text:p>
          </table:table-cell>
          <table:table-cell office:value-type="string" calcext:value-type="string">
            <text:p>Jer 46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</text:p>
          </table:table-cell>
          <table:table-cell table:number-columns-repeated="2" office:value-type="string" calcext:value-type="string">
            <text:p>Baal_Gad</text:p>
          </table:table-cell>
          <table:table-cell office:value-type="string" calcext:value-type="string">
            <text:p>e44b</text:p>
          </table:table-cell>
          <table:table-cell office:value-type="string" calcext:value-type="string">
            <text:p>Josh 11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 office:value-type="string" calcext:value-type="string">
            <text:p>Gojim</text:p>
          </table:table-cell>
          <table:table-cell office:value-type="string" calcext:value-type="string">
            <text:p>e44c</text:p>
          </table:table-cell>
          <table:table-cell office:value-type="string" calcext:value-type="string">
            <text:p>Josh 12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 office:value-type="string" calcext:value-type="string">
            <text:p>Montagne_Nue</text:p>
          </table:table-cell>
          <table:table-cell office:value-type="string" calcext:value-type="string">
            <text:p>e44e</text:p>
          </table:table-cell>
          <table:table-cell office:value-type="string" calcext:value-type="string">
            <text:p>Josh 11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Abadias</text:p>
          </table:table-cell>
          <table:table-cell office:value-type="string" calcext:value-type="string">
            <text:p>e44f</text:p>
          </table:table-cell>
          <table:table-cell office:value-type="string" calcext:value-type="string">
            <text:p>Neh 10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 office:value-type="string" calcext:value-type="string">
            <text:p>Amatsia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2 Kgs 1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Asdod</text:p>
          </table:table-cell>
          <table:table-cell office:value-type="string" calcext:value-type="string">
            <text:p>e451</text:p>
          </table:table-cell>
          <table:table-cell office:value-type="string" calcext:value-type="string">
            <text:p>Josh 11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Askalon</text:p>
          </table:table-cell>
          <table:table-cell office:value-type="string" calcext:value-type="string">
            <text:p>e452</text:p>
          </table:table-cell>
          <table:table-cell office:value-type="string" calcext:value-type="string">
            <text:p>Judg 1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</text:p>
          </table:table-cell>
          <table:table-cell table:number-columns-repeated="2" office:value-type="string" calcext:value-type="string">
            <text:p>Ben_Hadad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1 Kgs 15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</text:p>
          </table:table-cell>
          <table:table-cell table:number-columns-repeated="2" office:value-type="string" calcext:value-type="string">
            <text:p>Beth_Eden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Amos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</text:p>
          </table:table-cell>
          <table:table-cell table:number-columns-repeated="2" office:value-type="string" calcext:value-type="string">
            <text:p>Ekron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Jos 13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Hazaël</text:p>
          </table:table-cell>
          <table:table-cell office:value-type="string" calcext:value-type="string">
            <text:p>e456</text:p>
          </table:table-cell>
          <table:table-cell office:value-type="string" calcext:value-type="string">
            <text:p>Amos 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Jéroboam</text:p>
          </table:table-cell>
          <table:table-cell office:value-type="string" calcext:value-type="string">
            <text:p>e457</text:p>
          </table:table-cell>
          <table:table-cell office:value-type="string" calcext:value-type="string">
            <text:p>1 Kgs 11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 office:value-type="string" calcext:value-type="string">
            <text:p>Joas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Judg 6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 office:value-type="string" calcext:value-type="string">
            <text:p>Kerijoth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Jer 48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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Isa 22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 office:value-type="string" calcext:value-type="string">
            <text:p>Lodebar</text:p>
          </table:table-cell>
          <table:table-cell office:value-type="string" calcext:value-type="string">
            <text:p>e45b</text:p>
          </table:table-cell>
          <table:table-cell office:value-type="string" calcext:value-type="string">
            <text:p>2 Sam 9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 table:style-name="Default" office:value-type="string" calcext:value-type="string">
            <text:p>Mont_Carmel</text:p>
          </table:table-cell>
          <table:table-cell office:value-type="string" calcext:value-type="string">
            <text:p>e45c</text:p>
          </table:table-cell>
          <table:table-cell office:value-type="string" calcext:value-type="string">
            <text:p>1 Kgs 18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</table:table-cell>
          <table:table-cell office:value-type="string" calcext:value-type="string">
            <text:p>Tekoa</text:p>
          </table:table-cell>
          <table:table-cell office:value-type="string" calcext:value-type="string">
            <text:p>e45d</text:p>
          </table:table-cell>
          <table:table-cell office:value-type="string" calcext:value-type="string">
            <text:p>2 Sam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 office:value-type="string" calcext:value-type="string">
            <text:p>Akisch</text:p>
          </table:table-cell>
          <table:table-cell office:value-type="string" calcext:value-type="string">
            <text:p>e45e</text:p>
          </table:table-cell>
          <table:table-cell office:value-type="string" calcext:value-type="string">
            <text:p>1 Sam 2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 office:value-type="string" calcext:value-type="string">
            <text:p>Achimélec</text:p>
          </table:table-cell>
          <table:table-cell office:value-type="string" calcext:value-type="string">
            <text:p>e45f</text:p>
          </table:table-cell>
          <table:table-cell office:value-type="string" calcext:value-type="string">
            <text:p>1 Sam 21: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 office:value-type="string" calcext:value-type="string">
            <text:p>Doëg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1 Sam 21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</text:p>
          </table:table-cell>
          <table:table-cell table:number-columns-repeated="2" office:value-type="string" calcext:value-type="string">
            <text:p>Gath</text:p>
          </table:table-cell>
          <table:table-cell office:value-type="string" calcext:value-type="string">
            <text:p>e461</text:p>
          </table:table-cell>
          <table:table-cell office:value-type="string" calcext:value-type="string">
            <text:p>1 Sam 2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</text:p>
          </table:table-cell>
          <table:table-cell table:number-columns-repeated="2" office:value-type="string" calcext:value-type="string">
            <text:p>Goliath</text:p>
          </table:table-cell>
          <table:table-cell office:value-type="string" calcext:value-type="string">
            <text:p>e462</text:p>
          </table:table-cell>
          <table:table-cell office:value-type="string" calcext:value-type="string">
            <text:p>1 Sam 2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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1 Sam 2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 office:value-type="string" calcext:value-type="string">
            <text:p>Abiézer</text:p>
          </table:table-cell>
          <table:table-cell office:value-type="string" calcext:value-type="string">
            <text:p>e464</text:p>
          </table:table-cell>
          <table:table-cell office:value-type="string" calcext:value-type="string">
            <text:p>Josh17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 office:value-type="string" calcext:value-type="string">
            <text:p>Atharoth_Addar</text:p>
          </table:table-cell>
          <table:table-cell office:value-type="string" calcext:value-type="string">
            <text:p>e465</text:p>
          </table:table-cell>
          <table:table-cell office:value-type="string" calcext:value-type="string">
            <text:p>Josh 1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</text:p>
          </table:table-cell>
          <table:table-cell office:value-type="string" calcext:value-type="string">
            <text:p>Betser</text:p>
          </table:table-cell>
          <table:table-cell office:value-type="string" calcext:value-type="string">
            <text:p>e466</text:p>
          </table:table-cell>
          <table:table-cell office:value-type="string" calcext:value-type="string">
            <text:p>Deut 4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En_Dor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Josh 17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</text:p>
          </table:table-cell>
          <table:table-cell table:number-columns-repeated="2" office:value-type="string" calcext:value-type="string">
            <text:p>Golan</text:p>
          </table:table-cell>
          <table:table-cell office:value-type="string" calcext:value-type="string">
            <text:p>e468</text:p>
          </table:table-cell>
          <table:table-cell office:value-type="string" calcext:value-type="string">
            <text:p>Duet 4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 office:value-type="string" calcext:value-type="string">
            <text:p>Jibleam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Josh 17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 office:value-type="string" calcext:value-type="string">
            <text:p>Janoach</text:p>
          </table:table-cell>
          <table:table-cell office:value-type="string" calcext:value-type="string">
            <text:p>e46a</text:p>
          </table:table-cell>
          <table:table-cell office:value-type="string" calcext:value-type="string">
            <text:p>Josh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 office:value-type="string" calcext:value-type="string">
            <text:p>Japhlét</text:p>
          </table:table-cell>
          <table:table-cell office:value-type="string" calcext:value-type="string">
            <text:p>e46b</text:p>
          </table:table-cell>
          <table:table-cell office:value-type="string" calcext:value-type="string">
            <text:p>Josh 16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</text:p>
          </table:table-cell>
          <table:table-cell table:style-name="Default" office:value-type="string" calcext:value-type="string">
            <text:p>Jirzeel</text:p>
          </table:table-cell>
          <table:table-cell office:value-type="string" calcext:value-type="string">
            <text:p>e46c</text:p>
          </table:table-cell>
          <table:table-cell office:value-type="string" calcext:value-type="string">
            <text:p>Josh 17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 office:value-type="string" calcext:value-type="string">
            <text:p>Torrent_de_Kana</text:p>
          </table:table-cell>
          <table:table-cell office:value-type="string" calcext:value-type="string">
            <text:p>e46d</text:p>
          </table:table-cell>
          <table:table-cell office:value-type="string" calcext:value-type="string">
            <text:p>Josh 16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 office:value-type="string" calcext:value-type="string">
            <text:p>Kana_village</text:p>
          </table:table-cell>
          <table:table-cell office:value-type="string" calcext:value-type="string">
            <text:p>e46e</text:p>
          </table:table-cell>
          <table:table-cell office:value-type="string" calcext:value-type="string">
            <text:p>Josh 19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</text:p>
          </table:table-cell>
          <table:table-cell table:number-columns-repeated="2" office:value-type="string" calcext:value-type="string">
            <text:p>Makir</text:p>
          </table:table-cell>
          <table:table-cell office:value-type="string" calcext:value-type="string">
            <text:p>e46f</text:p>
          </table:table-cell>
          <table:table-cell office:value-type="string" calcext:value-type="string">
            <text:p>Jos 1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 table:style-name="Default" office:value-type="string" calcext:value-type="string">
            <text:p>Manassé_region</text:p>
          </table:table-cell>
          <table:table-cell office:value-type="string" calcext:value-type="string">
            <text:p>e470</text:p>
          </table:table-cell>
          <table:table-cell office:value-type="string" calcext:value-type="string">
            <text:p>Josh 1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 office:value-type="string" calcext:value-type="string">
            <text:p>Micmethath</text:p>
          </table:table-cell>
          <table:table-cell office:value-type="string" calcext:value-type="string">
            <text:p>e471</text:p>
          </table:table-cell>
          <table:table-cell office:value-type="string" calcext:value-type="string">
            <text:p>Josh 16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 office:value-type="string" calcext:value-type="string">
            <text:p>Naaratha_village</text:p>
          </table:table-cell>
          <table:table-cell office:value-type="string" calcext:value-type="string">
            <text:p>e472</text:p>
          </table:table-cell>
          <table:table-cell office:value-type="string" calcext:value-type="string">
            <text:p>Josh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</text:p>
          </table:table-cell>
          <table:table-cell office:value-type="string" calcext:value-type="string">
            <text:p>Ramoth_Gilead</text:p>
          </table:table-cell>
          <table:table-cell office:value-type="string" calcext:value-type="string">
            <text:p>Ramoth_en_Galaad</text:p>
          </table:table-cell>
          <table:table-cell office:value-type="string" calcext:value-type="string">
            <text:p>e473</text:p>
          </table:table-cell>
          <table:table-cell office:value-type="string" calcext:value-type="string">
            <text:p>1 Kgs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 office:value-type="string" calcext:value-type="string">
            <text:p>Edréï</text:p>
          </table:table-cell>
          <table:table-cell office:value-type="string" calcext:value-type="string">
            <text:p>e474</text:p>
          </table:table-cell>
          <table:table-cell office:value-type="string" calcext:value-type="string">
            <text:p>Josh 19: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</text:p>
          </table:table-cell>
          <table:table-cell table:number-columns-repeated="2" office:value-type="string" calcext:value-type="string">
            <text:p>Ephod</text:p>
          </table:table-cell>
          <table:table-cell office:value-type="string" calcext:value-type="string">
            <text:p>e475</text:p>
          </table:table-cell>
          <table:table-cell office:value-type="string" calcext:value-type="string">
            <text:p>Num 34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 office:value-type="string" calcext:value-type="string">
            <text:p>Thachan</text:p>
          </table:table-cell>
          <table:table-cell office:value-type="string" calcext:value-type="string">
            <text:p>e476</text:p>
          </table:table-cell>
          <table:table-cell office:value-type="string" calcext:value-type="string">
            <text:p>Num 26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 office:value-type="string" calcext:value-type="string">
            <text:p>Naara_femme</text:p>
          </table:table-cell>
          <table:table-cell office:value-type="string" calcext:value-type="string">
            <text:p>e477</text:p>
          </table:table-cell>
          <table:table-cell office:value-type="string" calcext:value-type="string">
            <text:p>1 Chr 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</text:p>
          </table:table-cell>
          <table:table-cell table:number-columns-repeated="2" office:value-type="string" calcext:value-type="string">
            <text:p>Beth_Haran</text:p>
          </table:table-cell>
          <table:table-cell office:value-type="string" calcext:value-type="string">
            <text:p>e479</text:p>
          </table:table-cell>
          <table:table-cell office:value-type="string" calcext:value-type="string">
            <text:p>Num 32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e47a</text:p>
          </table:table-cell>
          <table:table-cell office:value-type="string" calcext:value-type="string">
            <text:p>Num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</text:p>
          </table:table-cell>
          <table:table-cell table:number-columns-repeated="2" office:value-type="string" calcext:value-type="string">
            <text:p>Maon</text:p>
          </table:table-cell>
          <table:table-cell office:value-type="string" calcext:value-type="string">
            <text:p>e47c</text:p>
          </table:table-cell>
          <table:table-cell office:value-type="string" calcext:value-type="string">
            <text:p>1 Chr 2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</text:p>
          </table:table-cell>
          <table:table-cell office:value-type="string" calcext:value-type="string">
            <text:p>Schamir</text:p>
          </table:table-cell>
          <table:table-cell office:value-type="string" calcext:value-type="string">
            <text:p>e47d</text:p>
          </table:table-cell>
          <table:table-cell office:value-type="string" calcext:value-type="string">
            <text:p>Josh 15: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Jehotsadak</text:p>
          </table:table-cell>
          <table:table-cell office:value-type="string" calcext:value-type="string">
            <text:p>e47e</text:p>
          </table:table-cell>
          <table:table-cell office:value-type="string" calcext:value-type="string">
            <text:p>1 Chron 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</text:p>
          </table:table-cell>
          <table:table-cell table:number-columns-repeated="2" office:value-type="string" calcext:value-type="string">
            <text:p>Hammedatha</text:p>
          </table:table-cell>
          <table:table-cell office:value-type="string" calcext:value-type="string">
            <text:p>e47f</text:p>
          </table:table-cell>
          <table:table-cell office:value-type="string" calcext:value-type="string">
            <text:p>Esth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 table:style-name="Default" office:value-type="string" calcext:value-type="string">
            <text:p>Abiram</text:p>
          </table:table-cell>
          <table:table-cell office:value-type="string" calcext:value-type="string">
            <text:p>e480</text:p>
          </table:table-cell>
          <table:table-cell office:value-type="string" calcext:value-type="string">
            <text:p>Num 1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 office:value-type="string" calcext:value-type="string">
            <text:p>Di_Zahab</text:p>
          </table:table-cell>
          <table:table-cell office:value-type="string" calcext:value-type="string">
            <text:p>e481</text:p>
          </table:table-cell>
          <table:table-cell office:value-type="string" calcext:value-type="string">
            <text:p>Deut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oeuf</text:p>
          </table:table-cell>
          <table:table-cell office:value-type="string" calcext:value-type="string">
            <text:p>e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 table:style-name="Default" office:value-type="string" calcext:value-type="string">
            <text:p>Maacathiens_région</text:p>
          </table:table-cell>
          <table:table-cell office:value-type="string" calcext:value-type="string">
            <text:p>e483</text:p>
          </table:table-cell>
          <table:table-cell office:value-type="string" calcext:value-type="string">
            <text:p>Josh 13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</text:p>
          </table:table-cell>
          <table:table-cell table:number-columns-repeated="2" office:value-type="string" calcext:value-type="string">
            <text:p>Abner</text:p>
          </table:table-cell>
          <table:table-cell office:value-type="string" calcext:value-type="string">
            <text:p>e484</text:p>
          </table:table-cell>
          <table:table-cell office:value-type="string" calcext:value-type="string">
            <text:p>1 Sam 14: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 table:style-name="Default" office:value-type="string" calcext:value-type="string">
            <text:p>Moséra</text:p>
          </table:table-cell>
          <table:table-cell office:value-type="string" calcext:value-type="string">
            <text:p>e485</text:p>
          </table:table-cell>
          <table:table-cell office:value-type="string" calcext:value-type="string">
            <text:p>Duet 10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 office:value-type="string" calcext:value-type="string">
            <text:p>Montagne_Nebo</text:p>
          </table:table-cell>
          <table:table-cell office:value-type="string" calcext:value-type="string">
            <text:p>e486</text:p>
          </table:table-cell>
          <table:table-cell office:value-type="string" calcext:value-type="string">
            <text:p>Duet 32: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</text:p>
          </table:table-cell>
          <table:table-cell table:number-columns-repeated="2" office:value-type="string" calcext:value-type="string">
            <text:p>Tophel</text:p>
          </table:table-cell>
          <table:table-cell office:value-type="string" calcext:value-type="string">
            <text:p>e487</text:p>
          </table:table-cell>
          <table:table-cell office:value-type="string" calcext:value-type="string">
            <text:p>Deut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 office:value-type="string" calcext:value-type="string">
            <text:p>Baanna</text:p>
          </table:table-cell>
          <table:table-cell office:value-type="string" calcext:value-type="string">
            <text:p>e488</text:p>
          </table:table-cell>
          <table:table-cell office:value-type="string" calcext:value-type="string">
            <text:p>2 Sam 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 office:value-type="string" calcext:value-type="string">
            <text:p>Golan</text:p>
          </table:table-cell>
          <table:table-cell office:value-type="string" calcext:value-type="string">
            <text:p>e489</text:p>
          </table:table-cell>
          <table:table-cell office:value-type="string" calcext:value-type="string">
            <text:p>2 Sam 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 office:value-type="string" calcext:value-type="string">
            <text:p>Isch_Boscheth</text:p>
          </table:table-cell>
          <table:table-cell office:value-type="string" calcext:value-type="string">
            <text:p>e48a</text:p>
          </table:table-cell>
          <table:table-cell office:value-type="string" calcext:value-type="string">
            <text:p>2 Sam 2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</text:p>
          </table:table-cell>
          <table:table-cell table:number-columns-repeated="2" office:value-type="string" calcext:value-type="string">
            <text:p>Jonathan</text:p>
          </table:table-cell>
          <table:table-cell office:value-type="string" calcext:value-type="string">
            <text:p>e48b</text:p>
          </table:table-cell>
          <table:table-cell office:value-type="string" calcext:value-type="string">
            <text:p>1 Sam 13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Aggée</text:p>
          </table:table-cell>
          <table:table-cell office:value-type="string" calcext:value-type="string">
            <text:p>e48c</text:p>
          </table:table-cell>
          <table:table-cell office:value-type="string" calcext:value-type="string">
            <text:p>Ezra 5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 table:style-name="Default" office:value-type="string" calcext:value-type="string">
            <text:p>Assuérus</text:p>
          </table:table-cell>
          <table:table-cell office:value-type="string" calcext:value-type="string">
            <text:p>e48f</text:p>
          </table:table-cell>
          <table:table-cell office:value-type="string" calcext:value-type="string">
            <text:p>Est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</text:p>
          </table:table-cell>
          <table:table-cell table:number-columns-repeated="2" office:value-type="string" calcext:value-type="string">
            <text:p>Darius</text:p>
          </table:table-cell>
          <table:table-cell office:value-type="string" calcext:value-type="string">
            <text:p>e490</text:p>
          </table:table-cell>
          <table:table-cell office:value-type="string" calcext:value-type="string">
            <text:p>Hag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 office:value-type="string" calcext:value-type="string">
            <text:p>Bigthan</text:p>
          </table:table-cell>
          <table:table-cell office:value-type="string" calcext:value-type="string">
            <text:p>e492</text:p>
          </table:table-cell>
          <table:table-cell office:value-type="string" calcext:value-type="string">
            <text:p>Esth 6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Jotsadak</text:p>
          </table:table-cell>
          <table:table-cell office:value-type="string" calcext:value-type="string">
            <text:p>e494</text:p>
          </table:table-cell>
          <table:table-cell office:value-type="string" calcext:value-type="string">
            <text:p>Zech 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</text:p>
          </table:table-cell>
          <table:table-cell table:number-columns-repeated="2" office:value-type="string" calcext:value-type="string">
            <text:p>Argob</text:p>
          </table:table-cell>
          <table:table-cell office:value-type="string" calcext:value-type="string">
            <text:p>e495</text:p>
          </table:table-cell>
          <table:table-cell office:value-type="string" calcext:value-type="string">
            <text:p>Deut 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 office:value-type="string" calcext:value-type="string">
            <text:p>Avva</text:p>
          </table:table-cell>
          <table:table-cell office:value-type="string" calcext:value-type="string">
            <text:p>e496</text:p>
          </table:table-cell>
          <table:table-cell office:value-type="string" calcext:value-type="string">
            <text:p>2 Kgs 17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 table:style-name="Default" office:value-type="string" calcext:value-type="string">
            <text:p>Héber_région</text:p>
          </table:table-cell>
          <table:table-cell office:value-type="string" calcext:value-type="string">
            <text:p>e497</text:p>
          </table:table-cell>
          <table:table-cell office:value-type="string" calcext:value-type="string">
            <text:p>Num 2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</text:p>
          </table:table-cell>
          <table:table-cell table:number-columns-repeated="2" office:value-type="string" calcext:value-type="string">
            <text:p>Elath</text:p>
          </table:table-cell>
          <table:table-cell office:value-type="string" calcext:value-type="string">
            <text:p>e498</text:p>
          </table:table-cell>
          <table:table-cell office:value-type="string" calcext:value-type="string">
            <text:p>Deut 2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 office:value-type="string" calcext:value-type="string">
            <text:p>Gueschuriens</text:p>
          </table:table-cell>
          <table:table-cell office:value-type="string" calcext:value-type="string">
            <text:p>e499</text:p>
          </table:table-cell>
          <table:table-cell office:value-type="string" calcext:value-type="string">
            <text:p>Duet 3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 office:value-type="string" calcext:value-type="string">
            <text:p>Kedémoth</text:p>
          </table:table-cell>
          <table:table-cell office:value-type="string" calcext:value-type="string">
            <text:p>e49a</text:p>
          </table:table-cell>
          <table:table-cell office:value-type="string" calcext:value-type="string">
            <text:p>Duet 2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</text:p>
          </table:table-cell>
          <table:table-cell table:number-columns-repeated="2" office:value-type="string" calcext:value-type="string">
            <text:p>Sebam</text:p>
          </table:table-cell>
          <table:table-cell office:value-type="string" calcext:value-type="string">
            <text:p>e49b</text:p>
          </table:table-cell>
          <table:table-cell office:value-type="string" calcext:value-type="string">
            <text:p>Num 32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 table:style-name="ce8" office:value-type="string" calcext:value-type="string">
            <text:p>Maacathiens_homme</text:p>
          </table:table-cell>
          <table:table-cell office:value-type="string" calcext:value-type="string">
            <text:p>e49c</text:p>
          </table:table-cell>
          <table:table-cell office:value-type="string" calcext:value-type="string">
            <text:p>Josh 12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 office:value-type="string" calcext:value-type="string">
            <text:p>Montagne_de_l’Hermon</text:p>
          </table:table-cell>
          <table:table-cell office:value-type="string" calcext:value-type="string">
            <text:p>e49d</text:p>
          </table:table-cell>
          <table:table-cell office:value-type="string" calcext:value-type="string">
            <text:p>Duet 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 office:value-type="string" calcext:value-type="string">
            <text:p>Rabbath</text:p>
          </table:table-cell>
          <table:table-cell office:value-type="string" calcext:value-type="string">
            <text:p>e49e</text:p>
          </table:table-cell>
          <table:table-cell office:value-type="string" calcext:value-type="string">
            <text:p>Deut 3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</text:p>
          </table:table-cell>
          <table:table-cell table:number-columns-repeated="2" office:value-type="string" calcext:value-type="string">
            <text:p>Esther</text:p>
          </table:table-cell>
          <table:table-cell office:value-type="string" calcext:value-type="string">
            <text:p>e49f</text:p>
          </table:table-cell>
          <table:table-cell office:value-type="string" calcext:value-type="string">
            <text:p>Esth 2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</text:p>
          </table:table-cell>
          <table:table-cell table:number-columns-repeated="2" office:value-type="string" calcext:value-type="string">
            <text:p>Haman</text:p>
          </table:table-cell>
          <table:table-cell office:value-type="string" calcext:value-type="string">
            <text:p>e4a0</text:p>
          </table:table-cell>
          <table:table-cell office:value-type="string" calcext:value-type="string">
            <text:p>Esth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 office:value-type="string" calcext:value-type="string">
            <text:p>Hathac</text:p>
          </table:table-cell>
          <table:table-cell office:value-type="string" calcext:value-type="string">
            <text:p>e4a1</text:p>
          </table:table-cell>
          <table:table-cell office:value-type="string" calcext:value-type="string">
            <text:p>Esth 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e4a2</text:p>
          </table:table-cell>
          <table:table-cell office:value-type="string" calcext:value-type="string">
            <text:p>Esth 8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Mardochée</text:p>
          </table:table-cell>
          <table:table-cell office:value-type="string" calcext:value-type="string">
            <text:p>e4a3</text:p>
          </table:table-cell>
          <table:table-cell office:value-type="string" calcext:value-type="string">
            <text:p>Esth 2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e4a4</text:p>
          </table:table-cell>
          <table:table-cell office:value-type="string" calcext:value-type="string">
            <text:p>2 Chr 3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Suse</text:p>
          </table:table-cell>
          <table:table-cell office:value-type="string" calcext:value-type="string">
            <text:p>e4a5</text:p>
          </table:table-cell>
          <table:table-cell office:value-type="string" calcext:value-type="string">
            <text:p>Ezra 4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 office:value-type="string" calcext:value-type="string">
            <text:p>Théresch</text:p>
          </table:table-cell>
          <table:table-cell office:value-type="string" calcext:value-type="string">
            <text:p>e4a6</text:p>
          </table:table-cell>
          <table:table-cell office:value-type="string" calcext:value-type="string">
            <text:p>Esth 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 office:value-type="string" calcext:value-type="string">
            <text:p>Vasthi</text:p>
          </table:table-cell>
          <table:table-cell office:value-type="string" calcext:value-type="string">
            <text:p>e4a7</text:p>
          </table:table-cell>
          <table:table-cell office:value-type="string" calcext:value-type="string">
            <text:p>Esth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 table:style-name="Default" office:value-type="string" calcext:value-type="string">
            <text:p>Zéresch</text:p>
          </table:table-cell>
          <table:table-cell office:value-type="string" calcext:value-type="string">
            <text:p>e4a8</text:p>
          </table:table-cell>
          <table:table-cell office:value-type="string" calcext:value-type="string">
            <text:p>Esth 5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</table:table-cell>
          <table:table-cell office:value-type="string" calcext:value-type="string">
            <text:p>Schelomith_femme</text:p>
          </table:table-cell>
          <table:table-cell office:value-type="string" calcext:value-type="string">
            <text:p>e543</text:p>
          </table:table-cell>
          <table:table-cell office:value-type="string" calcext:value-type="string">
            <text:p>Lev 24:1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</table:table-cell>
          <table:table-cell office:value-type="string" calcext:value-type="string">
            <text:p>Saba_région</text:p>
          </table:table-cell>
          <table:table-cell office:value-type="string" calcext:value-type="string">
            <text:p>e544</text:p>
          </table:table-cell>
          <table:table-cell office:value-type="string" calcext:value-type="string">
            <text:p>Isa 43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string" calcext:value-type="string">
            <text:p>e599</text:p>
          </table:table-cell>
          <table:table-cell office:value-type="string" calcext:value-type="string">
            <text:p>Ps 29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table:style-name="Default" office:value-type="string" calcext:value-type="string">
            <text:p>devenir_chose</text:p>
          </table:table-cell>
          <table:table-cell office:value-type="string" calcext:value-type="string">
            <text:p>e8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table:style-name="Default" office:value-type="string" calcext:value-type="string">
            <text:p>devenir_personne</text:p>
          </table:table-cell>
          <table:table-cell office:value-type="string" calcext:value-type="string">
            <text:p>e8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nvertir</text:p>
          </table:table-cell>
          <table:table-cell office:value-type="string" calcext:value-type="string">
            <text:p>e8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ester</text:p>
          </table:table-cell>
          <table:table-cell office:value-type="string" calcext:value-type="string">
            <text:p>e8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table:style-name="Default" office:value-type="string" calcext:value-type="string">
            <text:p>rester</text:p>
          </table:table-cell>
          <table:table-cell office:value-type="string" calcext:value-type="string">
            <text:p>e8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table:style-name="Default" office:value-type="string" calcext:value-type="string">
            <text:p>combien_de_temps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Exod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table:style-name="Default" office:value-type="string" calcext:value-type="string">
            <text:p>moudre</text:p>
          </table:table-cell>
          <table:table-cell office:value-type="string" calcext:value-type="string">
            <text:p>e83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Default" office:value-type="string" calcext:value-type="string">
            <text:p>tige</text:p>
          </table:table-cell>
          <table:table-cell office:value-type="string" calcext:value-type="string">
            <text:p>ea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table:style-name="Default" office:value-type="string" calcext:value-type="string">
            <text:p>faux</text:p>
          </table:table-cell>
          <table:table-cell office:value-type="string" calcext:value-type="string">
            <text:p>ea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Sadducéens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 3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Default" office:value-type="string" calcext:value-type="string">
            <text:p>Israël</text:p>
          </table:table-cell>
          <table:table-cell office:value-type="string" calcext:value-type="string">
            <text:p>ea04</text:p>
          </table:table-cell>
          <table:table-cell table:style-name="ce6" office:value-type="string" calcext:value-type="string">
            <text:p>Gen 32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Default" office:value-type="string" calcext:value-type="string">
            <text:p>Hérodie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rk 3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ver_de_terre</text:p>
          </table:table-cell>
          <table:table-cell office:value-type="string" calcext:value-type="string">
            <text:p>ea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table:style-name="Default" office:value-type="string" calcext:value-type="string">
            <text:p>goûter</text:p>
          </table:table-cell>
          <table:table-cell office:value-type="string" calcext:value-type="string">
            <text:p>ea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Default" office:value-type="string" calcext:value-type="string">
            <text:p>Jé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Num 2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table:style-name="Default" office:value-type="string" calcext:value-type="string">
            <text:p>âne</text:p>
          </table:table-cell>
          <table:table-cell office:value-type="string" calcext:value-type="string">
            <text:p>ea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table:style-name="Default" office:value-type="string" calcext:value-type="string">
            <text:p>meurtrier</text:p>
          </table:table-cell>
          <table:table-cell office:value-type="string" calcext:value-type="string">
            <text:p>ea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table:style-name="Default" office:value-type="string" calcext:value-type="string">
            <text:p>attendre</text:p>
          </table:table-cell>
          <table:table-cell office:value-type="string" calcext:value-type="string">
            <text:p>ea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table:style-name="Default" office:value-type="string" calcext:value-type="string">
            <text:p>moquer</text:p>
          </table:table-cell>
          <table:table-cell office:value-type="string" calcext:value-type="string">
            <text:p>ea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table:style-name="Default" office:value-type="string" calcext:value-type="string">
            <text:p>grêle</text:p>
          </table:table-cell>
          <table:table-cell office:value-type="string" calcext:value-type="string">
            <text:p>ea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table:style-name="Default" office:value-type="string" calcext:value-type="string">
            <text:p>Alexandre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cts 19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Default"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Gen 30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a1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table:style-name="ce26" office:value-type="string" calcext:value-type="string">
            <text:p>tirant_au_sor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uke 23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ombre</text:p>
          </table:table-cell>
          <table:table-cell office:value-type="string" calcext:value-type="string">
            <text:p>ea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table:style-name="Default" office:value-type="string" calcext:value-type="string">
            <text:p>éponge</text:p>
          </table:table-cell>
          <table:table-cell office:value-type="string" calcext:value-type="string">
            <text:p>ea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table:style-name="Default" office:value-type="string" calcext:value-type="string">
            <text:p>emballage</text:p>
          </table:table-cell>
          <table:table-cell office:value-type="string" calcext:value-type="string">
            <text:p>ea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table:style-name="Default" office:value-type="string" calcext:value-type="string">
            <text:p>lin</text:p>
          </table:table-cell>
          <table:table-cell office:value-type="string" calcext:value-type="string">
            <text:p>ea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table:style-name="Default" office:value-type="string" calcext:value-type="string">
            <text:p>béni</text:p>
          </table:table-cell>
          <table:table-cell office:value-type="string" calcext:value-type="string">
            <text:p>ea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table:style-name="Default" office:value-type="string" calcext:value-type="string">
            <text:p>demi</text:p>
          </table:table-cell>
          <table:table-cell office:value-type="string" calcext:value-type="string">
            <text:p>ea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table:style-name="Default" office:value-type="string" calcext:value-type="string">
            <text:p>langage</text:p>
          </table:table-cell>
          <table:table-cell office:value-type="string" calcext:value-type="string">
            <text:p>ea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table:style-name="Default" office:value-type="string" calcext:value-type="string">
            <text:p>faible</text:p>
          </table:table-cell>
          <table:table-cell office:value-type="string" calcext:value-type="string">
            <text:p>ea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table:style-name="Default"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table:style-name="Default" office:value-type="string" calcext:value-type="string">
            <text:p>roseau</text:p>
          </table:table-cell>
          <table:table-cell office:value-type="string" calcext:value-type="string">
            <text:p>ea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pierre_d’achoppement</text:p>
          </table:table-cell>
          <table:table-cell office:value-type="string" calcext:value-type="string">
            <text:p>ea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table:style-name="Default" office:value-type="string" calcext:value-type="string">
            <text:p>Jérémie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2 Chr 3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Default" office:value-type="string" calcext:value-type="string">
            <text:p>Jonas_Simon_père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 1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Default"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 15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table:style-name="Default" office:value-type="string" calcext:value-type="string">
            <text:p>sud</text:p>
          </table:table-cell>
          <table:table-cell office:value-type="string" calcext:value-type="string">
            <text:p>ea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Default" office:value-type="string" calcext:value-type="string">
            <text:p>Sa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2 Sam 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herbe</text:p>
          </table:table-cell>
          <table:table-cell office:value-type="string" calcext:value-type="string">
            <text:p>ea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table:style-name="Default" office:value-type="string" calcext:value-type="string">
            <text:p>dispers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 26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table:style-name="Default" office:value-type="string" calcext:value-type="string">
            <text:p>farine</text:p>
          </table:table-cell>
          <table:table-cell office:value-type="string" calcext:value-type="string">
            <text:p>ea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table:style-name="Default" office:value-type="string" calcext:value-type="string">
            <text:p>pâte</text:p>
          </table:table-cell>
          <table:table-cell office:value-type="string" calcext:value-type="string">
            <text:p>ea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récieux</text:p>
          </table:table-cell>
          <table:table-cell office:value-type="string" calcext:value-type="string">
            <text:p>ea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table:style-name="Default" office:value-type="string" calcext:value-type="string">
            <text:p>est</text:p>
          </table:table-cell>
          <table:table-cell office:value-type="string" calcext:value-type="string">
            <text:p>ea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table:style-name="Default" office:value-type="string" calcext:value-type="string">
            <text:p>battage</text:p>
          </table:table-cell>
          <table:table-cell office:value-type="string" calcext:value-type="string">
            <text:p>ea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ea3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table:style-name="Default" office:value-type="string" calcext:value-type="string">
            <text:p>réconforter</text:p>
          </table:table-cell>
          <table:table-cell office:value-type="string" calcext:value-type="string">
            <text:p>ea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table:style-name="Default" office:value-type="string" calcext:value-type="string">
            <text:p>autel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Gen 8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table:style-name="Default"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table:style-name="Default" office:value-type="string" calcext:value-type="string">
            <text:p>pluie</text:p>
          </table:table-cell>
          <table:table-cell office:value-type="string" calcext:value-type="string">
            <text:p>ea3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Default" office:value-type="string" calcext:value-type="string">
            <text:p>Zabulo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Gen 30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Default" office:value-type="string" calcext:value-type="string">
            <text:p>Nephth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Gen 30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</text:p>
          </table:table-cell>
          <table:table-cell table:number-columns-repeated="2"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Gen 29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Default" office:value-type="string" calcext:value-type="string">
            <text:p>Rama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Josh 18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 table:style-name="Default" office:value-type="string" calcext:value-type="string">
            <text:p>Noé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Gen 6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Default" office:value-type="string" calcext:value-type="string">
            <text:p>Égypte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 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Default" office:value-type="string" calcext:value-type="string">
            <text:p>Bethlé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 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Urie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2 Sam 1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Simé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Gen 29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</text:p>
          </table:table-cell>
          <table:table-cell table:number-columns-repeated="2"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John 1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Default" office:value-type="string" calcext:value-type="string">
            <text:p>Naï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Luke 7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table:style-name="Default" office:value-type="string" calcext:value-type="string">
            <text:p>devoir</text:p>
          </table:table-cell>
          <table:table-cell office:value-type="string" calcext:value-type="string">
            <text:p>ea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au </text:p>
          </table:table-cell>
          <table:table-cell office:value-type="string" calcext:value-type="string">
            <text:p>ea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table:style-name="Default" office:value-type="string" calcext:value-type="string">
            <text:p>beauté</text:p>
          </table:table-cell>
          <table:table-cell office:value-type="string" calcext:value-type="string">
            <text:p>ea4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 table:style-name="Default" office:value-type="string" calcext:value-type="string">
            <text:p>Juda_homme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Gen 29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Default" office:value-type="string" calcext:value-type="string">
            <text:p>Pérets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1 Chr 27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Default" office:value-type="string" calcext:value-type="string">
            <text:p>Zérac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Gen 3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Default"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Gen 38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Default" office:value-type="string" calcext:value-type="string">
            <text:p>Hets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Gen 4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Default"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uth 4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Default"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 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Nachsc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Exod 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Default"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Ruth 4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Default"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</text:p>
          </table:table-cell>
          <table:table-cell table:number-columns-repeated="2"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Josh 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Default"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</text:p>
          </table:table-cell>
          <table:table-cell table:number-columns-repeated="2"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 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Default" office:value-type="string" calcext:value-type="string">
            <text:p>Iasï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Ruth 4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table:style-name="Default" office:value-type="string" calcext:value-type="string">
            <text:p>Corinthe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<text:span text:style-name="T2">Acts</text:span> 1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Default" office:value-type="string" calcext:value-type="string">
            <text:p>R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1 Kgs 11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Default"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Luke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Default"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 1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Jos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1 Kgs 15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Default"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gs 8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Ozias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2 Kgs 1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</text:p>
          </table:table-cell>
          <table:table-cell table:number-columns-repeated="2"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Default" office:value-type="string" calcext:value-type="string">
            <text:p>Ac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Default" office:value-type="string" calcext:value-type="string">
            <text:p>Ezéchias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2 Kgs 1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 table:style-name="Default" office:value-type="string" calcext:value-type="string">
            <text:p>Manassé_homme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Gen 41: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Default"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 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Default"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2 Kgs 21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Default" office:value-type="string" calcext:value-type="string">
            <text:p>Jéconias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</text:p>
          </table:table-cell>
          <table:table-cell table:number-columns-repeated="2"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Gen 1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Default" office:value-type="string" calcext:value-type="string">
            <text:p>Babylone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Acts 7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Default" office:value-type="string" calcext:value-type="string">
            <text:p>Schealth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Ezra 3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Default" office:value-type="string" calcext:value-type="string">
            <text:p>Zoro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Ezra 2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Default"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 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Default"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 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Default"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Default" office:value-type="string" calcext:value-type="string">
            <text:p>Ts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2 Sam 15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Default"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Default"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 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Default" office:value-type="string" calcext:value-type="string">
            <text:p><text:span text:style-name="T5">Élé</text:span>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xod 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Default"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table:style-name="Default" office:value-type="string" calcext:value-type="string">
            <text:p>nord</text:p>
          </table:table-cell>
          <table:table-cell office:value-type="string" calcext:value-type="string">
            <text:p>ea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table:style-name="Default" office:value-type="string" calcext:value-type="string">
            <text:p>manteau</text:p>
          </table:table-cell>
          <table:table-cell office:value-type="string" calcext:value-type="string">
            <text:p>ea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Default" office:value-type="string" calcext:value-type="string">
            <text:p>Caïphe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 26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Default"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 24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table:style-name="Default" office:value-type="string" calcext:value-type="string">
            <text:p>trompette</text:p>
          </table:table-cell>
          <table:table-cell office:value-type="string" calcext:value-type="string">
            <text:p>ea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Default" office:value-type="string" calcext:value-type="string">
            <text:p>Gomorrhe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Default" office:value-type="string" calcext:value-type="string">
            <text:p>Samaritai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Luke 10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table:style-name="Default" office:value-type="string" calcext:value-type="string">
            <text:p>idiot</text:p>
          </table:table-cell>
          <table:table-cell office:value-type="string" calcext:value-type="string">
            <text:p>ea7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table:style-name="Default" office:value-type="string" calcext:value-type="string">
            <text:p>chèvre</text:p>
          </table:table-cell>
          <table:table-cell office:value-type="string" calcext:value-type="string">
            <text:p>ea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table:style-name="Default" office:value-type="string" calcext:value-type="string">
            <text:p>vierge</text:p>
          </table:table-cell>
          <table:table-cell office:value-type="string" calcext:value-type="string">
            <text:p>ea7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table:style-name="Default" office:value-type="string" calcext:value-type="string">
            <text:p>condamner</text:p>
          </table:table-cell>
          <table:table-cell office:value-type="string" calcext:value-type="string">
            <text:p>ea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condamnation</text:p>
          </table:table-cell>
          <table:table-cell office:value-type="string" calcext:value-type="string">
            <text:p>ea7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table:style-name="Default" office:value-type="string" calcext:value-type="string">
            <text:p>rêve</text:p>
          </table:table-cell>
          <table:table-cell office:value-type="string" calcext:value-type="string">
            <text:p>ea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</text:p>
          </table:table-cell>
          <table:table-cell table:number-columns-repeated="2"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table:style-name="Default" office:value-type="string" calcext:value-type="string">
            <text:p>tribu</text:p>
          </table:table-cell>
          <table:table-cell office:value-type="string" calcext:value-type="string">
            <text:p>ea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Default" office:value-type="string" calcext:value-type="string">
            <text:p>Samarie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1 Kgs 13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table:style-name="Default" office:value-type="string" calcext:value-type="string">
            <text:p><text:s/>culpabilité</text:p>
          </table:table-cell>
          <table:table-cell office:value-type="string" calcext:value-type="string">
            <text:p>ea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coupable</text:p>
          </table:table-cell>
          <table:table-cell office:value-type="string" calcext:value-type="string">
            <text:p>ea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table:style-name="Default" office:value-type="string" calcext:value-type="string">
            <text:p>boeuf</text:p>
          </table:table-cell>
          <table:table-cell office:value-type="string" calcext:value-type="string">
            <text:p>ea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table:style-name="Default" office:value-type="string" calcext:value-type="string">
            <text:p>gros</text:p>
          </table:table-cell>
          <table:table-cell office:value-type="string" calcext:value-type="string">
            <text:p>ea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sexe</text:p>
          </table:table-cell>
          <table:table-cell office:value-type="string" calcext:value-type="string">
            <text:p>ea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table:style-name="Default" office:value-type="string" calcext:value-type="string">
            <text:p>éclair</text:p>
          </table:table-cell>
          <table:table-cell office:value-type="string" calcext:value-type="string">
            <text:p>ea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table:style-name="Default" office:value-type="string" calcext:value-type="string">
            <text:p>ouest</text:p>
          </table:table-cell>
          <table:table-cell office:value-type="string" calcext:value-type="string">
            <text:p>ea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table:style-name="Default" office:value-type="string" calcext:value-type="string">
            <text:p>renard</text:p>
          </table:table-cell>
          <table:table-cell office:value-type="string" calcext:value-type="string">
            <text:p>ea8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table:style-name="Default" office:value-type="string" calcext:value-type="string">
            <text:p>flûte</text:p>
          </table:table-cell>
          <table:table-cell office:value-type="string" calcext:value-type="string">
            <text:p>ea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table:style-name="Default" office:value-type="string" calcext:value-type="string">
            <text:p>gluttonnie</text:p>
          </table:table-cell>
          <table:table-cell office:value-type="string" calcext:value-type="string">
            <text:p>ea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table:style-name="Default" office:value-type="string" calcext:value-type="string">
            <text:p>énivré</text:p>
          </table:table-cell>
          <table:table-cell office:value-type="string" calcext:value-type="string">
            <text:p>ea8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Default" office:value-type="string" calcext:value-type="string">
            <text:p>Sodome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Default"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 1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table:style-name="Default" office:value-type="string" calcext:value-type="string">
            <text:p>cendre</text:p>
          </table:table-cell>
          <table:table-cell office:value-type="string" calcext:value-type="string">
            <text:p>ea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Default" office:value-type="string" calcext:value-type="string">
            <text:p>Simon_Jésus_frère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 13: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table:style-name="Default" office:value-type="string" calcext:value-type="string">
            <text:p>avarice</text:p>
          </table:table-cell>
          <table:table-cell office:value-type="string" calcext:value-type="string">
            <text:p>ea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table:style-name="Default" office:value-type="string" calcext:value-type="string">
            <text:p>soi-même</text:p>
          </table:table-cell>
          <table:table-cell office:value-type="string" calcext:value-type="string">
            <text:p>ea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Default"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Default" office:value-type="string" calcext:value-type="string">
            <text:p>Barachie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 23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Default" office:value-type="string" calcext:value-type="string">
            <text:p>Zacharie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table:style-name="Default" office:value-type="string" calcext:value-type="string">
            <text:p>clé</text:p>
          </table:table-cell>
          <table:table-cell office:value-type="string" calcext:value-type="string">
            <text:p>ea9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table:style-name="Default" office:value-type="string" calcext:value-type="string">
            <text:p>sanctuaire</text:p>
          </table:table-cell>
          <table:table-cell office:value-type="string" calcext:value-type="string">
            <text:p>eb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table:style-name="Default"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Luke 2:36-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1 Sam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table:style-name="Default" office:value-type="string" calcext:value-type="string">
            <text:p>Josué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Exod 17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table:style-name="Default" office:value-type="string" calcext:value-type="string">
            <text:p>Matthieu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 9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</text:p>
          </table:table-cell>
          <table:table-cell table:number-columns-repeated="2"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Acts 1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table:style-name="Default" office:value-type="string" calcext:value-type="string">
            <text:p>île</text:p>
          </table:table-cell>
          <table:table-cell office:value-type="string" calcext:value-type="string">
            <text:p>eb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table:style-name="Default" office:value-type="string" calcext:value-type="string">
            <text:p>pièce</text:p>
          </table:table-cell>
          <table:table-cell office:value-type="string" calcext:value-type="string">
            <text:p>eb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table:style-name="Default" office:value-type="string" calcext:value-type="string">
            <text:p>Athène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 17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table:style-name="Default" office:value-type="string" calcext:value-type="string">
            <text:p>confus</text:p>
          </table:table-cell>
          <table:table-cell office:value-type="string" calcext:value-type="string">
            <text:p>eb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table:style-name="Default" office:value-type="string" calcext:value-type="string">
            <text:p>joug</text:p>
          </table:table-cell>
          <table:table-cell office:value-type="string" calcext:value-type="string">
            <text:p>eb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table:style-name="Default" office:value-type="string" calcext:value-type="string">
            <text:p>Parthes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 2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table:style-name="Default" office:value-type="string" calcext:value-type="string">
            <text:p>Haran_régio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Gen 11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table:style-name="Default" office:value-type="string" calcext:value-type="string">
            <text:p>Mer_Rouge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Exod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table:style-name="Default"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 7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table:style-name="Default" office:value-type="string" calcext:value-type="string">
            <text:p>Chaldée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Jer 5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table:style-name="Default" office:value-type="string" calcext:value-type="string">
            <text:p>Madian_régio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Exod 2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table:style-name="Default" office:value-type="string" calcext:value-type="string">
            <text:p>coutume</text:p>
          </table:table-cell>
          <table:table-cell office:value-type="string" calcext:value-type="string">
            <text:p>eb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table:style-name="Default" office:value-type="string" calcext:value-type="string">
            <text:p>gros_animal</text:p>
          </table:table-cell>
          <table:table-cell office:value-type="string" calcext:value-type="string">
            <text:p>eb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 1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table:style-name="Default" office:value-type="string" calcext:value-type="string">
            <text:p>Bérée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 17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mporter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Luke 2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omphe</text:p>
          </table:table-cell>
          <table:table-cell office:value-type="string" calcext:value-type="string">
            <text:p>eb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table:style-name="Default" office:value-type="string" calcext:value-type="string">
            <text:p>victoire</text:p>
          </table:table-cell>
          <table:table-cell office:value-type="string" calcext:value-type="string">
            <text:p>eb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1 <text:s/>Kgs 1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table:style-name="Default"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 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table:style-name="Default" office:value-type="string" calcext:value-type="string">
            <text:p>Aquilas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 18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riscille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 18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Scé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 19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table:style-name="Default" office:value-type="string" calcext:value-type="string">
            <text:p>Démé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<text:span text:style-name="T2">Acts</text:span> 19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table:style-name="Default" office:value-type="string" calcext:value-type="string">
            <text:p>Lé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Exod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table:style-name="Default"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 2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 2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table:style-name="Default" office:value-type="string" calcext:value-type="string">
            <text:p>Trophime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 2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table:style-name="Default"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<text:span text:style-name="T2">Acts </text:span> 20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table:style-name="Default"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 20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table:style-name="Default" office:value-type="string" calcext:value-type="string">
            <text:p>Mytilè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 20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table:style-name="Default"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<text:span text:style-name="T2">Acts</text:span> 2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table:style-name="Default" office:value-type="string" calcext:value-type="string">
            <text:p>Milet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 2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table:style-name="Default" office:value-type="string" calcext:value-type="string">
            <text:p>fleur</text:p>
          </table:table-cell>
          <table:table-cell office:value-type="string" calcext:value-type="string">
            <text:p>eb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</text:p>
          </table:table-cell>
          <table:table-cell table:number-columns-repeated="2"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Acts 2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table:style-name="Default"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 21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table:style-name="Default" office:value-type="string" calcext:value-type="string">
            <text:p>raser</text:p>
          </table:table-cell>
          <table:table-cell office:value-type="string" calcext:value-type="string">
            <text:p>eb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table:style-name="Default" office:value-type="string" calcext:value-type="string">
            <text:p>métal</text:p>
          </table:table-cell>
          <table:table-cell office:value-type="string" calcext:value-type="string">
            <text:p>eb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table:style-name="Default" office:value-type="string" calcext:value-type="string">
            <text:p>fer</text:p>
          </table:table-cell>
          <table:table-cell office:value-type="string" calcext:value-type="string">
            <text:p>eb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table:style-name="Default" office:value-type="string" calcext:value-type="string">
            <text:p>or</text:p>
          </table:table-cell>
          <table:table-cell office:value-type="string" calcext:value-type="string">
            <text:p>eb2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table:style-name="Default" office:value-type="string" calcext:value-type="string">
            <text:p>argent</text:p>
          </table:table-cell>
          <table:table-cell office:value-type="string" calcext:value-type="string">
            <text:p>eb2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table:style-name="Default"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table:style-name="Default"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 14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table:style-name="Default"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 1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table:style-name="Default" office:value-type="string" calcext:value-type="string">
            <text:p>Hermès_idole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 14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table:style-name="Default" office:value-type="string" calcext:value-type="string">
            <text:p>Apollonie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 1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table:style-name="Default" office:value-type="string" calcext:value-type="string">
            <text:p>Attalie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 14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</text:p>
          </table:table-cell>
          <table:table-cell table:number-columns-repeated="2"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table:style-name="ce34" office:value-type="string" calcext:value-type="string">
            <text:p>Exod 25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table:style-name="Default" office:value-type="string" calcext:value-type="string">
            <text:p>tente</text:p>
          </table:table-cell>
          <table:table-cell office:value-type="string" calcext:value-type="string">
            <text:p>eb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table:style-name="Default" office:value-type="string" calcext:value-type="string">
            <text:p>étranglé</text:p>
          </table:table-cell>
          <table:table-cell office:value-type="string" calcext:value-type="string">
            <text:p>eb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table:style-name="Default" office:value-type="string" calcext:value-type="string">
            <text:p>outil</text:p>
          </table:table-cell>
          <table:table-cell office:value-type="string" calcext:value-type="string">
            <text:p>eb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table:style-name="Default" office:value-type="string" calcext:value-type="string">
            <text:p>vache</text:p>
          </table:table-cell>
          <table:table-cell office:value-type="string" calcext:value-type="string">
            <text:p>eb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table:style-name="Default"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<text:span text:style-name="T2">Acts</text:span> 17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table:style-name="Default" office:value-type="string" calcext:value-type="string">
            <text:p>Tite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 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table:style-name="Default" office:value-type="string" calcext:value-type="string">
            <text:p>tordu</text:p>
          </table:table-cell>
          <table:table-cell office:value-type="string" calcext:value-type="string">
            <text:p>eb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table:style-name="Default"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<text:span text:style-name="T2">Acts</text:span> 18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table:style-name="Default" office:value-type="string" calcext:value-type="string">
            <text:p>Gallion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 18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Sosthéne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 18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table:style-name="Default" office:value-type="string" calcext:value-type="string">
            <text:p>Cenchrées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<text:span text:style-name="T2">Acts</text:span> 18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table:style-name="Default"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 18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table:style-name="Default"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 19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table:style-name="Default" office:value-type="string" calcext:value-type="string">
            <text:p>Manah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1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table:style-name="Default"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 15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Séleucie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 1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table:style-name="Default"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<text:span text:style-name="T2">Acts</text:span> 1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table:style-name="Default" office:value-type="string" calcext:value-type="string">
            <text:p>Lystr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 16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</text:p>
          </table:table-cell>
          <table:table-cell table:number-columns-repeated="2"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 13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table:style-name="Default" office:value-type="string" calcext:value-type="string">
            <text:p>Galatie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 16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table:style-name="Default" office:value-type="string" calcext:value-type="string">
            <text:p>Perge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 13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table:style-name="Default" office:value-type="string" calcext:value-type="string">
            <text:p>Bithynie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table:style-name="Default" office:value-type="string" calcext:value-type="string">
            <text:p>Kis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1 Chr 24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table:style-name="Default" office:value-type="string" calcext:value-type="string">
            <text:p>Mysie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table:style-name="Default"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Gen 35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</text:p>
          </table:table-cell>
          <table:table-cell table:number-columns-repeated="2"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 1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table:style-name="Default"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Acts 5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</table:table-cell>
          <table:table-cell table:style-name="Default" office:value-type="string" calcext:value-type="string">
            <text:p>Néa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 1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table:style-name="Default" office:value-type="string" calcext:value-type="string">
            <text:p>justifier</text:p>
          </table:table-cell>
          <table:table-cell office:value-type="string" calcext:value-type="string">
            <text:p>eb4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table:style-name="Default" office:value-type="string" calcext:value-type="string">
            <text:p>Lydie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table:style-name="Default" office:value-type="string" calcext:value-type="string">
            <text:p>Lycaonie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 1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table:style-name="Default" office:value-type="string" calcext:value-type="string">
            <text:p>Thyatyre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Prochore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Saü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1 Sam 9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table:style-name="Default"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table:style-name="Default" office:value-type="string" calcext:value-type="string">
            <text:p>Parmé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table:style-name="Default" office:value-type="string" calcext:value-type="string">
            <text:p>Antioche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Default" office:value-type="string" calcext:value-type="string">
            <text:p>Cyrè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 27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table:style-name="Default" office:value-type="string" calcext:value-type="string">
            <text:p>Alexandrie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 18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table:style-name="Default" office:value-type="string" calcext:value-type="string">
            <text:p>Cilicie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<text:span text:style-name="T2">Acts</text:span> 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Horeb</text:p>
          </table:table-cell>
          <table:table-cell office:value-type="string" calcext:value-type="string">
            <text:p>Mont_Horeb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33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table:style-name="Default" office:value-type="string" calcext:value-type="string">
            <text:p>Mont_Sinaï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19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Hé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Acts 7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table:style-name="Default"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Gen 33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ortique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John 10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table:style-name="Default" office:value-type="string" calcext:value-type="string">
            <text:p>divan</text:p>
          </table:table-cell>
          <table:table-cell office:value-type="string" calcext:value-type="string">
            <text:p>eb5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table:style-name="Default"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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table:style-name="Default" office:value-type="string" calcext:value-type="string">
            <text:p>ancien</text:p>
          </table:table-cell>
          <table:table-cell office:value-type="string" calcext:value-type="string">
            <text:p>eb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table:style-name="Default" office:value-type="string" calcext:value-type="string">
            <text:p>Anne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 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table:style-name="Default"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 17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table:style-name="Default"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 23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table:style-name="Default" office:value-type="string" calcext:value-type="string">
            <text:p>Sa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 5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table:style-name="Default" office:value-type="string" calcext:value-type="string">
            <text:p>Théophile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Luke 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table:style-name="Default" office:value-type="string" calcext:value-type="string">
            <text:p>Luc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Col 4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table:style-name="Default" office:value-type="string" calcext:value-type="string">
            <text:p>Barsa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<text:span text:style-name="T2">Acts</text:span> 15:22,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table:style-name="Default"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<text:span text:style-name="T2">Acts</text:span> 1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table:style-name="Default" office:value-type="string" calcext:value-type="string">
            <text:p>Étienne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table:style-name="Default" office:value-type="string" calcext:value-type="string">
            <text:p>Elam_région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Gen 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table:style-name="Default" office:value-type="string" calcext:value-type="string">
            <text:p>Pamphylie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 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table:style-name="Default" office:value-type="string" calcext:value-type="string">
            <text:p>Asie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 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table:style-name="Default" office:value-type="string" calcext:value-type="string">
            <text:p>Médie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Ezra 6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table:style-name="Default"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 5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Mé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Gen 24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table:style-name="Default" office:value-type="string" calcext:value-type="string">
            <text:p>Mésopotamie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 2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 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table:style-name="Default" office:value-type="string" calcext:value-type="string">
            <text:p>Cappadoce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<text:span text:style-name="T2">Acts</text:span> 2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le_Pont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 2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table:style-name="Default" office:value-type="string" calcext:value-type="string">
            <text:p>Phrygie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 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table:style-name="Default" office:value-type="string" calcext:value-type="string">
            <text:p>Arabie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Gal 1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table:style-name="Default" office:value-type="string" calcext:value-type="string">
            <text:p>Deny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<text:span text:style-name="T2">Acts</text:span> 17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table:style-name="Default" office:value-type="string" calcext:value-type="string">
            <text:p>prémunition</text:p>
          </table:table-cell>
          <table:table-cell office:value-type="string" calcext:value-type="string">
            <text:p>eb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table:style-name="Default"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table:style-name="Default" office:value-type="string" calcext:value-type="string">
            <text:p>Achaïe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 18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table:style-name="Default" office:value-type="string" calcext:value-type="string">
            <text:p>aile</text:p>
          </table:table-cell>
          <table:table-cell office:value-type="string" calcext:value-type="string">
            <text:p>eb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table:style-name="Default" office:value-type="string" calcext:value-type="string">
            <text:p>ailes</text:p>
          </table:table-cell>
          <table:table-cell office:value-type="string" calcext:value-type="string">
            <text:p>eb7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table:style-name="Default" office:value-type="string" calcext:value-type="string">
            <text:p>Azot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 8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table:style-name="Default"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table:style-name="Default" office:value-type="string" calcext:value-type="string">
            <text:p>salut</text:p>
          </table:table-cell>
          <table:table-cell office:value-type="string" calcext:value-type="string">
            <text:p>eb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table:style-name="Default" office:value-type="string" calcext:value-type="string">
            <text:p>Corneille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<text:span text:style-name="T2">Acts</text:span> 1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table:style-name="Default"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udg 9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table:style-name="Default" office:value-type="string" calcext:value-type="string">
            <text:p>coin</text:p>
          </table:table-cell>
          <table:table-cell office:value-type="string" calcext:value-type="string">
            <text:p>eb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table:style-name="Default" office:value-type="string" calcext:value-type="string">
            <text:p>lettre</text:p>
          </table:table-cell>
          <table:table-cell office:value-type="string" calcext:value-type="string">
            <text:p>eb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table:style-name="Default"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<text:span text:style-name="T2">Acts</text:span> 8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noir</text:p>
          </table:table-cell>
          <table:table-cell office:value-type="string" calcext:value-type="string">
            <text:p>eb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table:style-name="Default" office:value-type="string" calcext:value-type="string">
            <text:p>démon</text:p>
          </table:table-cell>
          <table:table-cell office:value-type="string" calcext:value-type="string">
            <text:p>eb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table:style-name="Default" office:value-type="string" calcext:value-type="string">
            <text:p>Chypre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<text:span text:style-name="T2">Acts</text:span> 4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Kittim_island</text:p>
          </table:table-cell>
          <table:table-cell office:value-type="string" calcext:value-type="string">
            <text:p>Kittim_îsle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Num 2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table:style-name="Default"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 11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table:style-name="Default" office:value-type="string" calcext:value-type="string">
            <text:p>Claude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<text:span text:style-name="T2">Acts</text:span> 11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table:style-name="Default" office:value-type="string" calcext:value-type="string">
            <text:p>frapper</text:p>
          </table:table-cell>
          <table:table-cell office:value-type="string" calcext:value-type="string">
            <text:p>eb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table:style-name="Default" office:value-type="string" calcext:value-type="string">
            <text:p>Blaste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 12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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1 Sam 1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table:style-name="Default" office:value-type="string" calcext:value-type="string">
            <text:p>eunuque</text:p>
          </table:table-cell>
          <table:table-cell office:value-type="string" calcext:value-type="string">
            <text:p>eb8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Croyant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<text:span text:style-name="T2">Acts</text:span> 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table:style-name="Default" office:value-type="string" calcext:value-type="string">
            <text:p>Chrétie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<text:span text:style-name="T2">Acts</text:span> 26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table:style-name="Default" office:value-type="string" calcext:value-type="string">
            <text:p>ferme</text:p>
          </table:table-cell>
          <table:table-cell office:value-type="string" calcext:value-type="string">
            <text:p>eb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eb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Default" office:value-type="string" calcext:value-type="string">
            <text:p>Rhode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 1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table:style-name="Default" office:value-type="string" calcext:value-type="string">
            <text:p>Adramytte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 27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table:style-name="Default" office:value-type="string" calcext:value-type="string">
            <text:p>essayer</text:p>
          </table:table-cell>
          <table:table-cell office:value-type="string" calcext:value-type="string">
            <text:p>eb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table:style-name="Default" office:value-type="string" calcext:value-type="string">
            <text:p>campagne</text:p>
          </table:table-cell>
          <table:table-cell office:value-type="string" calcext:value-type="string">
            <text:p>eb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Pisidie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 1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table:style-name="Default" office:value-type="string" calcext:value-type="string">
            <text:p>citoyen</text:p>
          </table:table-cell>
          <table:table-cell office:value-type="string" calcext:value-type="string">
            <text:p>eb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table:style-name="Default" office:value-type="string" calcext:value-type="string">
            <text:p>Fé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<text:span text:style-name="T2">Acts </text:span>2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table:style-name="Default"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 2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table:style-name="Default" office:value-type="string" calcext:value-type="string">
            <text:p>Tertulle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 2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table:style-name="Default" office:value-type="string" calcext:value-type="string">
            <text:p>Drusille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<text:span text:style-name="T2">Acts</text:span> 24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table:style-name="Default"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 2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table:style-name="Default" office:value-type="string" calcext:value-type="string">
            <text:p>Béré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 2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table:style-name="Default"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 13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table:style-name="Default" office:value-type="string" calcext:value-type="string">
            <text:p>Bé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 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table:style-name="Default" office:value-type="string" calcext:value-type="string">
            <text:p>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 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table:style-name="Default"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 2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 table:style-name="Default" office:value-type="string" calcext:value-type="string">
            <text:p>Éphraïm_homme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Gen 41: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 table:style-name="Default" office:value-type="string" calcext:value-type="string">
            <text:p>Éphraïm_région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2 Chr 3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table:style-name="Default" office:value-type="string" calcext:value-type="string">
            <text:p>doigt</text:p>
          </table:table-cell>
          <table:table-cell office:value-type="string" calcext:value-type="string">
            <text:p>eba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Torrent_de_Cédron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 1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table:style-name="Default" office:value-type="string" calcext:value-type="string">
            <text:p>vallée</text:p>
          </table:table-cell>
          <table:table-cell office:value-type="string" calcext:value-type="string">
            <text:p>eba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</text:p>
          </table:table-cell>
          <table:table-cell table:number-columns-repeated="2"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 19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table:style-name="Default" office:value-type="string" calcext:value-type="string">
            <text:p>manne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Exod 16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table:style-name="Default" office:value-type="string" calcext:value-type="string">
            <text:p>clou</text:p>
          </table:table-cell>
          <table:table-cell office:value-type="string" calcext:value-type="string">
            <text:p>eb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table:style-name="Default" office:value-type="string" calcext:value-type="string">
            <text:p>Nicodème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table:style-name="Default"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table:style-name="Default" office:value-type="string" calcext:value-type="string">
            <text:p>pavé</text:p>
          </table:table-cell>
          <table:table-cell office:value-type="string" calcext:value-type="string">
            <text:p>eb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table:style-name="Default"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 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table:style-name="Default" office:value-type="string" calcext:value-type="string">
            <text:p>Mer_de_Tibériade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 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 office:value-type="string" calcext:value-type="string">
            <text:p>Tibériade_ville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 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 office:value-type="string" calcext:value-type="string">
            <text:p>Siloé_ville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 13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emaine</text:p>
          </table:table-cell>
          <table:table-cell office:value-type="string" calcext:value-type="string">
            <text:p>ebb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table:style-name="Default" office:value-type="string" calcext:value-type="string">
            <text:p>puits</text:p>
          </table:table-cell>
          <table:table-cell office:value-type="string" calcext:value-type="string">
            <text:p>ebb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ebb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table:style-name="Default"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 19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table:style-name="Default" office:value-type="string" calcext:value-type="string">
            <text:p>Didyme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 11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table:style-name="Default"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 18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table:style-name="Default" office:value-type="string" calcext:value-type="string">
            <text:p>Amplia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 16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table:style-name="Default"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table:style-name="Default" office:value-type="string" calcext:value-type="string">
            <text:p>Apellè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 1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table:style-name="Default" office:value-type="string" calcext:value-type="string">
            <text:p>Aristobule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 1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table:style-name="Default" office:value-type="string" calcext:value-type="string">
            <text:p>armure</text:p>
          </table:table-cell>
          <table:table-cell office:value-type="string" calcext:value-type="string">
            <text:p>ebb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table:style-name="Default" office:value-type="string" calcext:value-type="string">
            <text:p>Asyncrite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table:style-name="Default"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 11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dénombré</text:p>
          </table:table-cell>
          <table:table-cell office:value-type="string" calcext:value-type="string">
            <text:p>eb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eb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table:style-name="Default" office:value-type="string" calcext:value-type="string">
            <text:p>imputé</text:p>
          </table:table-cell>
          <table:table-cell office:value-type="string" calcext:value-type="string">
            <text:p>ebc0</text:p>
          </table:table-cell>
          <table:table-cell table:style-name="ce34" office:value-type="string" calcext:value-type="string">
            <text:p>Rom 4:4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table:style-name="Default" office:value-type="string" calcext:value-type="string">
            <text:p>Épaïnète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 1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table:style-name="Default" office:value-type="string" calcext:value-type="string">
            <text:p>Esaü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Gen 25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table:style-name="Default" office:value-type="string" calcext:value-type="string">
            <text:p>création</text:p>
          </table:table-cell>
          <table:table-cell office:value-type="string" calcext:value-type="string">
            <text:p>ebc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table:style-name="Default"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table:style-name="Default" office:value-type="string" calcext:value-type="string">
            <text:p>Osée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table:style-name="Default" office:value-type="string" calcext:value-type="string">
            <text:p>Illyrie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 15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table:style-name="Default" office:value-type="string" calcext:value-type="string">
            <text:p>Julie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 1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table:style-name="Default" office:value-type="string" calcext:value-type="string">
            <text:p>Junias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 16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us</text:p>
          </table:table-cell>
          <table:table-cell table:style-name="Default" office:value-type="string" calcext:value-type="string">
            <text:p>Narcisse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Rom 1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table:style-name="Default" office:value-type="string" calcext:value-type="string">
            <text:p>Nérée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 1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table:style-name="Default" office:value-type="string" calcext:value-type="string">
            <text:p>Olympe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 1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table:style-name="Default"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table:style-name="Default" office:value-type="string" calcext:value-type="string">
            <text:p>ressemble</text:p>
          </table:table-cell>
          <table:table-cell office:value-type="string" calcext:value-type="string">
            <text:p>ebc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table:style-name="Default" office:value-type="string" calcext:value-type="string">
            <text:p>Perside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 1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table:style-name="Default" office:value-type="string" calcext:value-type="string">
            <text:p>Philologue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 1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table:style-name="Default" office:value-type="string" calcext:value-type="string">
            <text:p>Phlé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table:style-name="Default" office:value-type="string" calcext:value-type="string">
            <text:p>Phoebé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 1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</text:p>
          </table:table-cell>
          <table:table-cell table:number-columns-repeated="2"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 1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Gen 22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Sara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Gen 17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table:style-name="Default" office:value-type="string" calcext:value-type="string">
            <text:p>Espagne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 15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</text:p>
          </table:table-cell>
          <table:table-cell table:number-columns-repeated="2"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 1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table:style-name="Default" office:value-type="string" calcext:value-type="string">
            <text:p>Tryphène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 1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table:style-name="Default" office:value-type="string" calcext:value-type="string">
            <text:p>Tryphose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 1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table:style-name="Default" office:value-type="string" calcext:value-type="string">
            <text:p>Urbain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 1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table:style-name="Default" office:value-type="string" calcext:value-type="string">
            <text:p>pot_de_vin</text:p>
          </table:table-cell>
          <table:table-cell office:value-type="string" calcext:value-type="string">
            <text:p>eb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table:style-name="Default"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Gen 11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table:style-name="Default" office:value-type="string" calcext:value-type="string">
            <text:p>Assur 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Gen1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Aschc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table:style-name="Default" office:value-type="string" calcext:value-type="string">
            <text:p>As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Gen 35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table:style-name="Default" office:value-type="string" calcext:value-type="string">
            <text:p>bague</text:p>
          </table:table-cell>
          <table:table-cell office:value-type="string" calcext:value-type="string">
            <text:p>ebd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table:style-name="Default" office:value-type="string" calcext:value-type="string">
            <text:p>jambe</text:p>
          </table:table-cell>
          <table:table-cell office:value-type="string" calcext:value-type="string">
            <text:p>ebe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table:style-name="Default" office:value-type="string" calcext:value-type="string">
            <text:p>Salamine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Acts 13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table:style-name="Default" office:value-type="string" calcext:value-type="string">
            <text:p>Chloé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 Cor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table:style-name="Default" office:value-type="string" calcext:value-type="string">
            <text:p>cymbale</text:p>
          </table:table-cell>
          <table:table-cell office:value-type="string" calcext:value-type="string">
            <text:p>ebe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ebe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table:style-name="Default" office:value-type="string" calcext:value-type="string">
            <text:p>gratuit_non_prix</text:p>
          </table:table-cell>
          <table:table-cell office:value-type="string" calcext:value-type="string">
            <text:p>ebe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table:style-name="Default"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table:style-name="Default" office:value-type="string" calcext:value-type="string">
            <text:p>miroir</text:p>
          </table:table-cell>
          <table:table-cell office:value-type="string" calcext:value-type="string">
            <text:p>ebe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</text:p>
          </table:table-cell>
          <table:table-cell table:number-columns-repeated="2"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ebe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ebe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table:style-name="Default" office:value-type="string" calcext:value-type="string">
            <text:p>bruyant</text:p>
          </table:table-cell>
          <table:table-cell office:value-type="string" calcext:value-type="string">
            <text:p>ebe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eb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table:style-name="Default" office:value-type="string" calcext:value-type="string">
            <text:p>son</text:p>
          </table:table-cell>
          <table:table-cell office:value-type="string" calcext:value-type="string">
            <text:p>eb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table:style-name="Default" office:value-type="string" calcext:value-type="string">
            <text:p>Sté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 Cor 1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table:style-name="Default" office:value-type="string" calcext:value-type="string">
            <text:p>È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Gen 3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table:style-name="Default" office:value-type="string" calcext:value-type="string">
            <text:p>argile</text:p>
          </table:table-cell>
          <table:table-cell office:value-type="string" calcext:value-type="string">
            <text:p>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 table:style-name="Default" office:value-type="string" calcext:value-type="string">
            <text:p>Hermès_homme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Rom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table:style-name="Default"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Rom 1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table:style-name="Default" office:value-type="string" calcext:value-type="string">
            <text:p>apôtre</text:p>
          </table:table-cell>
          <table:table-cell office:value-type="string" calcext:value-type="string">
            <text:p>eb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table:style-name="Default" office:value-type="string" calcext:value-type="string">
            <text:p>Hé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Rom 1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table:style-name="Default" office:value-type="string" calcext:value-type="string">
            <text:p>autre</text:p>
          </table:table-cell>
          <table:table-cell office:value-type="string" calcext:value-type="string">
            <text:p>ebf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ochain</text:p>
          </table:table-cell>
          <table:table-cell office:value-type="string" calcext:value-type="string">
            <text:p>ebf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table:style-name="Default" office:value-type="string" calcext:value-type="string">
            <text:p>aigüe</text:p>
          </table:table-cell>
          <table:table-cell office:value-type="string" calcext:value-type="string">
            <text:p>ebf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table:style-name="Default"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Rev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Smyrne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Rev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table:style-name="Default" office:value-type="string" calcext:value-type="string">
            <text:p>Pergame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Rev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Sarde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Rev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table:style-name="Default" office:value-type="string" calcext:value-type="string">
            <text:p>Philadelphie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Rev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table:style-name="Default" office:value-type="string" calcext:value-type="string">
            <text:p>Laodicée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ol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ebf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table:style-name="Default" office:value-type="string" calcext:value-type="string">
            <text:p>neige</text:p>
          </table:table-cell>
          <table:table-cell office:value-type="string" calcext:value-type="string">
            <text:p>ebf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table:style-name="Default" office:value-type="string" calcext:value-type="string">
            <text:p>église</text:p>
          </table:table-cell>
          <table:table-cell office:value-type="string" calcext:value-type="string">
            <text:p>ebf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table:style-name="Default" office:value-type="string" calcext:value-type="string">
            <text:p>ambassadeur</text:p>
          </table:table-cell>
          <table:table-cell office:value-type="string" calcext:value-type="string">
            <text:p>ebf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table:style-name="Default" office:value-type="string" calcext:value-type="string">
            <text:p>fatigué</text:p>
          </table:table-cell>
          <table:table-cell office:value-type="string" calcext:value-type="string">
            <text:p>eb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table:style-name="Default"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Rev 2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table:style-name="Default"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Rev 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table:style-name="Default" office:value-type="string" calcext:value-type="string">
            <text:p>Timothée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1 Tim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table:style-name="Default" office:value-type="string" calcext:value-type="string">
            <text:p>fumée</text:p>
          </table:table-cell>
          <table:table-cell office:value-type="string" calcext:value-type="string">
            <text:p>ec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table:style-name="Default"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table:style-name="Default" office:value-type="string" calcext:value-type="string">
            <text:p>Épicuriens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<text:span text:style-name="T2">Acts</text:span> 17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Stoïciens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 17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table:style-name="Default"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 2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Ptolémaï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 21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table:style-name="Default"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 16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table:style-name="Default" office:value-type="string" calcext:value-type="string">
            <text:p>Éphèse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 18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table:style-name="Default" office:value-type="string" calcext:value-type="string">
            <text:p>Macédoine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 1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table:style-name="Default" office:value-type="string" calcext:value-type="string">
            <text:p>Eraste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<text:span text:style-name="T2">Acts </text:span>19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table:style-name="Default" office:value-type="string" calcext:value-type="string">
            <text:p>Gaï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 19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table:style-name="Default" office:value-type="string" calcext:value-type="string">
            <text:p>Aristarque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 2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table:style-name="Default" office:value-type="string" calcext:value-type="string">
            <text:p>Lycie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 27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table:style-name="Default" office:value-type="string" calcext:value-type="string">
            <text:p>Cnide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<text:span text:style-name="T2">Acts</text:span> 2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table:style-name="Default"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 2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table:style-name="Default" office:value-type="string" calcext:value-type="string">
            <text:p>Lasée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Acts 27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table:style-name="Default" office:value-type="string" calcext:value-type="string">
            <text:p>Adriatique_Mer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 27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table:style-name="Default" office:value-type="string" calcext:value-type="string">
            <text:p>Beaux_Ports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<text:span text:style-name="T2">Acts</text:span> 27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table:style-name="Default" office:value-type="string" calcext:value-type="string">
            <text:p>Malte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 2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table:style-name="Default"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 28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table:style-name="Default" office:value-type="string" calcext:value-type="string">
            <text:p>jumeau</text:p>
          </table:table-cell>
          <table:table-cell office:value-type="string" calcext:value-type="string">
            <text:p>ec1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</text:p>
          </table:table-cell>
          <table:table-cell table:number-columns-repeated="2"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 28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table:style-name="Default" office:value-type="string" calcext:value-type="string">
            <text:p>Reggio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 28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table:style-name="Default" office:value-type="string" calcext:value-type="string">
            <text:p>Puté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 28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table:style-name="Default" office:value-type="string" calcext:value-type="string">
            <text:p>Icone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 13: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</text:p>
          </table:table-cell>
          <table:table-cell table:number-columns-repeated="2"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 2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</text:p>
          </table:table-cell>
          <table:table-cell table:number-columns-repeated="2"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Rom 1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table:style-name="Default" office:value-type="string" calcext:value-type="string">
            <text:p>Créateu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Rom 1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table:style-name="Default"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 2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Default" office:value-type="string" calcext:value-type="string">
            <text:p>Alphée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 1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</text:p>
          </table:table-cell>
          <table:table-cell table:number-columns-repeated="2"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 2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table:style-name="Default" office:value-type="string" calcext:value-type="string">
            <text:p>Moloc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Lev 18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table:style-name="Default" office:value-type="string" calcext:value-type="string">
            <text:p>punition</text:p>
          </table:table-cell>
          <table:table-cell table:style-name="Default" office:value-type="string" calcext:value-type="string">
            <text:p>ec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table:style-name="Default" office:value-type="string" calcext:value-type="string">
            <text:p>forêt</text:p>
          </table:table-cell>
          <table:table-cell office:value-type="string" calcext:value-type="string">
            <text:p>ec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table:style-name="Default"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 27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table:style-name="Default" office:value-type="string" calcext:value-type="string">
            <text:p>Phé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 27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table:style-name="Default" office:value-type="string" calcext:value-type="string">
            <text:p>Enée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 9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1 Chr 5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table:style-name="Default"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<text:span text:style-name="T2">Acts</text:span> 9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table:style-name="Default" office:value-type="string" calcext:value-type="string">
            <text:p>Joppé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nah 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table:style-name="Default" office:value-type="string" calcext:value-type="string">
            <text:p>Lydde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 9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table:style-name="Default"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 9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Tarse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 9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table:style-name="Default" office:value-type="string" calcext:value-type="string">
            <text:p>Dama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Gen <text:s/>14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table:style-name="Default" office:value-type="string" calcext:value-type="string">
            <text:p>Éthiopie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<text:span text:style-name="T2">Acts</text:span> 8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table:style-name="Default"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secte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Acts 28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table:style-name="Default" office:value-type="string" calcext:value-type="string">
            <text:p>Arté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 19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table:style-name="Default" office:value-type="string" calcext:value-type="string">
            <text:p>Aréopage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 17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table:style-name="Default"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<text:span text:style-name="T2">Acts</text:span> 27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</text:p>
          </table:table-cell>
          <table:table-cell table:number-columns-repeated="2"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table:style-name="Default"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 2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</text:p>
          </table:table-cell>
          <table:table-cell table:number-columns-repeated="2"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Rev 1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table:style-name="Default"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 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table:style-name="Default" office:value-type="string" calcext:value-type="string">
            <text:p>Elis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table:style-name="Default"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 2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table:style-name="Default"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 2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 office:value-type="string" calcext:value-type="string">
            <text:p>Tibère_homme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table:style-name="Default" office:value-type="string" calcext:value-type="string">
            <text:p>Iturée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Trachonite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table:style-name="Default"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van_à_la_main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Matt 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table:style-name="Default" office:value-type="string" calcext:value-type="string">
            <text:p>aire_de_battage</text:p>
          </table:table-cell>
          <table:table-cell office:value-type="string" calcext:value-type="string">
            <text:p>ec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table:style-name="Default"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table:style-name="Default"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1 Sam 1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Hé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Luke 3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table:style-name="Default"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 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table:style-name="Default" office:value-type="string" calcext:value-type="string">
            <text:p>Jannaï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 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table:style-name="Default"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table:style-name="Default"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table:style-name="Default"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 3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table:style-name="Default" office:value-type="string" calcext:value-type="string">
            <text:p>Naggaï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 3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table:style-name="Default"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 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table:style-name="Default"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 3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table:style-name="Default" office:value-type="string" calcext:value-type="string">
            <text:p>Abilè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 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Default" office:value-type="string" calcext:value-type="string">
            <text:p>Abysse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Luke 8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Luke 3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table:style-name="Default"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 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table:style-name="Default"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 3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table:style-name="Default"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 3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table:style-name="Default" office:value-type="string" calcext:value-type="string">
            <text:p>Arpacsch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 3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table:style-name="Default" office:value-type="string" calcext:value-type="string">
            <text:p>réveiller</text:p>
          </table:table-cell>
          <table:table-cell office:value-type="string" calcext:value-type="string">
            <text:p>ec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table:style-name="Default" office:value-type="string" calcext:value-type="string">
            <text:p>banque</text:p>
          </table:table-cell>
          <table:table-cell office:value-type="string" calcext:value-type="string">
            <text:p>ec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table:style-name="Default"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table:style-name="Default" office:value-type="string" calcext:value-type="string">
            <text:p>Kaïnam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 3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Ké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Gen 5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table:style-name="Default"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 8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table:style-name="Default" office:value-type="string" calcext:value-type="string">
            <text:p>Clé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 2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table:style-name="Default" office:value-type="string" calcext:value-type="string">
            <text:p>K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 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 office:value-type="string" calcext:value-type="string">
            <text:p>Héber_homme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Gen 10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table:style-name="Default" office:value-type="string" calcext:value-type="string">
            <text:p>Élié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Gen 1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table:style-name="Default" office:value-type="string" calcext:value-type="string">
            <text:p>Élisée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1 Kgs 19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lischa 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Gen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table:style-name="Default"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 3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table:style-name="Default" office:value-type="string" calcext:value-type="string">
            <text:p>Emmaü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 2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table:style-name="Default" office:value-type="string" calcext:value-type="string">
            <text:p>Hé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4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Hénoc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table:style-name="Default" office:value-type="string" calcext:value-type="string">
            <text:p>É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 3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nosc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Gen 4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table:style-name="Default"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Gen 38:3 <text:s/>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é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Gen 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table:style-name="Default" office:value-type="string" calcext:value-type="string">
            <text:p>Jeanne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 8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table:style-name="Default"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 3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table:style-name="Default" office:value-type="string" calcext:value-type="string">
            <text:p>lac</text:p>
          </table:table-cell>
          <table:table-cell office:value-type="string" calcext:value-type="string">
            <text:p>ec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table:style-name="Default" office:value-type="string" calcext:value-type="string">
            <text:p>Lémec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Gen 5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table:style-name="Default" office:value-type="string" calcext:value-type="string">
            <text:p>Lazare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John 11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iel</text:p>
          </table:table-cell>
          <table:table-cell table:style-name="Default"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Gen 5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table:style-name="Default" office:value-type="string" calcext:value-type="string">
            <text:p>Marthe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John 1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table:style-name="Default" office:value-type="string" calcext:value-type="string">
            <text:p>Mélé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 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table:style-name="Default"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 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table:style-name="Default" office:value-type="string" calcext:value-type="string">
            <text:p>Metusché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Gen 5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table:style-name="Default"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Nac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Gen 11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table:style-name="Default"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2 Sam 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Nethanie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um 7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table:style-name="Default" office:value-type="string" calcext:value-type="string">
            <text:p>Né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 3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table:style-name="Default" office:value-type="string" calcext:value-type="string">
            <text:p>Pé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Gen 10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labourer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Deut <text:s/>22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proverbe</text:p>
          </table:table-cell>
          <table:table-cell office:value-type="string" calcext:value-type="string">
            <text:p>ec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h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Gen 11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table:style-name="Default" office:value-type="string" calcext:value-type="string">
            <text:p>Rhè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 3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table:style-name="Default" office:value-type="string" calcext:value-type="string">
            <text:p>Scheal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1 Chr 3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</text:p>
          </table:table-cell>
          <table:table-cell table:number-columns-repeated="2"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</text:p>
          </table:table-cell>
          <table:table-cell table:number-columns-repeated="2"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Gen11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</text:p>
          </table:table-cell>
          <table:table-cell table:number-columns-repeated="2"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Gen 4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Schéla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Gen 38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Gen 5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table:style-name="Default" office:value-type="string" calcext:value-type="string">
            <text:p>Susanne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 8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 table:style-name="Default" office:value-type="string" calcext:value-type="string">
            <text:p>Térach_homme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Gen 11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table:style-name="Default" office:value-type="string" calcext:value-type="string">
            <text:p>Zachée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 19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table:style-name="Default" office:value-type="string" calcext:value-type="string">
            <text:p>Sarepta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1 Kgs 17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table:style-name="Default" office:value-type="string" calcext:value-type="string">
            <text:p>ancêtre</text:p>
          </table:table-cell>
          <table:table-cell office:value-type="string" calcext:value-type="string">
            <text:p>ec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style-name="Default" office:value-type="string" calcext:value-type="string">
            <text:p>pentecôte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style-name="Default" office:value-type="string" calcext:value-type="string">
            <text:p>Pentecôte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table:style-name="Default"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table:style-name="Default" office:value-type="string" calcext:value-type="string">
            <text:p>au revoir</text:p>
          </table:table-cell>
          <table:table-cell office:value-type="string" calcext:value-type="string">
            <text:p>ec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table:style-name="Default" office:value-type="string" calcext:value-type="string">
            <text:p>trône</text:p>
          </table:table-cell>
          <table:table-cell office:value-type="string" calcext:value-type="string">
            <text:p>ec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table:style-name="Default" office:value-type="string" calcext:value-type="string">
            <text:p>sauveur</text:p>
          </table:table-cell>
          <table:table-cell office:value-type="string" calcext:value-type="string">
            <text:p>ec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table:style-name="Default" office:value-type="string" calcext:value-type="string">
            <text:p>fardeau</text:p>
          </table:table-cell>
          <table:table-cell office:value-type="string" calcext:value-type="string">
            <text:p>ec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cau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Exod 18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rocès</text:p>
          </table:table-cell>
          <table:table-cell office:value-type="string" calcext:value-type="string">
            <text:p>ec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table:style-name="Default" office:value-type="string" calcext:value-type="string">
            <text:p>cérémonie</text:p>
          </table:table-cell>
          <table:table-cell office:value-type="string" calcext:value-type="string">
            <text:p>ec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table:style-name="Default" office:value-type="string" calcext:value-type="string">
            <text:p>magicien</text:p>
          </table:table-cell>
          <table:table-cell office:value-type="string" calcext:value-type="string">
            <text:p>ec8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table:style-name="Default" office:value-type="string" calcext:value-type="string">
            <text:p>ciel</text:p>
          </table:table-cell>
          <table:table-cell office:value-type="string" calcext:value-type="string">
            <text:p>ec8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table:style-name="Default" office:value-type="string" calcext:value-type="string">
            <text:p>sorcerie</text:p>
          </table:table-cell>
          <table:table-cell office:value-type="string" calcext:value-type="string">
            <text:p>ec8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table:style-name="Default" office:value-type="string" calcext:value-type="string">
            <text:p>Crè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<text:span text:style-name="T2">Acts</text:span> 27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table:style-name="Default" office:value-type="string" calcext:value-type="string">
            <text:p>Affranchis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<text:span text:style-name="T2">Acts</text:span> 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table:style-name="Default" office:value-type="string" calcext:value-type="string">
            <text:p>Hébreu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Gen 1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table:style-name="Default" office:value-type="string" calcext:value-type="string">
            <text:p>Italie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 18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table:style-name="Default" office:value-type="string" calcext:value-type="string">
            <text:p>vigne</text:p>
          </table:table-cell>
          <table:table-cell office:value-type="string" calcext:value-type="string">
            <text:p>ec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table:style-name="Default" office:value-type="string" calcext:value-type="string">
            <text:p>Joë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table:style-name="Default"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 13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table:style-name="Default" office:value-type="string" calcext:value-type="string">
            <text:p>Pharaon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Genesis 12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Sichem_ville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Josh 2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table:style-name="Default"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 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Sichem_homme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Gen 34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table:style-name="Default"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aboteux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 3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table:style-name="Default" office:value-type="string" calcext:value-type="string">
            <text:p>lisse</text:p>
          </table:table-cell>
          <table:table-cell office:value-type="string" calcext:value-type="string">
            <text:p>ec9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table:style-name="Default"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 3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table:style-name="Default"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 3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table:style-name="Default"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 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Sémeï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Luke 3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table:style-name="Default" office:value-type="string" calcext:value-type="string">
            <text:p>élire</text:p>
          </table:table-cell>
          <table:table-cell office:value-type="string" calcext:value-type="string">
            <text:p>ec9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table:style-name="Default"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2 Pet 2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table:style-name="Default" office:value-type="string" calcext:value-type="string">
            <text:p>Jéza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1 Kgs 16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table:style-name="Default" office:value-type="string" calcext:value-type="string">
            <text:p>lait</text:p>
          </table:table-cell>
          <table:table-cell office:value-type="string" calcext:value-type="string">
            <text:p>eca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table:style-name="Default"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1 Cor 1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table:style-name="Default" office:value-type="string" calcext:value-type="string">
            <text:p>Achaï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1 Cor 1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table:style-name="Default" office:value-type="string" calcext:value-type="string">
            <text:p>Aré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2 Cor 11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table:style-name="Default" office:value-type="string" calcext:value-type="string">
            <text:p>sévère</text:p>
          </table:table-cell>
          <table:table-cell office:value-type="string" calcext:value-type="string">
            <text:p>eca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mots_sévéres</text:p>
          </table:table-cell>
          <table:table-cell office:value-type="string" calcext:value-type="string">
            <text:p>eca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table:style-name="Default" office:value-type="string" calcext:value-type="string">
            <text:p>pilier</text:p>
          </table:table-cell>
          <table:table-cell office:value-type="string" calcext:value-type="string">
            <text:p>eca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table:style-name="Default" office:value-type="string" calcext:value-type="string">
            <text:p>Silvain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 Cor 1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table:style-name="Default" office:value-type="string" calcext:value-type="string">
            <text:p>Hyménée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1Tim 1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table:style-name="Default" office:value-type="string" calcext:value-type="string">
            <text:p>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en 16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table:style-name="Default" office:value-type="string" calcext:value-type="string">
            <text:p>Philète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2 Tim 2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table:style-name="Default"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2 Tim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table:style-name="Default"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2 Tim 4:2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table:style-name="Default" office:value-type="string" calcext:value-type="string">
            <text:p>Crescens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2 Tim 4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table:style-name="Default"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2 Tim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table:style-name="Default" office:value-type="string" calcext:value-type="string">
            <text:p>Dalmatie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2 Tim 4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table:style-name="Default" office:value-type="string" calcext:value-type="string">
            <text:p><text:span text:style-name="T5">Dé</text:span>ma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2 Tim 4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table:style-name="Default"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2 Tim 4:21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table:style-name="Default"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2 Tim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table:style-name="Default" office:value-type="string" calcext:value-type="string">
            <text:p>Hermogène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2 Tim 1:15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</text:p>
          </table:table-cell>
          <table:table-cell table:number-columns-repeated="2"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table:style-name="Default" office:value-type="string" calcext:value-type="string">
            <text:p>Loï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2 Tim 1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table:style-name="Default" office:value-type="string" calcext:value-type="string">
            <text:p>Onésime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Phlm 1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Onésiphore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2 Tim I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table:style-name="Default" office:value-type="string" calcext:value-type="string">
            <text:p>Phygelle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2 Tim 1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table:style-name="Default"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2 Tim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table:style-name="Default" office:value-type="string" calcext:value-type="string">
            <text:p>Tychique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Acts 2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table:style-name="Default" office:value-type="string" calcext:value-type="string">
            <text:p>Jambrè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2 Tim 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table:style-name="Default"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table:style-name="Default" office:value-type="string" calcext:value-type="string">
            <text:p>Jannè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2 Tim 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table:style-name="Default" office:value-type="string" calcext:value-type="string">
            <text:p>flèche</text:p>
          </table:table-cell>
          <table:table-cell office:value-type="string" calcext:value-type="string">
            <text:p>ecb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Gen 29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hauteur</text:p>
          </table:table-cell>
          <table:table-cell office:value-type="string" calcext:value-type="string">
            <text:p>ecc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ngueur</text:p>
          </table:table-cell>
          <table:table-cell office:value-type="string" calcext:value-type="string">
            <text:p>ecc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table:style-name="Default" office:value-type="string" calcext:value-type="string">
            <text:p>pasteur</text:p>
          </table:table-cell>
          <table:table-cell office:value-type="string" calcext:value-type="string">
            <text:p>ecc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table:style-name="Default" office:value-type="string" calcext:value-type="string">
            <text:p>large</text:p>
          </table:table-cell>
          <table:table-cell office:value-type="string" calcext:value-type="string">
            <text:p>ecc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table:style-name="Default" office:value-type="string" calcext:value-type="string">
            <text:p>corne</text:p>
          </table:table-cell>
          <table:table-cell office:value-type="string" calcext:value-type="string">
            <text:p>ecc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table:style-name="Default" office:value-type="string" calcext:value-type="string">
            <text:p>harpe</text:p>
          </table:table-cell>
          <table:table-cell office:value-type="string" calcext:value-type="string">
            <text:p>ecc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rde</text:p>
          </table:table-cell>
          <table:table-cell office:value-type="string" calcext:value-type="string">
            <text:p>ecc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table:style-name="Default" office:value-type="string" calcext:value-type="string">
            <text:p>arc_flèche</text:p>
          </table:table-cell>
          <table:table-cell office:value-type="string" calcext:value-type="string">
            <text:p>ecc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table:style-name="Default" office:value-type="string" calcext:value-type="string">
            <text:p>aigle</text:p>
          </table:table-cell>
          <table:table-cell office:value-type="string" calcext:value-type="string">
            <text:p>ecc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table:style-name="Default" office:value-type="string" calcext:value-type="string">
            <text:p>Issac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Gen 30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soif</text:p>
          </table:table-cell>
          <table:table-cell office:value-type="string" calcext:value-type="string">
            <text:p>ecc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table:style-name="Default" office:value-type="string" calcext:value-type="string">
            <text:p>avoir soif</text:p>
          </table:table-cell>
          <table:table-cell office:value-type="string" calcext:value-type="string">
            <text:p>ecc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table:style-name="Default" office:value-type="string" calcext:value-type="string">
            <text:p>brûler</text:p>
          </table:table-cell>
          <table:table-cell office:value-type="string" calcext:value-type="string">
            <text:p>ecd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brûler</text:p>
          </table:table-cell>
          <table:table-cell office:value-type="string" calcext:value-type="string">
            <text:p>ecd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table:style-name="Default" office:value-type="string" calcext:value-type="string">
            <text:p>vert</text:p>
          </table:table-cell>
          <table:table-cell office:value-type="string" calcext:value-type="string">
            <text:p>ecd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table:style-name="Default" office:value-type="string" calcext:value-type="string">
            <text:p>amer</text:p>
          </table:table-cell>
          <table:table-cell office:value-type="string" calcext:value-type="string">
            <text:p>ecd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Absinthe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 8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table:style-name="Default" office:value-type="string" calcext:value-type="string">
            <text:p>locuste</text:p>
          </table:table-cell>
          <table:table-cell office:value-type="string" calcext:value-type="string">
            <text:p>ecd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table:style-name="Default" office:value-type="string" calcext:value-type="string">
            <text:p>bouclier</text:p>
          </table:table-cell>
          <table:table-cell office:value-type="string" calcext:value-type="string">
            <text:p>ecd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table:style-name="Default" office:value-type="string" calcext:value-type="string">
            <text:p>queue</text:p>
          </table:table-cell>
          <table:table-cell office:value-type="string" calcext:value-type="string">
            <text:p>ecd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table:style-name="Default"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</text:p>
          </table:table-cell>
          <table:table-cell table:number-columns-repeated="2" office:value-type="string" calcext:value-type="string">
            <text:p>Apol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table:style-name="Default" office:value-type="string" calcext:value-type="string">
            <text:p>Euphrate_Fleuve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. 9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table:style-name="Default"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table:style-name="Default"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table:style-name="Default" office:value-type="string" calcext:value-type="string">
            <text:p>jaune</text:p>
          </table:table-cell>
          <table:table-cell office:value-type="string" calcext:value-type="string">
            <text:p>ecd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table:style-name="Default" office:value-type="string" calcext:value-type="string">
            <text:p>arc_en_ciel</text:p>
          </table:table-cell>
          <table:table-cell office:value-type="string" calcext:value-type="string">
            <text:p>ecd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table:style-name="Default" office:value-type="string" calcext:value-type="string">
            <text:p>grêle_orage</text:p>
          </table:table-cell>
          <table:table-cell office:value-type="string" calcext:value-type="string">
            <text:p>ecd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table:style-name="Default" office:value-type="string" calcext:value-type="string">
            <text:p>verre</text:p>
          </table:table-cell>
          <table:table-cell office:value-type="string" calcext:value-type="string">
            <text:p>ecd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table:style-name="Default" office:value-type="string" calcext:value-type="string">
            <text:p>inondation</text:p>
          </table:table-cell>
          <table:table-cell office:value-type="string" calcext:value-type="string">
            <text:p>ece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 table:style-name="Default" office:value-type="string" calcext:value-type="string">
            <text:p>Michel_ange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Jude 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table:style-name="Default" office:value-type="string" calcext:value-type="string">
            <text:p>Diotrèphe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 1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table:style-name="Default" office:value-type="string" calcext:value-type="string">
            <text:p>Clé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Phil 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</text:p>
          </table:table-cell>
          <table:table-cell table:number-columns-repeated="2"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Col 1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table:style-name="Default" office:value-type="string" calcext:value-type="string">
            <text:p>Épaphrodite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Phil 2: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table:style-name="Default" office:value-type="string" calcext:value-type="string">
            <text:p>Evodie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Phil 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</text:p>
          </table:table-cell>
          <table:table-cell table:number-columns-repeated="2"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Phil 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table:style-name="Default" office:value-type="string" calcext:value-type="string">
            <text:p>Archippe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 4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table:style-name="Default" office:value-type="string" calcext:value-type="string">
            <text:p>Colosses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table:style-name="Default" office:value-type="string" calcext:value-type="string">
            <text:p>Hié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 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table:style-name="Default" office:value-type="string" calcext:value-type="string">
            <text:p>Nymphas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 4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 3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table:style-name="Default" office:value-type="string" calcext:value-type="string">
            <text:p>complet</text:p>
          </table:table-cell>
          <table:table-cell office:value-type="string" calcext:value-type="string">
            <text:p>ec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</text:p>
          </table:table-cell>
          <table:table-cell table:number-columns-repeated="2"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table:style-name="Default" office:value-type="string" calcext:value-type="string">
            <text:p>propre</text:p>
          </table:table-cell>
          <table:table-cell office:value-type="string" calcext:value-type="string">
            <text:p>ec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table:style-name="Default" office:value-type="string" calcext:value-type="string">
            <text:p>souffle</text:p>
          </table:table-cell>
          <table:table-cell office:value-type="string" calcext:value-type="string">
            <text:p>ec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respirer</text:p>
          </table:table-cell>
          <table:table-cell office:value-type="string" calcext:value-type="string">
            <text:p>ec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table:style-name="Default" office:value-type="string" calcext:value-type="string">
            <text:p>porter</text:p>
          </table:table-cell>
          <table:table-cell office:value-type="string" calcext:value-type="string">
            <text:p>ece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table:style-name="Default" office:value-type="string" calcext:value-type="string">
            <text:p>exemple</text:p>
          </table:table-cell>
          <table:table-cell office:value-type="string" calcext:value-type="string">
            <text:p>ecf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ecf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table:style-name="Default"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Phil 1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table:style-name="Default" office:value-type="string" calcext:value-type="string">
            <text:p>Philémon</text:p>
          </table:table-cell>
          <table:table-cell office:value-type="string" calcext:value-type="string">
            <text:p>ecf2</text:p>
          </table:table-cell>
          <table:table-cell table:style-name="ce10" office:value-type="string" calcext:value-type="string">
            <text:p>Phlm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table:style-name="Default" office:value-type="string" calcext:value-type="string">
            <text:p>Koré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Gen 3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table:style-name="Default" office:value-type="string" calcext:value-type="string">
            <text:p>grain de raisin</text:p>
          </table:table-cell>
          <table:table-cell office:value-type="string" calcext:value-type="string">
            <text:p>ecf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table:style-name="Default" office:value-type="string" calcext:value-type="string">
            <text:p>Mont_S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2 Kgs 19: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table:style-name="Default" office:value-type="string" calcext:value-type="string">
            <text:p>grenouille</text:p>
          </table:table-cell>
          <table:table-cell office:value-type="string" calcext:value-type="string">
            <text:p>ecf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table:style-name="Default"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Ezek 38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table:style-name="Default" office:value-type="string" calcext:value-type="string">
            <text:p>léopard</text:p>
          </table:table-cell>
          <table:table-cell office:value-type="string" calcext:value-type="string">
            <text:p>ecf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table:style-name="Default" office:value-type="string" calcext:value-type="string">
            <text:p>Magog_région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Ezek 38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table:style-name="Default" office:value-type="string" calcext:value-type="string">
            <text:p>compréhension</text:p>
          </table:table-cell>
          <table:table-cell office:value-type="string" calcext:value-type="string">
            <text:p>ecf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table:style-name="Default" office:value-type="string" calcext:value-type="string">
            <text:p>Megu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Josh 1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<text:s/>prostituée</text:p>
          </table:table-cell>
          <table:table-cell office:value-type="string" calcext:value-type="string">
            <text:p>ecf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ée</text:p>
          </table:table-cell>
          <table:table-cell office:value-type="string" calcext:value-type="string">
            <text:p>ecf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table:style-name="Default" office:value-type="string" calcext:value-type="string">
            <text:p>sable</text:p>
          </table:table-cell>
          <table:table-cell office:value-type="string" calcext:value-type="string">
            <text:p>ecf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table:style-name="Default" office:value-type="string" calcext:value-type="string">
            <text:p>épice</text:p>
          </table:table-cell>
          <table:table-cell office:value-type="string" calcext:value-type="string">
            <text:p>ec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table:style-name="ce8" office:value-type="string" calcext:value-type="string">
            <text:p>différent</text:p>
          </table:table-cell>
          <table:table-cell office:value-type="string" calcext:value-type="string">
            <text:p>ec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genre_même</text:p>
          </table:table-cell>
          <table:table-cell office:value-type="string" calcext:value-type="string">
            <text:p>ed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défaut</text:p>
          </table:table-cell>
          <table:table-cell office:value-type="string" calcext:value-type="string">
            <text:p>ed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ed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table:style-name="Default"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Heb 11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table:style-name="Default" office:value-type="string" calcext:value-type="string">
            <text:p>Gédé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Judg 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table:style-name="Default" office:value-type="string" calcext:value-type="string">
            <text:p>Jephthé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udg 1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table:style-name="Default" office:value-type="string" calcext:value-type="string">
            <text:p>Melchisé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Gen 1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</text:p>
          </table:table-cell>
          <table:table-cell table:number-columns-repeated="2"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Judg 1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table:style-name="Default" office:value-type="string" calcext:value-type="string">
            <text:p>espionner</text:p>
          </table:table-cell>
          <table:table-cell office:value-type="string" calcext:value-type="string">
            <text:p>ed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table:style-name="Default"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Titus 3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table:style-name="Default" office:value-type="string" calcext:value-type="string">
            <text:p>Zé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Titus 3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table:style-name="Default" office:value-type="string" calcext:value-type="string">
            <text:p>sauter</text:p>
          </table:table-cell>
          <table:table-cell office:value-type="string" calcext:value-type="string">
            <text:p>ed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ed0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table:style-name="Default"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 1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table:style-name="Default" office:value-type="string" calcext:value-type="string">
            <text:p>venger</text:p>
          </table:table-cell>
          <table:table-cell office:value-type="string" calcext:value-type="string">
            <text:p>ed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om 12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</text:p>
          </table:table-cell>
          <table:table-cell table:number-columns-repeated="2"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table:style-name="Default" office:value-type="string" calcext:value-type="string">
            <text:p>cuisse</text:p>
          </table:table-cell>
          <table:table-cell office:value-type="string" calcext:value-type="string">
            <text:p>ed0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table:style-name="Default" office:value-type="string" calcext:value-type="string">
            <text:p>Anté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1 John 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table:style-name="Default" office:value-type="string" calcext:value-type="string">
            <text:p>dîme</text:p>
          </table:table-cell>
          <table:table-cell office:value-type="string" calcext:value-type="string">
            <text:p>ed0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table:style-name="Default" office:value-type="string" calcext:value-type="string">
            <text:p>bon_moment</text:p>
          </table:table-cell>
          <table:table-cell office:value-type="string" calcext:value-type="string">
            <text:p>ed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</text:p>
          </table:table-cell>
          <table:table-cell table:number-columns-repeated="2"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table:style-name="Default"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 3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table:style-name="Default"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table:style-name="Default" office:value-type="string" calcext:value-type="string">
            <text:p>figue</text:p>
          </table:table-cell>
          <table:table-cell office:value-type="string" calcext:value-type="string">
            <text:p>eda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table:style-name="Default"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Gen 36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table:style-name="Default" office:value-type="string" calcext:value-type="string">
            <text:p>couronne</text:p>
          </table:table-cell>
          <table:table-cell office:value-type="string" calcext:value-type="string">
            <text:p>eda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table:style-name="Default"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table:style-name="Default" office:value-type="string" calcext:value-type="string">
            <text:p>grotte</text:p>
          </table:table-cell>
          <table:table-cell office:value-type="string" calcext:value-type="string">
            <text:p>eda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table:style-name="Default" office:value-type="string" calcext:value-type="string">
            <text:p>Ada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Gen 4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table:style-name="Default"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table:style-name="Default" office:value-type="string" calcext:value-type="string">
            <text:p>Ahu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Gen 26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table:style-name="Default" office:value-type="string" calcext:value-type="string">
            <text:p>Aï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Gen 13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table:style-name="Default" office:value-type="string" calcext:value-type="string">
            <text:p>Acc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Gen 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table:style-name="Default"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en 10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table:style-name="Default"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Gen 19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table:style-name="Default" office:value-type="string" calcext:value-type="string">
            <text:p>Amoréen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Gen 10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table:style-name="Default"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Gen <text:s/>14:1</text:p>
          </table:table-cell>
          <table:table-cell/>
          <table:table-cell table:style-name="ce35"/>
          <table:table-cell table:number-columns-repeated="56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table:style-name="Default" office:value-type="string" calcext:value-type="string">
            <text:p>Anami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Gen 10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table:style-name="Default"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Gen <text:s/>14:13</text:p>
          </table:table-cell>
          <table:table-cell table:style-name="ce35"/>
          <table:table-cell table:number-columns-repeated="57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table:style-name="Default" office:value-type="string" calcext:value-type="string">
            <text:p>Aram_homme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Gen 1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table:style-name="Default"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Gen 8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table:style-name="Default" office:value-type="string" calcext:value-type="string">
            <text:p>Arjoc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Gen <text:s/>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table:style-name="Default" office:value-type="string" calcext:value-type="string">
            <text:p>Arkien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Gen 10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table:style-name="Default"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Gen 10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table:style-name="Default" office:value-type="string" calcext:value-type="string">
            <text:p>Asc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Gen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table:style-name="Default" office:value-type="string" calcext:value-type="string">
            <text:p>Aschteroth_Karnaï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Gen 1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table:style-name="Default" office:value-type="string" calcext:value-type="string">
            <text:p>Assur_homme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Gen 1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table:style-name="Default" office:value-type="string" calcext:value-type="string">
            <text:p>Assur 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Gen 10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table:style-name="Default" office:value-type="string" calcext:value-type="string">
            <text:p>Bas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Gen 26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table:style-name="Default" office:value-type="string" calcext:value-type="string">
            <text:p>Beé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Gen 26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table:style-name="Default" office:value-type="string" calcext:value-type="string">
            <text:p>Beer_sché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Gen 2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table:style-name="Default" office:value-type="string" calcext:value-type="string">
            <text:p>Béla_village 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Gen 14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table:style-name="Default"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Gen 19: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table:style-name="Default" office:value-type="string" calcext:value-type="string">
            <text:p>Bé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Gen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table:style-name="Default" office:value-type="string" calcext:value-type="string">
            <text:p>Bé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Gen 12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table:style-name="Default" office:value-type="string" calcext:value-type="string">
            <text:p>Birsc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Gen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table:style-name="Default" office:value-type="string" calcext:value-type="string">
            <text:p>Calac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Gen 10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table:style-name="Default" office:value-type="string" calcext:value-type="string">
            <text:p>Canaan_homme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Gen 9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table:style-name="Default"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Gen <text:s/>10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table:style-name="Default" office:value-type="string" calcext:value-type="string">
            <text:p>Casluhim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Gen 10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Cusc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table:style-name="Default" office:value-type="string" calcext:value-type="string">
            <text:p>Cush_ homme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10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table:style-name="Default" office:value-type="string" calcext:value-type="string">
            <text:p>bois_de_gopher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en 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table:style-name="Default" office:value-type="string" calcext:value-type="string">
            <text:p>Dan_région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Gen 14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table:style-name="Default" office:value-type="string" calcext:value-type="string">
            <text:p>Dan_homme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Gen 30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table:style-name="Default"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Gen 1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table:style-name="Default"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Gen <text:s/>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Sé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Gen 4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table:style-name="Default" office:value-type="string" calcext:value-type="string">
            <text:p>Eden_ jardi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en <text:s/>2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table:style-name="Default"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Gen 35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table:style-name="Default" office:value-type="string" calcext:value-type="string">
            <text:p>Elam_homme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Gen 10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Sc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Gen46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table:style-name="Default" office:value-type="string" calcext:value-type="string">
            <text:p>Eli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Gen 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table:style-name="Default"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Gen 26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table:style-name="Default" office:value-type="string" calcext:value-type="string">
            <text:p>Erec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Gen 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table:style-name="Default"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Gen 2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 table:style-name="Default" office:value-type="string" calcext:value-type="string">
            <text:p>Eschcol_homme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Gen 14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table:style-name="Default" office:value-type="string" calcext:value-type="string">
            <text:p>jardin</text:p>
          </table:table-cell>
          <table:table-cell office:value-type="string" calcext:value-type="string">
            <text:p>edd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table:style-name="Default" office:value-type="string" calcext:value-type="string">
            <text:p>Gué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n 10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table:style-name="Default" office:value-type="string" calcext:value-type="string">
            <text:p>Guét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n 10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table:style-name="Default" office:value-type="string" calcext:value-type="string">
            <text:p>Gu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en 2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table:style-name="Default" office:value-type="string" calcext:value-type="string">
            <text:p>Guirgasien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en 10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table:style-name="Default" office:value-type="string" calcext:value-type="string">
            <text:p>Goj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en 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table:style-name="Default"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table:style-name="Default"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Gen 10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table:style-name="Default" office:value-type="string" calcext:value-type="string">
            <text:p>Cham_homme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Gen 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</text:p>
          </table:table-cell>
          <table:table-cell table:number-columns-repeated="2"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Gen 1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table:style-name="Default" office:value-type="string" calcext:value-type="string">
            <text:p>Hamathien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Gen 10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table:style-name="Default" office:value-type="string" calcext:value-type="string">
            <text:p>Havila_région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en 2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table:style-name="Default" office:value-type="string" calcext:value-type="string">
            <text:p>Hats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Gen 10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table:style-name="Default" office:value-type="string" calcext:value-type="string">
            <text:p>Hatsatson_Th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Gen 14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table:style-name="Default" office:value-type="string" calcext:value-type="string">
            <text:p>Hé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13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table:style-name="Default"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Gen 1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table:style-name="Default" office:value-type="string" calcext:value-type="string">
            <text:p>Héthien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Gen 15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table:style-name="Default" office:value-type="string" calcext:value-type="string">
            <text:p>Hévien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Exod 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table:style-name="Default" office:value-type="string" calcext:value-type="string">
            <text:p>Choba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Gen 14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table:style-name="Default" office:value-type="string" calcext:value-type="string">
            <text:p>Horien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Gen 1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table:style-name="Default"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Gen 10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table:style-name="Default"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Gen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table:style-name="Default" office:value-type="string" calcext:value-type="string">
            <text:p>Japhet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Gen 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table:style-name="Default" office:value-type="string" calcext:value-type="string">
            <text:p>Jérac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Gen 10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table:style-name="Default" office:value-type="string" calcext:value-type="string">
            <text:p>Y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Gen 10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table:style-name="Default"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Gen 4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table:style-name="Default"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Gen 26: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table:style-name="Default" office:value-type="string" calcext:value-type="string">
            <text:p>Kadès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Gen 14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_Barnea</text:p>
          </table:table-cell>
          <table:table-cell table:style-name="Default" office:value-type="string" calcext:value-type="string">
            <text:p>Kadès_Barnéa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Num 34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table:style-name="Default" office:value-type="string" calcext:value-type="string">
            <text:p>Calné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Gen 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table:style-name="Default"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Gen 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 office:value-type="string" calcext:value-type="string">
            <text:p>Kittim_homme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Gen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table:style-name="Default"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Gen 24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table:style-name="Default"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Gen 28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table:style-name="Default" office:value-type="string" calcext:value-type="string">
            <text:p>Madaï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table:style-name="Default" office:value-type="string" calcext:value-type="string">
            <text:p>Magog_homme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Rev 20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table:style-name="Default"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Gen 28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table:style-name="Default" office:value-type="string" calcext:value-type="string">
            <text:p>Mamré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Gen 1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table:style-name="Default" office:value-type="string" calcext:value-type="string">
            <text:p>Mehujaë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Gen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table:style-name="Default" office:value-type="string" calcext:value-type="string">
            <text:p>Mécha_région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Gen 10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table:style-name="Default" office:value-type="string" calcext:value-type="string">
            <text:p>Méchec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table:style-name="Default" office:value-type="string" calcext:value-type="string">
            <text:p>Metuschaë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Gen 4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table:style-name="Default" office:value-type="string" calcext:value-type="string">
            <text:p>Mitsraï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1 Chr 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 table:style-name="Default" office:value-type="string" calcext:value-type="string">
            <text:p>Moab_homme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Gen 19: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table:style-name="Default" office:value-type="string" calcext:value-type="string">
            <text:p>Moré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Gen 12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table:style-name="Default" office:value-type="string" calcext:value-type="string">
            <text:p>Naama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Gen 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table:style-name="Default" office:value-type="string" calcext:value-type="string">
            <text:p>Naphtuhim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Gen 10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table:style-name="Default" office:value-type="string" calcext:value-type="string">
            <text:p>Nebaj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Gen 28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table:style-name="Default" office:value-type="string" calcext:value-type="string">
            <text:p>Negu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Gen 12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table:style-name="Default"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Gen 10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table:style-name="Default"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Gen 4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table:style-name="Default"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Gen 10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table:style-name="Default"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Gen 10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table:style-name="Default" office:value-type="string" calcext:value-type="string">
            <text:p>Patrusim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1 Chr 1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table:style-name="Default" office:value-type="string" calcext:value-type="string">
            <text:p>Phérézien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Gen 15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table:style-name="Default" office:value-type="string" calcext:value-type="string">
            <text:p>P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Gen 21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table:style-name="Default" office:value-type="string" calcext:value-type="string">
            <text:p>Philistins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s 60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Pisc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Gen 2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du_pois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Gen 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goudron</text:p>
          </table:table-cell>
          <table:table-cell office:value-type="string" calcext:value-type="string">
            <text:p>eeb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table:style-name="Default" office:value-type="string" calcext:value-type="string">
            <text:p>Puth_homme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1 Chr 1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Raema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Gen 1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table:style-name="Default" office:value-type="string" calcext:value-type="string">
            <text:p>Rehobot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Gen 2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Rephaï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Josh 15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Ré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Gen 10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table:style-name="Default" office:value-type="string" calcext:value-type="string">
            <text:p>côte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Gen 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Riphat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Gen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Sabta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Gen 1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Sabtec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Gen 1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Saraï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Gen 1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</table:table-cell>
          <table:table-cell office:value-type="string" calcext:value-type="string">
            <text:p>Saba_homme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Gen10:7 (man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Sé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Gen 14: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</text:p>
          </table:table-cell>
          <table:table-cell table:number-columns-repeated="2"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Gen 10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Schavé_Kirjathaï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Gen 1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 office:value-type="string" calcext:value-type="string">
            <text:p>Scéba_homme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2 Sam 20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table:style-name="Default" office:value-type="string" calcext:value-type="string">
            <text:p>Sché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Gen 10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Schémeé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Gen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Schine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Gen 14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Schine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Gen1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</text:p>
          </table:table-cell>
          <table:table-cell table:number-columns-repeated="2"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Gen 14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Sidon_homme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Gen 10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Sinien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Gen 10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</text:p>
          </table:table-cell>
          <table:table-cell table:style-name="Default" office:value-type="string" calcext:value-type="string">
            <text:p>Sitna</text:p>
          </table:table-cell>
          <table:table-cell office:value-type="string" calcext:value-type="string">
            <text:p>Sitna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Gen 2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table:style-name="Default" office:value-type="string" calcext:value-type="string">
            <text:p>Tarsis_homme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Gen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Tarsis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s 48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table:style-name="Default" office:value-type="string" calcext:value-type="string">
            <text:p>Tide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Gen 14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Hiddékel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Dan 10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table:style-name="Default"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table:style-name="Default" office:value-type="string" calcext:value-type="string">
            <text:p>Togarma 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Gen 10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table:style-name="Default"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Gen 10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table:style-name="Default" office:value-type="string" calcext:value-type="string">
            <text:p>Jisc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Gen 2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table:style-name="Default" office:value-type="string" calcext:value-type="string">
            <text:p>Jisca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Gen 1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table:style-name="Default" office:value-type="string" calcext:value-type="string">
            <text:p>Jeth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Gen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Joksc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Gen 2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table:style-name="Default" office:value-type="string" calcext:value-type="string">
            <text:p>Ké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Gen 2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table:style-name="Default" office:value-type="string" calcext:value-type="string">
            <text:p>Kedma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Gen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Ketura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Gen 25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table:style-name="Default" office:value-type="string" calcext:value-type="string">
            <text:p>Letuschim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Letuschim</text:p>
          </table:table-cell>
          <table:table-cell office:value-type="string" calcext:value-type="string">
            <text:p>eee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table:style-name="Default"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table:style-name="Default" office:value-type="string" calcext:value-type="string">
            <text:p>Macpéla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Gen 23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table:style-name="Default"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Gen 2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table:style-name="Default"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Gen 25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table:style-name="Default"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Gen 25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table:style-name="Default" office:value-type="string" calcext:value-type="string">
            <text:p>Milca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Gen 11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table:style-name="Default" office:value-type="string" calcext:value-type="string">
            <text:p>Naphisc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Gen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table:style-name="Default"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Gen <text:s/>25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table:style-name="Default"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Gen 2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</text:p>
          </table:table-cell>
          <table:table-cell table:number-columns-repeated="2"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Gen 37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</table:table-cell>
          <table:table-cell office:value-type="string" calcext:value-type="string">
            <text:p>Téma_homme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Gen 25:15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Schuac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Gen 25:2</text:p>
            <text:p/>
          </table:table-cell>
          <table:table-cell table:number-columns-repeated="58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table:style-name="Default"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Gen 4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Uts_homme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Gen 10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</text:p>
          </table:table-cell>
          <table:table-cell table:number-columns-repeated="2"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Gen 10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table:style-name="Default" office:value-type="string" calcext:value-type="string">
            <text:p>Tseboïm</text:p>
          </table:table-cell>
          <table:table-cell office:value-type="string" calcext:value-type="string">
            <text:p>eef3</text:p>
          </table:table-cell>
          <table:table-cell table:style-name="ce11" office:value-type="string" calcext:value-type="string">
            <text:p>1 Sam 13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table:style-name="Default" office:value-type="string" calcext:value-type="string">
            <text:p>Tsemarien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Gen 10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table:style-name="Default" office:value-type="string" calcext:value-type="string">
            <text:p>Tsilla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Gen 4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table:style-name="Default" office:value-type="string" calcext:value-type="string">
            <text:p>Ts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Gen 13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table:style-name="Default" office:value-type="string" calcext:value-type="string">
            <text:p>Zuzim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Gen 1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table:style-name="Default"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table:style-name="Default" office:value-type="string" calcext:value-type="string">
            <text:p>Lachaí_roí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Gen 1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table:style-name="Default" office:value-type="string" calcext:value-type="string">
            <text:p>Bilha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Gen 29: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table:style-name="Default" office:value-type="string" calcext:value-type="string">
            <text:p>brique</text:p>
          </table:table-cell>
          <table:table-cell office:value-type="string" calcext:value-type="string">
            <text:p>eef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table:style-name="Default"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table:style-name="Default" office:value-type="string" calcext:value-type="string">
            <text:p>Duma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Gen 25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table:style-name="Default"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Gen 25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table:style-name="Default"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Gen 2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table:style-name="Default" office:value-type="string" calcext:value-type="string">
            <text:p>Ts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Gen 3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table:style-name="Default"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Gen 36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table:style-name="Default" office:value-type="string" calcext:value-type="string">
            <text:p>Thimna_femme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Gen 3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Théman_homme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Gen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table:style-name="Default" office:value-type="string" calcext:value-type="string">
            <text:p>Schamma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Gen 3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 table:style-name="Default" office:value-type="string" calcext:value-type="string">
            <text:p>Galaad_région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en 31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table:style-name="Default"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Gen 25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table:style-name="Default"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Gen 37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table:style-name="Default" office:value-type="string" calcext:value-type="string">
            <text:p>Haran_homme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Gen 11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table:style-name="Default"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Gen 11: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table:style-name="Default" office:value-type="string" calcext:value-type="string">
            <text:p>Zilpa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Gen 29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table:style-name="Default" office:value-type="string" calcext:value-type="string">
            <text:p>Tsoc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Gen 23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table:style-name="Default" office:value-type="string" calcext:value-type="string">
            <text:p>Emim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Gen 14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table:style-name="Default" office:value-type="string" calcext:value-type="string">
            <text:p>Abel_Mizraï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Gen 50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table:style-name="Default"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Gen 38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table:style-name="Default" office:value-type="string" calcext:value-type="string">
            <text:p>le_chêne_des_pleurs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Gen 35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table:style-name="Default" office:value-type="string" calcext:value-type="string">
            <text:p>Areé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table:style-name="Default" office:value-type="string" calcext:value-type="string">
            <text:p>As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Gen 41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table:style-name="Default" office:value-type="string" calcext:value-type="string">
            <text:p>Asc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table:style-name="Default" office:value-type="string" calcext:value-type="string">
            <text:p>Ath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Gen 50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Samla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Gen36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table:style-name="Default" office:value-type="string" calcext:value-type="string">
            <text:p>Bé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table:style-name="Default" office:value-type="string" calcext:value-type="string">
            <text:p>Béred_homme 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I Chr 7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table:style-name="Default" office:value-type="string" calcext:value-type="string">
            <text:p>Beria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table:style-name="Default" office:value-type="string" calcext:value-type="string">
            <text:p>Ramsè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Gen 47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table:style-name="Default" office:value-type="string" calcext:value-type="string">
            <text:p>Débora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Gen 35: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table:style-name="Default" office:value-type="string" calcext:value-type="string">
            <text:p>cerf</text:p>
          </table:table-cell>
          <table:table-cell office:value-type="string" calcext:value-type="string">
            <text:p>efb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table:style-name="Default" office:value-type="string" calcext:value-type="string">
            <text:p>Dina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Gen 30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table:style-name="Default"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 table:style-name="Default" office:value-type="string" calcext:value-type="string">
            <text:p>Enaï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Gen 38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table:style-name="Default" office:value-type="string" calcext:value-type="string">
            <text:p>Ephrata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Gen 35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table:style-name="Default"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en 2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table:style-name="Default" office:value-type="string" calcext:value-type="string">
            <text:p>Gal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en 31: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table:style-name="Default" office:value-type="string" calcext:value-type="string">
            <text:p>Gué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table:style-name="Default" office:value-type="string" calcext:value-type="string">
            <text:p>Guersc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n 4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table:style-name="Default" office:value-type="string" calcext:value-type="string">
            <text:p>Gos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en 47: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table:style-name="Default"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Gen 36: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table:style-name="Default"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Num 26: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table:style-name="Default"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Gen 46: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table:style-name="Default" office:value-type="string" calcext:value-type="string">
            <text:p>Hamo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Gen 4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Rèuma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Gen 22: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table:style-name="Default"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table:style-name="Default" office:value-type="string" calcext:value-type="string">
            <text:p>Husc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Gen 4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table:style-name="Default" office:value-type="string" calcext:value-type="string">
            <text:p>Jimna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1 Chr 7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table:style-name="Default" office:value-type="string" calcext:value-type="string">
            <text:p>Jischva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table:style-name="Default" office:value-type="string" calcext:value-type="string">
            <text:p>Jisc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table:style-name="Default" office:value-type="string" calcext:value-type="string">
            <text:p>Jabboq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Gen 3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table:style-name="Default"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en 46: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table:style-name="Default"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Gen 4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</text:p>
          </table:table-cell>
          <table:table-cell table:number-columns-repeated="2"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Exod 6: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</text:p>
          </table:table-cell>
          <table:table-cell table:number-columns-repeated="2"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Gen 2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table:style-name="Default"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Gen 46: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table:style-name="Default"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Gen 3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table:style-name="Default" office:value-type="string" calcext:value-type="string">
            <text:p>Kadmonien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Gen 15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C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Gen 46: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</text:p>
          </table:table-cell>
          <table:table-cell table:number-columns-repeated="2"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Gen 22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</text:p>
          </table:table-cell>
          <table:table-cell table:number-columns-repeated="2"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Gen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table:style-name="Default" office:value-type="string" calcext:value-type="string">
            <text:p>Kénien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Gen 15: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table:style-name="Default" office:value-type="string" calcext:value-type="string">
            <text:p>Ké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Gen 2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table:style-name="Default" office:value-type="string" calcext:value-type="string">
            <text:p>Kirj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Gen 23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table:style-name="Default" office:value-type="string" calcext:value-type="string">
            <text:p>Ke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Gen 4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table:style-name="Default" office:value-type="string" calcext:value-type="string">
            <text:p>Léa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Gen 30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</table:table-cell>
          <table:table-cell table:style-name="Default" office:value-type="string" calcext:value-type="string">
            <text:p>Maaca_homme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1 Chr 11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table:style-name="Default" office:value-type="string" calcext:value-type="string">
            <text:p>Mahanaï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Gen 32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table:style-name="Default"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Gen 4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table:style-name="Default" office:value-type="string" calcext:value-type="string">
            <text:p>Morija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Gen 22: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table:style-name="Default"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Gen 4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table:style-name="Default" office:value-type="string" calcext:value-type="string">
            <text:p>Nil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Exod 7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table:style-name="Default" office:value-type="string" calcext:value-type="string">
            <text:p>Oholibama_femme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Gen 36: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table:style-name="Default"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Gen 46: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table:style-name="Default" office:value-type="string" calcext:value-type="string">
            <text:p>On_ville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Gen 41: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table:style-name="Default" office:value-type="string" calcext:value-type="string">
            <text:p>Pildasc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Gen 22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table:style-name="Default"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Gen 32: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table:style-name="Default" office:value-type="string" calcext:value-type="string">
            <text:p>Aq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Gen 36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table:style-name="Default" office:value-type="string" calcext:value-type="string">
            <text:p>Alva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Gen 36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 office:value-type="string" calcext:value-type="string">
            <text:p>Schimron_homme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Gen 46: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table:style-name="Default" office:value-type="string" calcext:value-type="string">
            <text:p>Alvâ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Gen 3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table:style-name="Default" office:value-type="string" calcext:value-type="string">
            <text:p>Amalech_homme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Gen 36: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table:style-name="Default"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Gen 36: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table:style-name="Default"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Gen 36: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table:style-name="Default" office:value-type="string" calcext:value-type="string">
            <text:p>Botsra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Gen 36: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table:style-name="Default" office:value-type="string" calcext:value-type="string">
            <text:p>Dinhaba_ville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Gen 36: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table:style-name="Default" office:value-type="string" calcext:value-type="string">
            <text:p>Disc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Gen 36: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table:style-name="Default"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Gen 36: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table:style-name="Default" office:value-type="string" calcext:value-type="string">
            <text:p>Mehéthabe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Gen 3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table:style-name="Default"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Gen 36: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table:style-name="Default" office:value-type="string" calcext:value-type="string">
            <text:p>Esc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Gen 36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table:style-name="Default" office:value-type="string" calcext:value-type="string">
            <text:p>Gaeth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en 36: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table:style-name="Default"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Gen 36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table:style-name="Default"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Gen 36: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table:style-name="Default"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Gen 36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table:style-name="Default" office:value-type="string" calcext:value-type="string">
            <text:p>Jae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Gen 36: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</text:p>
          </table:table-cell>
          <table:table-cell table:number-columns-repeated="2"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Gen 36: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table:style-name="Default"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Gen 36: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table:style-name="Default" office:value-type="string" calcext:value-type="string">
            <text:p>Havila_homme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Gen 10: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table:style-name="Default" office:value-type="string" calcext:value-type="string">
            <text:p>Loth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Gen 36: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table:style-name="Default"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Gen 36: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table:style-name="Default" office:value-type="string" calcext:value-type="string">
            <text:p>Masreka_ville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Gen 36: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table:style-name="Default" office:value-type="string" calcext:value-type="string">
            <text:p>Math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Gen 3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table:style-name="Default" office:value-type="string" calcext:value-type="string">
            <text:p>Mé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Gen 36: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</table:table-cell>
          <table:table-cell office:value-type="string" calcext:value-type="string">
            <text:p>Théma_région</text:p>
          </table:table-cell>
          <table:table-cell/>
          <table:table-cell office:value-type="string" calcext:value-type="string">
            <text:p>Isa 21:14</text:p>
          </table:table-cell>
          <table:table-cell table:number-columns-repeated="58"/>
        </table:table-row>
        <table:table-row table:style-name="ro1" table:number-rows-repeated="1046148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E24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SUN7_7_702" svg:font-family="SUN7_7_702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number:text>- </number:text>
    </number:currency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71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0:10:39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21:24:55</meta:creation-date>
    <dc:date>2020-08-14T10:10:54.735000000</dc:date>
    <meta:generator>LibreOffice/6.3.6.2$Windows_X86_64 LibreOffice_project/2196df99b074d8a661f4036fca8fa0cbfa33a497</meta:generator>
    <meta:editing-duration>P14DT21H45M</meta:editing-duration>
    <meta:editing-cycles>626</meta:editing-cycles>
    <meta:document-statistic meta:table-count="1" meta:cell-count="110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